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8.31mm"/>
    </style:style>
    <style:style style:name="co4" style:family="table-column">
      <style:table-column-properties fo:break-before="auto" style:column-width="8.2mm"/>
    </style:style>
    <style:style style:name="co5" style:family="table-column">
      <style:table-column-properties fo:break-before="auto" style:column-width="54.79mm"/>
    </style:style>
    <style:style style:name="co6" style:family="table-column">
      <style:table-column-properties fo:break-before="auto" style:column-width="3.6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7.53mm"/>
    </style:style>
    <style:style style:name="co9" style:family="table-column">
      <style:table-column-properties fo:break-before="auto" style:column-width="79.89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5.22mm"/>
    </style:style>
    <style:style style:name="ro1" style:family="table-row">
      <style:table-row-properties style:row-height="12.29mm" fo:break-before="auto" style:use-optimal-row-height="false"/>
    </style:style>
    <style:style style:name="ro2" style:family="table-row">
      <style:table-row-properties style:row-height="4.2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39mm" fo:break-before="auto" style:use-optimal-row-height="fals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6" style:family="table-cell" style:parent-style-name="Default">
      <style:table-cell-properties fo:background-color="#ccccff"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27" style:family="table-cell" style:parent-style-name="Default" style:data-style-name="N75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mm" style:writing-mode="page"/>
    </style:style>
    <style:style style:name="ce28" style:family="table-cell" style:parent-style-name="Default" style:data-style-name="N7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29" style:family="table-cell" style:parent-style-name="Default" style:data-style-name="N75">
      <style:table-cell-properties style:glyph-orientation-vertical="0" fo:background-color="#ffd3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/>
    </style:style>
    <style:style style:name="ce30" style:family="table-cell" style:parent-style-name="Default" style:data-style-name="N75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31" style:family="table-cell" style:parent-style-name="Default" style:data-style-name="N75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111" style:family="table-cell" style:parent-style-name="Default" style:data-style-name="N75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9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mm"/>
      <style:text-properties fo:color="#000000" style:font-name="Bahnschrift Light Condensed"/>
    </style:style>
    <style:style style:name="ce24" style:family="table-cell" style:parent-style-name="pas_20_livraison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legumes" style:base-cell-address="Sheet1.B2"/>
    </style:style>
    <style:style style:name="ce11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legumes" style:base-cell-address="Sheet1.B2"/>
    </style:style>
    <style:style style:name="ce12" style:family="table-cell" style:parent-style-name="pas_20_livraison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legumes" style:base-cell-address="Sheet1.B2"/>
    </style:style>
    <style:style style:name="ce13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legumes" style:base-cell-address="Sheet1.B2"/>
    </style:style>
    <style:style style:name="ce14" style:family="table-cell" style:parent-style-name="pas_20_livraison">
      <style:table-cell-properties fo:background-color="#cfe7f5"/>
      <style:map style:condition="cell-content-is-between(1,100)" style:apply-style-name="legumes" style:base-cell-address="Sheet1.B2"/>
    </style:style>
    <style:style style:name="ce15" style:family="table-cell" style:parent-style-name="pas_20_livraison">
      <style:table-cell-properties fo:background-color="#666666" style:text-align-source="fix" style:repeat-content="false" fo:border="none" style:vertical-align="middle"/>
      <style:paragraph-properties fo:text-align="center" fo:margin-left="0mm"/>
      <style:map style:condition="cell-content-is-between(1,100)" style:apply-style-name="legumes" style:base-cell-address="Sheet1.B2"/>
    </style:style>
    <style:style style:name="ce16" style:family="table-cell" style:parent-style-name="pas_20_livraison">
      <style:table-cell-properties fo:border-bottom="0.06pt solid #000000" fo:background-color="#66666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cell-content-is-between(1,100)" style:apply-style-name="legumes" style:base-cell-address="Sheet1.B2"/>
    </style:style>
    <style:style style:name="ce50" style:family="table-cell" style:parent-style-name="pas_20_livraison">
      <style:table-cell-properties fo:background-color="#ffffff" style:text-align-source="fix" style:repeat-content="false" fo:border="0.06pt solid #000000"/>
      <style:paragraph-properties fo:text-align="center" fo:margin-left="0mm"/>
      <style:map style:condition="cell-content-is-between(1,100)" style:apply-style-name="legumes" style:base-cell-address="Sheet1.B2"/>
    </style:style>
    <style:style style:name="ce18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legumes" style:base-cell-address="Sheet1.B2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  <style:map style:condition="cell-content-is-between(1,100)" style:apply-style-name="legumes" style:base-cell-address="Sheet1.B2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1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mm"/>
      <style:text-properties style:font-name="Bahnschrift Light Condensed"/>
    </style:style>
    <style:style style:name="ce2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7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7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80" style:family="table-cell" style:parent-style-name="pas_20_livraison">
      <style:table-cell-properties fo:background-color="#cfe7f5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81" style:family="table-cell" style:parent-style-name="pas_20_livraison">
      <style:table-cell-properties fo:background-color="#cfe7f5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43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5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24"/>
      <style:map style:condition="cell-content-is-not-between(1,100)" style:apply-style-name="pas_20_livraison" style:base-cell-address="Sheet1.C124"/>
    </style:style>
    <style:style style:name="ce52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25"/>
      <style:map style:condition="cell-content-is-not-between(1,100)" style:apply-style-name="pas_20_livraison" style:base-cell-address="Sheet1.C125"/>
    </style:style>
    <style:style style:name="ce53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26"/>
      <style:map style:condition="cell-content-is-not-between(1,100)" style:apply-style-name="pas_20_livraison" style:base-cell-address="Sheet1.C126"/>
    </style:style>
    <style:style style:name="ce54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27"/>
      <style:map style:condition="cell-content-is-not-between(1,100)" style:apply-style-name="pas_20_livraison" style:base-cell-address="Sheet1.C127"/>
    </style:style>
    <style:style style:name="ce55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28"/>
      <style:map style:condition="cell-content-is-not-between(1,100)" style:apply-style-name="pas_20_livraison" style:base-cell-address="Sheet1.C128"/>
    </style:style>
    <style:style style:name="ce56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29"/>
      <style:map style:condition="cell-content-is-not-between(1,100)" style:apply-style-name="pas_20_livraison" style:base-cell-address="Sheet1.C129"/>
    </style:style>
    <style:style style:name="ce57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30"/>
      <style:map style:condition="cell-content-is-not-between(1,100)" style:apply-style-name="pas_20_livraison" style:base-cell-address="Sheet1.C130"/>
    </style:style>
    <style:style style:name="ce59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31"/>
      <style:map style:condition="cell-content-is-not-between(1,100)" style:apply-style-name="pas_20_livraison" style:base-cell-address="Sheet1.C131"/>
    </style:style>
    <style:style style:name="ce6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32"/>
      <style:map style:condition="cell-content-is-not-between(1,100)" style:apply-style-name="pas_20_livraison" style:base-cell-address="Sheet1.C132"/>
    </style:style>
    <style:style style:name="ce6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33"/>
      <style:map style:condition="cell-content-is-not-between(1,100)" style:apply-style-name="pas_20_livraison" style:base-cell-address="Sheet1.C133"/>
    </style:style>
    <style:style style:name="ce62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34"/>
      <style:map style:condition="cell-content-is-not-between(1,100)" style:apply-style-name="pas_20_livraison" style:base-cell-address="Sheet1.C134"/>
    </style:style>
    <style:style style:name="ce63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35"/>
      <style:map style:condition="cell-content-is-not-between(1,100)" style:apply-style-name="pas_20_livraison" style:base-cell-address="Sheet1.C135"/>
    </style:style>
    <style:style style:name="ce64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36"/>
      <style:map style:condition="cell-content-is-not-between(1,100)" style:apply-style-name="pas_20_livraison" style:base-cell-address="Sheet1.C136"/>
    </style:style>
    <style:style style:name="ce65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37"/>
      <style:map style:condition="cell-content-is-not-between(1,100)" style:apply-style-name="pas_20_livraison" style:base-cell-address="Sheet1.C137"/>
    </style:style>
    <style:style style:name="ce66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38"/>
      <style:map style:condition="cell-content-is-not-between(1,100)" style:apply-style-name="pas_20_livraison" style:base-cell-address="Sheet1.C138"/>
    </style:style>
    <style:style style:name="ce67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39"/>
      <style:map style:condition="cell-content-is-not-between(1,100)" style:apply-style-name="pas_20_livraison" style:base-cell-address="Sheet1.C139"/>
    </style:style>
    <style:style style:name="ce104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legumes" style:base-cell-address="Sheet1.B2"/>
    </style:style>
    <style:style style:name="ce68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41"/>
      <style:map style:condition="cell-content-is-not-between(1,100)" style:apply-style-name="pas_20_livraison" style:base-cell-address="Sheet1.C141"/>
    </style:style>
    <style:style style:name="ce69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42"/>
      <style:map style:condition="cell-content-is-not-between(1,100)" style:apply-style-name="pas_20_livraison" style:base-cell-address="Sheet1.C142"/>
    </style:style>
    <style:style style:name="ce7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43"/>
      <style:map style:condition="cell-content-is-not-between(1,100)" style:apply-style-name="pas_20_livraison" style:base-cell-address="Sheet1.C143"/>
    </style:style>
    <style:style style:name="ce7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map style:condition="cell-content-is-between(1,100)" style:apply-style-name="pain" style:base-cell-address="Sheet1.C144"/>
      <style:map style:condition="cell-content-is-not-between(1,100)" style:apply-style-name="pas_20_livraison" style:base-cell-address="Sheet1.C144"/>
    </style:style>
    <style:style style:name="ce7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205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223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color="#000000" fo:font-size="7pt" style:font-size-asian="7pt" style:font-size-complex="7pt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1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2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256" style:family="table-cell" style:parent-style-name="oeufs_20_">
      <style:table-cell-properties style:text-align-source="fix" style:repeat-content="false"/>
      <style:paragraph-properties fo:text-align="center" fo:margin-left="0mm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277" style:family="table-cell" style:parent-style-name="oeufs_20_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22" style:family="table-cell" style:parent-style-name="pas_20_livraison">
      <style:table-cell-properties fo:background-color="#cfe7f5" style:text-align-source="fix" style:repeat-content="false"/>
      <style:paragraph-properties fo:text-align="center" fo:margin-left="0mm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23" style:family="table-cell" style:parent-style-name="pas_20_livraison">
      <style:table-cell-properties fo:background-color="#cfe7f5" style:text-align-source="fix" style:repeat-content="false"/>
      <style:paragraph-properties fo:text-align="center" fo:margin-left="0mm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2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2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3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  <style:map style:condition="cell-content-is-between(1,100)" style:apply-style-name="oeufs_20_" style:base-cell-address="Sheet1.D120"/>
      <style:map style:condition="cell-content-is-not-between(1,100)" style:apply-style-name="pas_20_livraison" style:base-cell-address="Sheet1.D120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oeufs_20_" style:base-cell-address="Sheet1.D120"/>
      <style:map style:condition="cell-content-is-not-between(1,100)" style:apply-style-name="pas_20_livraison" style:base-cell-address="Sheet1.D120"/>
    </style:style>
    <style:style style:name="ce13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3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28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2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288" style:family="table-cell" style:parent-style-name="Default">
      <style:table-cell-properties fo:background-color="#996633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poulet" style:base-cell-address="Sheet1.E2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2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poulet" style:base-cell-address="Sheet1.E2"/>
    </style:style>
    <style:style style:name="ce1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1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15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294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2"/>
    </style:style>
    <style:style style:name="ce158" style:family="table-cell" style:parent-style-name="pas_20_livraison">
      <style:table-cell-properties fo:background-color="#cfe7f5"/>
      <style:map style:condition="cell-content-is-between(1,100)" style:apply-style-name="poulet" style:base-cell-address="Sheet1.E2"/>
    </style:style>
    <style:style style:name="ce164" style:family="table-cell" style:parent-style-name="pas_20_livraison">
      <style:table-cell-properties fo:background-color="#cfe7f5"/>
      <style:map style:condition="cell-content-is-between(1,100)" style:apply-style-name="poulet" style:base-cell-address="Sheet1.E2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149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108"/>
    </style:style>
    <style:style style:name="ce150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112"/>
    </style:style>
    <style:style style:name="ce151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116"/>
    </style:style>
    <style:style style:name="ce1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100)" style:apply-style-name="poulet" style:base-cell-address="Sheet1.E2"/>
    </style:style>
    <style:style style:name="ce154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120"/>
    </style:style>
    <style:style style:name="ce155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124"/>
    </style:style>
    <style:style style:name="ce156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128"/>
    </style:style>
    <style:style style:name="ce157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132"/>
    </style:style>
    <style:style style:name="ce30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159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136"/>
    </style:style>
    <style:style style:name="ce160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139"/>
    </style:style>
    <style:style style:name="ce161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144"/>
    </style:style>
    <style:style style:name="ce162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152"/>
    </style:style>
    <style:style style:name="ce163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156"/>
    </style:style>
    <style:style style:name="ce3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poulet" style:base-cell-address="Sheet1.E2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304" style:family="table-cell" style:parent-style-name="Default">
      <style:table-cell-properties fo:background-color="#996633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poulet" style:base-cell-address="Sheet1.F2"/>
    </style:style>
    <style:style style:name="ce2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20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204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308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2"/>
    </style:style>
    <style:style style:name="ce207" style:family="table-cell" style:parent-style-name="pas_20_livraison">
      <style:table-cell-properties fo:background-color="#cfe7f5"/>
      <style:map style:condition="cell-content-is-between(1,100)" style:apply-style-name="poulet" style:base-cell-address="Sheet1.F2"/>
    </style:style>
    <style:style style:name="ce208" style:family="table-cell" style:parent-style-name="pas_20_livraison">
      <style:table-cell-properties fo:background-color="#cfe7f5"/>
      <style:map style:condition="cell-content-is-between(1,100)" style:apply-style-name="poulet" style:base-cell-address="Sheet1.F2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174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106"/>
    </style:style>
    <style:style style:name="ce175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110"/>
    </style:style>
    <style:style style:name="ce176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114"/>
    </style:style>
    <style:style style:name="ce2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2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100)" style:apply-style-name="poulet" style:base-cell-address="Sheet1.F2"/>
    </style:style>
    <style:style style:name="ce179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122"/>
    </style:style>
    <style:style style:name="ce180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126"/>
    </style:style>
    <style:style style:name="ce181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130"/>
    </style:style>
    <style:style style:name="ce32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183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134"/>
    </style:style>
    <style:style style:name="ce184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136"/>
    </style:style>
    <style:style style:name="ce185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138"/>
    </style:style>
    <style:style style:name="ce186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142"/>
    </style:style>
    <style:style style:name="ce187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146"/>
    </style:style>
    <style:style style:name="ce188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154"/>
    </style:style>
    <style:style style:name="ce3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poulet" style:base-cell-address="Sheet1.F2"/>
    </style:style>
    <style:style style:name="ce230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mm"/>
      <style:text-properties style:use-window-font-color="true" style:font-name="Bahnschrift Light Condensed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champignons" style:base-cell-address="Sheet1.G2"/>
    </style:style>
    <style:style style:name="ce2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2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23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3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ampignons" style:base-cell-address="Sheet1.G2"/>
    </style:style>
    <style:style style:name="ce238" style:family="table-cell" style:parent-style-name="pas_20_livraison">
      <style:table-cell-properties fo:background-color="#cfe7f5"/>
      <style:map style:condition="cell-content-is-between(1,100)" style:apply-style-name="champignons" style:base-cell-address="Sheet1.G2"/>
    </style:style>
    <style:style style:name="ce239" style:family="table-cell" style:parent-style-name="pas_20_livraison">
      <style:table-cell-properties fo:background-color="#cfe7f5"/>
      <style:map style:condition="cell-content-is-between(1,100)" style:apply-style-name="champignons" style:base-cell-address="Sheet1.G2"/>
    </style:style>
    <style:style style:name="ce2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ampignons" style:base-cell-address="Sheet1.G2"/>
    </style:style>
    <style:style style:name="ce2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2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100)" style:apply-style-name="champignons" style:base-cell-address="Sheet1.G2"/>
    </style:style>
    <style:style style:name="ce33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3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champignons" style:base-cell-address="Sheet1.G2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H2"/>
    </style:style>
    <style:style style:name="ce1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champignons" style:base-cell-address="Sheet1.H2"/>
    </style:style>
    <style:style style:name="ce25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H2"/>
    </style:style>
    <style:style style:name="ce26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H2"/>
    </style:style>
    <style:style style:name="ce264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H2"/>
    </style:style>
    <style:style style:name="ce265" style:family="table-cell" style:parent-style-name="pas_20_livraison">
      <style:table-cell-properties fo:background-color="#cfe7f5"/>
      <style:map style:condition="cell-content-is-between(1,100)" style:apply-style-name="champignons" style:base-cell-address="Sheet1.H2"/>
    </style:style>
    <style:style style:name="ce266" style:family="table-cell" style:parent-style-name="pas_20_livraison">
      <style:table-cell-properties fo:background-color="#cfe7f5"/>
      <style:map style:condition="cell-content-is-between(1,100)" style:apply-style-name="champignons" style:base-cell-address="Sheet1.H2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H2"/>
    </style:style>
    <style:style style:name="ce2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100)" style:apply-style-name="champignons" style:base-cell-address="Sheet1.H2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100)" style:apply-style-name="champignons" style:base-cell-address="Sheet1.H2"/>
    </style:style>
    <style:style style:name="ce35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H2"/>
    </style:style>
    <style:style style:name="ce3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champignons" style:base-cell-address="Sheet1.H2"/>
    </style:style>
    <style:style style:name="ce272" style:family="table-cell" style:parent-style-name="Default">
      <style:table-cell-properties fo:background-color="#ccccff" style:text-align-source="fix" style:repeat-content="false" fo:wrap-option="wrap" fo:border="0.06pt solid #000000" style:rotation-angle="90" style:vertical-align="middle"/>
      <style:paragraph-properties fo:text-align="center" fo:margin-left="0mm"/>
      <style:text-properties style:font-name="Bahnschrift Light Condensed"/>
    </style:style>
    <style:style style:name="ce3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35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fo:color="#6b2394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3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28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30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30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3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313" style:family="table-cell" style:parent-style-name="pas_20_livraison">
      <style:table-cell-properties fo:background-color="#cfe7f5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314" style:family="table-cell" style:parent-style-name="pas_20_livraison">
      <style:table-cell-properties fo:background-color="#cfe7f5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3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3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36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3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3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J2"/>
    </style:style>
    <style:style style:name="ce3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6b2394"/>
      <style:map style:condition="cell-content-is-between(1,100)" style:apply-style-name="produits_20_laitiers" style:base-cell-address="Sheet1.J2"/>
    </style:style>
    <style:style style:name="ce37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color="#6b2394"/>
      <style:map style:condition="cell-content-is-between(1,100)" style:apply-style-name="produits_20_laitiers" style:base-cell-address="Sheet1.J2"/>
    </style:style>
    <style:style style:name="ce3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produits_20_laitiers" style:base-cell-address="Sheet1.J2"/>
    </style:style>
    <style:style style:name="ce3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J2"/>
    </style:style>
    <style:style style:name="ce3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J2"/>
    </style:style>
    <style:style style:name="ce340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roduits_20_laitiers" style:base-cell-address="Sheet1.J2"/>
    </style:style>
    <style:style style:name="ce342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produits_20_laitiers" style:base-cell-address="Sheet1.J2"/>
    </style:style>
    <style:style style:name="ce3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J2"/>
    </style:style>
    <style:style style:name="ce370" style:family="table-cell" style:parent-style-name="pas_20_livraison">
      <style:table-cell-properties fo:background-color="#cfe7f5"/>
      <style:map style:condition="cell-content-is-between(1,100)" style:apply-style-name="produits_20_laitiers" style:base-cell-address="Sheet1.J2"/>
    </style:style>
    <style:style style:name="ce379" style:family="table-cell" style:parent-style-name="pas_20_livraison">
      <style:table-cell-properties fo:background-color="#cfe7f5"/>
      <style:map style:condition="cell-content-is-between(1,100)" style:apply-style-name="produits_20_laitiers" style:base-cell-address="Sheet1.J2"/>
    </style:style>
    <style:style style:name="ce3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J2"/>
    </style:style>
    <style:style style:name="ce4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J2"/>
    </style:style>
    <style:style style:name="ce4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J2"/>
    </style:style>
    <style:style style:name="ce38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J2"/>
    </style:style>
    <style:style style:name="ce3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produits_20_laitiers" style:base-cell-address="Sheet1.J2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390" style:family="table-cell" style:parent-style-name="pomme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3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46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46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465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3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397" style:family="table-cell" style:parent-style-name="pomme">
      <style:table-cell-properties style:text-align-source="fix" style:repeat-content="false"/>
      <style:paragraph-properties fo:text-align="center" fo:margin-left="0mm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471" style:family="table-cell" style:parent-style-name="pas_20_livraison">
      <style:table-cell-properties fo:background-color="#cfe7f5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475" style:family="table-cell" style:parent-style-name="pas_20_livraison">
      <style:table-cell-properties fo:background-color="#cfe7f5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400" style:family="table-cell" style:parent-style-name="pomme">
      <style:table-cell-properties style:text-align-source="value-type" style:repeat-content="false"/>
      <style:paragraph-properties fo:margin-left="0mm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4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4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4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40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4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48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48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490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4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493" style:family="table-cell" style:parent-style-name="pas_20_livraison">
      <style:table-cell-properties fo:background-color="#cfe7f5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494" style:family="table-cell" style:parent-style-name="pas_20_livraison">
      <style:table-cell-properties fo:background-color="#cfe7f5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4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49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4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42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4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M2"/>
    </style:style>
    <style:style style:name="ce444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M2"/>
    </style:style>
    <style:style style:name="ce4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Kiwis" style:base-cell-address="Sheet1.M2"/>
    </style:style>
    <style:style style:name="ce50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M2"/>
    </style:style>
    <style:style style:name="ce50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M2"/>
    </style:style>
    <style:style style:name="ce505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M2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M2"/>
    </style:style>
    <style:style style:name="ce450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M2"/>
    </style:style>
    <style:style style:name="ce508" style:family="table-cell" style:parent-style-name="pas_20_livraison">
      <style:table-cell-properties fo:background-color="#cfe7f5"/>
      <style:map style:condition="cell-content-is-between(1,100)" style:apply-style-name="Kiwis" style:base-cell-address="Sheet1.M2"/>
    </style:style>
    <style:style style:name="ce509" style:family="table-cell" style:parent-style-name="pas_20_livraison">
      <style:table-cell-properties fo:background-color="#cfe7f5"/>
      <style:map style:condition="cell-content-is-between(1,100)" style:apply-style-name="Kiwis" style:base-cell-address="Sheet1.M2"/>
    </style:style>
    <style:style style:name="ce5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M2"/>
    </style:style>
    <style:style style:name="ce5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ffffff"/>
      <style:map style:condition="cell-content-is-between(1,100)" style:apply-style-name="Kiwis" style:base-cell-address="Sheet1.M2"/>
    </style:style>
    <style:style style:name="ce45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M2"/>
    </style:style>
    <style:style style:name="ce4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/>
      <style:map style:condition="cell-content-is-between(1,100)" style:apply-style-name="Kiwis" style:base-cell-address="Sheet1.M2"/>
    </style:style>
    <style:style style:name="ce2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Millet" style:base-cell-address="Sheet1.N2"/>
    </style:style>
    <style:style style:name="ce45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Millet" style:base-cell-address="Sheet1.N2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Millet" style:base-cell-address="Sheet1.N2"/>
    </style:style>
    <style:style style:name="ce461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Millet" style:base-cell-address="Sheet1.N2"/>
    </style:style>
    <style:style style:name="ce462" style:family="table-cell" style:parent-style-name="pas_20_livraison">
      <style:table-cell-properties fo:background-color="#cfe7f5"/>
      <style:map style:condition="cell-content-is-between(1,100)" style:apply-style-name="Millet" style:base-cell-address="Sheet1.N2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Millet" style:base-cell-address="Sheet1.N2"/>
    </style:style>
    <style:style style:name="ce46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Millet" style:base-cell-address="Sheet1.N2"/>
    </style:style>
    <style:style style:name="ce522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/>
      <style:map style:condition="cell-content-is-between(1,100)" style:apply-style-name="Millet" style:base-cell-address="Sheet1.N2"/>
    </style:style>
    <style:style style:name="ce523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/>
      <style:map style:condition="cell-content-is-between(1,100)" style:apply-style-name="Millet" style:base-cell-address="Sheet1.N2"/>
    </style:style>
    <style:style style:name="ce47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Millet" style:base-cell-address="Sheet1.N2"/>
    </style:style>
    <style:style style:name="ce4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/>
      <style:map style:condition="cell-content-is-between(1,100)" style:apply-style-name="Millet" style:base-cell-address="Sheet1.N2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</style:style>
    <style:style style:name="ce344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/>
    </style:style>
    <style:style style:name="ce345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ffffff"/>
    </style:style>
    <style:style style:name="ce348" style:family="table-cell" style:parent-style-name="pas_20_livraison">
      <style:table-cell-properties fo:background-color="#cfe7f5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3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554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/>
    </style:style>
    <style:style style:name="ce38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ffffff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Fraises" style:base-cell-address="Sheet1.P2"/>
    </style:style>
    <style:style style:name="ce40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Fraises" style:base-cell-address="Sheet1.P2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Fraises" style:base-cell-address="Sheet1.P2"/>
    </style:style>
    <style:style style:name="ce409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Fraises" style:base-cell-address="Sheet1.P2"/>
    </style:style>
    <style:style style:name="ce410" style:family="table-cell" style:parent-style-name="pas_20_livraison">
      <style:table-cell-properties fo:background-color="#cfe7f5"/>
      <style:map style:condition="cell-content-is-between(1,100)" style:apply-style-name="Fraises" style:base-cell-address="Sheet1.P2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Fraises" style:base-cell-address="Sheet1.P2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Fraises" style:base-cell-address="Sheet1.P2"/>
    </style:style>
    <style:style style:name="ce421" style:family="table-cell" style:parent-style-name="fraises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Fraises" style:base-cell-address="Sheet1.P2"/>
    </style:style>
    <style:style style:name="ce564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/>
      <style:map style:condition="cell-content-is-between(1,100)" style:apply-style-name="Fraises" style:base-cell-address="Sheet1.P2"/>
    </style:style>
    <style:style style:name="ce42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Fraises" style:base-cell-address="Sheet1.P2"/>
    </style:style>
    <style:style style:name="ce4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/>
      <style:map style:condition="cell-content-is-between(1,100)" style:apply-style-name="Fraises" style:base-cell-address="Sheet1.P2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4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color="#ffffff"/>
    </style:style>
    <style:style style:name="ce48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41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/>
    </style:style>
    <style:style style:name="ce571" style:family="table-cell" style:parent-style-name="Default" style:data-style-name="N75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ffffff"/>
    </style:style>
    <style:style style:name="ce572" style:family="table-cell" style:parent-style-name="Default">
      <style:table-cell-properties fo:border-bottom="none" fo:border-left="none" fo:border-right="0.06pt solid #000000" fo:border-top="none"/>
    </style:style>
    <style:style style:name="ce483" style:family="table-cell" style:parent-style-name="Default" style:data-style-name="N75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2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</style:style>
    <style:style style:name="ce243" style:family="table-cell" style:parent-style-name="Default">
      <style:table-cell-properties fo:background-color="transparent"/>
    </style:style>
    <style:style style:name="ce524" style:family="table-cell" style:parent-style-name="Default" style:data-style-name="N84">
      <style:table-cell-properties fo:border-bottom="none" fo:background-color="transparent" fo:border-left="0.06pt solid #000000" fo:border-right="0.06pt solid #000000" fo:border-top="0.06pt solid #000000"/>
    </style:style>
    <style:style style:name="ce525" style:family="table-cell" style:parent-style-name="Default" style:data-style-name="N84">
      <style:table-cell-properties fo:border-bottom="none" fo:background-color="#ccccff" fo:border-left="0.06pt solid #000000" fo:border-right="0.06pt solid #000000" fo:border-top="0.06pt solid #000000"/>
    </style:style>
    <style:style style:name="ce526" style:family="table-cell" style:parent-style-name="Default" style:data-style-name="N84">
      <style:table-cell-properties fo:border-bottom="none" fo:background-color="transparent" fo:border-left="0.06pt solid #000000" fo:border-right="0.06pt solid #000000" fo:border-top="0.06pt solid #000000"/>
      <style:text-properties fo:color="#ff0000"/>
    </style:style>
    <style:style style:name="ce527" style:family="table-cell" style:parent-style-name="Default" style:data-style-name="N84">
      <style:table-cell-properties fo:background-color="transparent" fo:border="0.06pt solid #000000"/>
    </style:style>
    <style:style style:name="ce273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528" style:family="table-cell" style:parent-style-name="Default">
      <style:table-cell-properties fo:background-color="#ccccff" fo:border="0.06pt solid #000000"/>
    </style:style>
    <style:style style:name="ce5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530" style:family="table-cell" style:parent-style-name="Default" style:data-style-name="N84"/>
    <style:style style:name="ce53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color="#00ae00"/>
    </style:style>
    <style:style style:name="ce532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mm"/>
      <style:text-properties fo:color="#6b2394"/>
    </style:style>
    <style:style style:name="ce533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color="#ffcc99"/>
    </style:style>
    <style:style style:name="ce53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0000"/>
    </style:style>
    <style:style style:name="ce53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e6ff00"/>
    </style:style>
    <style:style style:name="ce536" style:family="table-cell" style:parent-style-name="Default">
      <style:table-cell-properties fo:background-color="#996633"/>
    </style:style>
    <style:style style:name="ce537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mm"/>
    </style:style>
    <style:style style:name="ce538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mm"/>
      <style:text-properties fo:color="#663300"/>
    </style:style>
    <style:style style:name="ce5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40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mm"/>
      <style:text-properties fo:color="#00ae00"/>
    </style:style>
    <style:style style:name="ce541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mm"/>
      <style:text-properties fo:color="#6b2394"/>
    </style:style>
    <style:style style:name="ce54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5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e6ff00"/>
    </style:style>
    <style:style style:name="ce544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mm"/>
    </style:style>
    <style:style style:name="ce545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mm"/>
      <style:text-properties fo:color="#ffffff"/>
    </style:style>
    <style:style style:name="ce32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</style:style>
  </office:automatic-styles>
  <office:body>
    <office:spreadsheet>
      <table:table table:name="Sheet1" table:style-name="ta1" table:print-ranges="Sheet1.A1:Sheet1.Q161">
        <office:forms form:automatic-focus="false" form:apply-design-mode="false"/>
        <table:table-column table:style-name="co1" table:default-cell-style-name="ce32"/>
        <table:table-column table:style-name="co2" table:default-cell-style-name="ce49"/>
        <table:table-column table:style-name="co2" table:default-cell-style-name="ce32"/>
        <table:table-column table:style-name="co3" table:default-cell-style-name="ce49"/>
        <table:table-column table:style-name="co4" table:number-columns-repeated="4" table:default-cell-style-name="ce32"/>
        <table:table-column table:style-name="co2" table:number-columns-repeated="2" table:default-cell-style-name="ce32"/>
        <table:table-column table:style-name="co2" table:default-cell-style-name="ce211"/>
        <table:table-column table:style-name="co2" table:default-cell-style-name="ce32"/>
        <table:table-column table:style-name="co2" table:number-columns-repeated="4" table:default-cell-style-name="ce234"/>
        <table:table-column table:style-name="co5" table:default-cell-style-name="ce32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000" table:default-cell-style-name="Default"/>
        <table:table-column table:style-name="co11" table:default-cell-style-name="Default"/>
        <table:table-row table:style-name="ro1">
          <table:table-cell table:style-name="ce26" office:value-type="string" calcext:value-type="string">
            <text:p>Dates</text:p>
          </table:table-cell>
          <table:table-cell table:style-name="ce9" office:value-type="string" calcext:value-type="string">
            <text:p>Légumes</text:p>
          </table:table-cell>
          <table:table-cell table:style-name="ce21" office:value-type="string" calcext:value-type="string">
            <text:p>Pains</text:p>
          </table:table-cell>
          <table:table-cell table:style-name="ce9" office:value-type="string" calcext:value-type="string">
            <text:p>Oeufs</text:p>
          </table:table-cell>
          <table:table-cell table:style-name="ce21" office:value-type="string" calcext:value-type="string">
            <text:p>Poulets </text:p>
            <text:p>1/mois</text:p>
          </table:table-cell>
          <table:table-cell table:style-name="ce21" office:value-type="string" calcext:value-type="string">
            <text:p>Poulets</text:p>
            <text:p>2/mois</text:p>
          </table:table-cell>
          <table:table-cell table:style-name="ce230" office:value-type="string" calcext:value-type="string">
            <text:p>Champi</text:p>
            <text:p>2/mois</text:p>
          </table:table-cell>
          <table:table-cell table:style-name="ce230" office:value-type="string" calcext:value-type="string">
            <text:p>Champi </text:p>
            <text:p>1/mois</text:p>
          </table:table-cell>
          <table:table-cell table:style-name="ce272" office:value-type="string" calcext:value-type="string">
            <text:p>Produits</text:p>
            <text:p> Laitiers</text:p>
          </table:table-cell>
          <table:table-cell table:style-name="ce272" office:value-type="string" calcext:value-type="string">
            <text:p>Tomme</text:p>
          </table:table-cell>
          <table:table-cell table:style-name="ce230" office:value-type="string" calcext:value-type="string">
            <text:p>Pommes</text:p>
          </table:table-cell>
          <table:table-cell table:style-name="ce230" office:value-type="string" calcext:value-type="string">
            <text:p>Chèvre</text:p>
          </table:table-cell>
          <table:table-cell table:style-name="ce230" office:value-type="string" calcext:value-type="string">
            <text:p>Kiwis</text:p>
          </table:table-cell>
          <table:table-cell table:style-name="ce230" office:value-type="string" calcext:value-type="string">
            <text:p>Millet</text:p>
          </table:table-cell>
          <table:table-cell table:style-name="ce230" office:value-type="string" calcext:value-type="string">
            <text:p>Pâtes</text:p>
          </table:table-cell>
          <table:table-cell table:style-name="ce230" office:value-type="string" calcext:value-type="string">
            <text:p>Tisanes</text:p>
          </table:table-cell>
          <table:table-cell table:style-name="ce26" office:value-type="string" calcext:value-type="string">
            <text:p>Commentaires</text:p>
          </table:table-cell>
          <table:table-cell table:style-name="ce242"/>
          <table:table-cell table:style-name="ce243" table:number-columns-repeated="4"/>
          <table:table-cell table:style-name="ce242" table:number-columns-repeated="1000"/>
          <table:table-cell/>
        </table:table-row>
        <table:table-row table:style-name="ro2" table:visibility="collapse">
          <table:table-cell table:style-name="ce27" office:value-type="date" office:date-value="2016-10-07" calcext:value-type="date">
            <text:p>7 oct. 2016</text:p>
          </table:table-cell>
          <table:table-cell table:style-name="ce24" table:formula="of:=MIN(#REF!)-1" office:value-type="string" office:string-value="Err :511" calcext:value-type="string">
            <text:p>Err :511</text:p>
          </table:table-cell>
          <table:table-cell table:style-name="ce22" office:value-type="string" calcext:value-type="string">
            <text:p><text:s/></text:p>
          </table:table-cell>
          <table:table-cell table:style-name="ce205" office:value-type="float" office:value="48" calcext:value-type="float">
            <text:p>48</text:p>
          </table:table-cell>
          <table:table-cell table:style-name="ce288" office:value-type="float" office:value="22" calcext:value-type="float">
            <text:p>22</text:p>
          </table:table-cell>
          <table:table-cell table:style-name="ce130"/>
          <table:table-cell table:style-name="ce138"/>
          <table:table-cell table:style-name="ce190"/>
          <table:table-cell table:style-name="ce357"/>
          <table:table-cell table:style-name="ce372"/>
          <table:table-cell table:style-name="ce389"/>
          <table:table-cell table:style-name="ce258" office:value-type="float" office:value="3" calcext:value-type="float">
            <text:p>3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2" table:visibility="collapse">
          <table:table-cell table:style-name="ce27" table:formula="of:=[.A2]+7" office:value-type="date" office:date-value="2016-10-14" calcext:value-type="date">
            <text:p>14 oct. 2016</text:p>
          </table:table-cell>
          <table:table-cell table:style-name="ce24" office:value-type="float" office:value="48" calcext:value-type="float">
            <text:p>48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2:.D$2])-1" office:value-type="float" office:value="47" calcext:value-type="float">
            <text:p>47</text:p>
          </table:table-cell>
          <table:table-cell table:style-name="ce121"/>
          <table:table-cell table:style-name="ce130"/>
          <table:table-cell table:style-name="ce138" office:value-type="float" office:value="11" calcext:value-type="float">
            <text:p>11</text:p>
          </table:table-cell>
          <table:table-cell table:style-name="ce190"/>
          <table:table-cell table:style-name="ce358" office:value-type="float" office:value="1" calcext:value-type="float">
            <text:p>1</text:p>
          </table:table-cell>
          <table:table-cell table:style-name="ce373"/>
          <table:table-cell table:style-name="ce390" office:value-type="float" office:value="5" calcext:value-type="float">
            <text:p>5</text:p>
          </table:table-cell>
          <table:table-cell table:style-name="ce258"/>
          <table:table-cell table:style-name="ce444" office:value-type="float" office:value="4" calcext:value-type="float">
            <text:p>4</text:p>
          </table:table-cell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2" table:visibility="collapse">
          <table:table-cell table:style-name="ce27" table:formula="of:=[.A3]+7" office:value-type="date" office:date-value="2016-10-21" calcext:value-type="date">
            <text:p>21 oct. 2016</text:p>
          </table:table-cell>
          <table:table-cell table:style-name="ce24" table:formula="of:=MIN([.B$3:.B3])-1" office:value-type="float" office:value="47" calcext:value-type="float">
            <text:p>47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3])-1" office:value-type="float" office:value="46" calcext:value-type="float">
            <text:p>46</text:p>
          </table:table-cell>
          <table:table-cell table:style-name="ce288" table:formula="of:=MIN([.E$2:.E3])-1" office:value-type="float" office:value="21" calcext:value-type="float">
            <text:p>21</text:p>
          </table:table-cell>
          <table:table-cell table:style-name="ce304" office:value-type="float" office:value="12" calcext:value-type="float">
            <text:p>12</text:p>
          </table:table-cell>
          <table:table-cell table:style-name="ce138"/>
          <table:table-cell table:style-name="ce190"/>
          <table:table-cell table:style-name="ce357"/>
          <table:table-cell table:style-name="ce372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2" table:visibility="collapse">
          <table:table-cell table:style-name="ce27" table:formula="of:=[.A4]+7" office:value-type="date" office:date-value="2016-10-28" calcext:value-type="date">
            <text:p>28 oct. 2016</text:p>
          </table:table-cell>
          <table:table-cell table:style-name="ce24" table:formula="of:=MIN([.B$3:.B4])-1" office:value-type="float" office:value="46" calcext:value-type="float">
            <text:p>46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4])-1" office:value-type="float" office:value="45" calcext:value-type="float">
            <text:p>45</text:p>
          </table:table-cell>
          <table:table-cell table:style-name="ce121"/>
          <table:table-cell table:style-name="ce130"/>
          <table:table-cell table:style-name="ce138" office:value-type="float" office:value="10" calcext:value-type="float">
            <text:p>10</text:p>
          </table:table-cell>
          <table:table-cell table:style-name="ce190" office:value-type="float" office:value="6" calcext:value-type="float">
            <text:p>6</text:p>
          </table:table-cell>
          <table:table-cell table:style-name="ce358" office:value-type="float" office:value="20" calcext:value-type="float">
            <text:p>20</text:p>
          </table:table-cell>
          <table:table-cell table:style-name="ce373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2" table:visibility="collapse">
          <table:table-cell table:style-name="ce28" table:formula="of:=[.A5]+7" office:value-type="date" office:date-value="2016-11-04" calcext:value-type="date">
            <text:p>4 nov. 2016</text:p>
          </table:table-cell>
          <table:table-cell table:style-name="ce24" table:formula="of:=MIN([.B$3:.B5])-1" office:value-type="float" office:value="45" calcext:value-type="float">
            <text:p>45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5])-1" office:value-type="float" office:value="44" calcext:value-type="float">
            <text:p>44</text:p>
          </table:table-cell>
          <table:table-cell table:style-name="ce288" table:formula="of:=MIN([.E$2:.E5])-1" office:value-type="float" office:value="20" calcext:value-type="float">
            <text:p>20</text:p>
          </table:table-cell>
          <table:table-cell table:style-name="ce130"/>
          <table:table-cell table:style-name="ce138"/>
          <table:table-cell table:style-name="ce190"/>
          <table:table-cell table:style-name="ce357"/>
          <table:table-cell table:style-name="ce372"/>
          <table:table-cell table:style-name="ce389"/>
          <table:table-cell table:style-name="ce258" office:value-type="float" office:value="2" calcext:value-type="float">
            <text:p>2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2" table:visibility="collapse">
          <table:table-cell table:style-name="ce29" table:formula="of:=[.A6]+6" office:value-type="date" office:date-value="2016-11-10" calcext:value-type="date">
            <text:p>10 nov. 2016</text:p>
          </table:table-cell>
          <table:table-cell table:style-name="ce24" table:formula="of:=MIN([.B$3:.B6])-1" office:value-type="float" office:value="44" calcext:value-type="float">
            <text:p>44</text:p>
          </table:table-cell>
          <table:table-cell table:style-name="ce22"/>
          <table:table-cell table:style-name="ce205" table:formula="of:=MIN([.D$2:.D6])-1" office:value-type="float" office:value="43" calcext:value-type="float">
            <text:p>43</text:p>
          </table:table-cell>
          <table:table-cell table:style-name="ce121"/>
          <table:table-cell table:style-name="ce130"/>
          <table:table-cell table:style-name="ce138"/>
          <table:table-cell table:style-name="ce190"/>
          <table:table-cell table:style-name="ce358" office:value-type="float" office:value="19" calcext:value-type="float">
            <text:p>19</text:p>
          </table:table-cell>
          <table:table-cell table:style-name="ce374" office:value-type="float" office:value="10" calcext:value-type="float">
            <text:p>10</text:p>
          </table:table-cell>
          <table:table-cell table:style-name="ce390" office:value-type="float" office:value="4" calcext:value-type="float">
            <text:p>4</text:p>
          </table:table-cell>
          <table:table-cell table:style-name="ce258"/>
          <table:table-cell table:style-name="ce444" office:value-type="float" office:value="3" calcext:value-type="float">
            <text:p>3</text:p>
          </table:table-cell>
          <table:table-cell table:style-name="ce458"/>
          <table:table-cell table:style-name="ce548"/>
          <table:table-cell table:style-name="ce405"/>
          <table:table-cell table:style-name="ce102" office:value-type="string" calcext:value-type="string">
            <text:p>Livraison le jeudi soir</text:p>
          </table:table-cell>
          <table:table-cell table:number-columns-repeated="1006"/>
        </table:table-row>
        <table:table-row table:style-name="ro2" table:visibility="collapse">
          <table:table-cell table:style-name="ce28" table:formula="of:=[.A7]+8" office:value-type="date" office:date-value="2016-11-18" calcext:value-type="date">
            <text:p>18 nov. 2016</text:p>
          </table:table-cell>
          <table:table-cell table:style-name="ce24" table:formula="of:=MIN([.B$3:.B7])-1" office:value-type="float" office:value="43" calcext:value-type="float">
            <text:p>43</text:p>
          </table:table-cell>
          <table:table-cell table:style-name="ce22" office:value-type="string" calcext:value-type="string">
            <text:p><text:s/></text:p>
          </table:table-cell>
          <table:table-cell table:style-name="ce205" office:value-type="float" office:value="42" calcext:value-type="float">
            <text:p>42</text:p>
          </table:table-cell>
          <table:table-cell table:style-name="ce288" table:formula="of:=MIN([.E$2:.E7])-1" office:value-type="float" office:value="19" calcext:value-type="float">
            <text:p>19</text:p>
          </table:table-cell>
          <table:table-cell table:style-name="ce304" table:formula="of:=MIN([.F$4:.F7])-1" office:value-type="float" office:value="11" calcext:value-type="float">
            <text:p>11</text:p>
          </table:table-cell>
          <table:table-cell table:style-name="ce138"/>
          <table:table-cell table:style-name="ce190"/>
          <table:table-cell table:style-name="ce357"/>
          <table:table-cell table:style-name="ce372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8]+7" office:value-type="date" office:date-value="2016-11-25" calcext:value-type="date">
            <text:p>25 nov. 2016</text:p>
          </table:table-cell>
          <table:table-cell table:style-name="ce24" table:formula="of:=MIN([.B$3:.B8])-1" office:value-type="float" office:value="42" calcext:value-type="float">
            <text:p>42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2:.D$8])-1" office:value-type="float" office:value="41" calcext:value-type="float">
            <text:p>41</text:p>
          </table:table-cell>
          <table:table-cell table:style-name="ce121"/>
          <table:table-cell table:style-name="ce130"/>
          <table:table-cell table:style-name="ce138" office:value-type="float" office:value="9" calcext:value-type="float">
            <text:p>9</text:p>
          </table:table-cell>
          <table:table-cell table:style-name="ce190"/>
          <table:table-cell table:style-name="ce358" office:value-type="float" office:value="18" calcext:value-type="float">
            <text:p>18</text:p>
          </table:table-cell>
          <table:table-cell table:style-name="ce373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7" table:formula="of:=[.A9]+7" office:value-type="date" office:date-value="2016-12-02" calcext:value-type="date">
            <text:p>2 déc. 2016</text:p>
          </table:table-cell>
          <table:table-cell table:style-name="ce24" table:formula="of:=MIN([.B$3:.B9])-1" office:value-type="float" office:value="41" calcext:value-type="float">
            <text:p>41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3:.D$8])-1" office:value-type="float" office:value="41" calcext:value-type="float">
            <text:p>41</text:p>
          </table:table-cell>
          <table:table-cell table:style-name="ce288" table:formula="of:=MIN([.E$2:.E9])-1" office:value-type="float" office:value="18" calcext:value-type="float">
            <text:p>18</text:p>
          </table:table-cell>
          <table:table-cell table:style-name="ce130"/>
          <table:table-cell table:style-name="ce139"/>
          <table:table-cell table:style-name="ce191"/>
          <table:table-cell table:style-name="ce359"/>
          <table:table-cell table:style-name="ce375"/>
          <table:table-cell table:style-name="ce391"/>
          <table:table-cell table:style-name="ce259" office:value-type="float" office:value="1" calcext:value-type="float">
            <text:p>1</text:p>
          </table:table-cell>
          <table:table-cell table:style-name="ce445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7" table:formula="of:=[.A10]+7" office:value-type="date" office:date-value="2016-12-09" calcext:value-type="date">
            <text:p>9 déc. 2016</text:p>
          </table:table-cell>
          <table:table-cell table:style-name="ce24" table:formula="of:=MIN([.B$3:.B10])-1" office:value-type="float" office:value="40" calcext:value-type="float">
            <text:p>40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4:.D$8])-1" office:value-type="float" office:value="41" calcext:value-type="float">
            <text:p>41</text:p>
          </table:table-cell>
          <table:table-cell table:style-name="ce290"/>
          <table:table-cell table:style-name="ce130"/>
          <table:table-cell table:style-name="ce139" office:value-type="float" office:value="8" calcext:value-type="float">
            <text:p>8</text:p>
          </table:table-cell>
          <table:table-cell table:style-name="ce191" office:value-type="float" office:value="5" calcext:value-type="float">
            <text:p>5</text:p>
          </table:table-cell>
          <table:table-cell table:style-name="ce358" office:value-type="float" office:value="17" calcext:value-type="float">
            <text:p>17</text:p>
          </table:table-cell>
          <table:table-cell table:style-name="ce374" office:value-type="float" office:value="9" calcext:value-type="float">
            <text:p>9</text:p>
          </table:table-cell>
          <table:table-cell table:style-name="ce390" office:value-type="float" office:value="3" calcext:value-type="float">
            <text:p>3</text:p>
          </table:table-cell>
          <table:table-cell table:style-name="ce259"/>
          <table:table-cell table:style-name="ce444" office:value-type="float" office:value="2" calcext:value-type="float">
            <text:p>2</text:p>
          </table:table-cell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7" table:formula="of:=[.A11]+7" office:value-type="date" office:date-value="2016-12-16" calcext:value-type="date">
            <text:p>16 déc. 2016</text:p>
          </table:table-cell>
          <table:table-cell table:style-name="ce24" table:formula="of:=MIN([.B$3:.B11])-1" office:value-type="float" office:value="39" calcext:value-type="float">
            <text:p>39</text:p>
          </table:table-cell>
          <table:table-cell table:style-name="ce22" office:value-type="string" calcext:value-type="string">
            <text:p><text:s/></text:p>
          </table:table-cell>
          <table:table-cell table:style-name="ce223" office:value-type="string" calcext:value-type="string">
            <text:p>38+37</text:p>
          </table:table-cell>
          <table:table-cell table:style-name="ce288" table:formula="of:=MIN([.E$2:.E11])-1" office:value-type="float" office:value="17" calcext:value-type="float">
            <text:p>17</text:p>
          </table:table-cell>
          <table:table-cell table:style-name="ce304" table:formula="of:=MIN([.F$4:.F11])-1" office:value-type="float" office:value="10" calcext:value-type="float">
            <text:p>10</text:p>
          </table:table-cell>
          <table:table-cell table:style-name="ce139"/>
          <table:table-cell table:style-name="ce191"/>
          <table:table-cell table:style-name="ce359"/>
          <table:table-cell table:style-name="ce375"/>
          <table:table-cell table:style-name="ce391"/>
          <table:table-cell table:style-name="ce259"/>
          <table:table-cell table:style-name="ce445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4" table:visibility="collapse">
          <table:table-cell table:style-name="ce27" table:formula="of:=[.A12]+7" office:value-type="date" office:date-value="2016-12-23" calcext:value-type="date">
            <text:p>23 déc. 2016</text:p>
          </table:table-cell>
          <table:table-cell table:style-name="ce11" office:value-type="string" calcext:value-type="string" table:number-columns-spanned="12" table:number-rows-spanned="2">
            <text:p>pas de distribution</text:p>
          </table:table-cell>
          <table:covered-table-cell table:style-name="ce75"/>
          <table:covered-table-cell table:style-name="ce115"/>
          <table:covered-table-cell table:style-name="ce147"/>
          <table:covered-table-cell table:style-name="ce202"/>
          <table:covered-table-cell table:style-name="ce233"/>
          <table:covered-table-cell table:style-name="ce257"/>
          <table:covered-table-cell table:style-name="ce289"/>
          <table:covered-table-cell table:style-name="ce331"/>
          <table:covered-table-cell table:style-name="ce463"/>
          <table:covered-table-cell table:style-name="ce488"/>
          <table:covered-table-cell table:style-name="ce503"/>
          <table:table-cell table:style-name="ce458"/>
          <table:table-cell table:style-name="ce548"/>
          <table:table-cell table:style-name="ce405"/>
          <table:table-cell table:style-name="ce240" office:value-type="string" calcext:value-type="string" table:number-columns-spanned="1" table:number-rows-spanned="2">
            <text:p>vacances de Noël : pas de salle</text:p>
          </table:table-cell>
          <table:table-cell table:number-columns-repeated="1006"/>
        </table:table-row>
        <table:table-row table:style-name="ro4" table:visibility="collapse">
          <table:table-cell table:style-name="ce27" table:formula="of:=[.A13]+7" office:value-type="date" office:date-value="2016-12-30" calcext:value-type="date">
            <text:p>30 déc. 2016</text:p>
          </table:table-cell>
          <table:covered-table-cell table:style-name="ce12"/>
          <table:covered-table-cell table:style-name="ce76"/>
          <table:covered-table-cell table:style-name="ce116"/>
          <table:covered-table-cell table:style-name="ce148"/>
          <table:covered-table-cell table:style-name="ce203"/>
          <table:covered-table-cell table:style-name="ce235"/>
          <table:covered-table-cell table:style-name="ce263"/>
          <table:covered-table-cell table:style-name="ce301"/>
          <table:covered-table-cell table:style-name="ce332"/>
          <table:covered-table-cell table:style-name="ce464"/>
          <table:covered-table-cell table:style-name="ce489"/>
          <table:covered-table-cell table:style-name="ce504"/>
          <table:table-cell table:style-name="ce458"/>
          <table:table-cell table:style-name="ce548"/>
          <table:table-cell table:style-name="ce405"/>
          <table:covered-table-cell table:style-name="ce481"/>
          <table:table-cell table:number-columns-repeated="1006"/>
        </table:table-row>
        <table:table-row table:style-name="ro3" table:visibility="collapse">
          <table:table-cell table:style-name="ce28" table:formula="of:=[.A14]+7" office:value-type="date" office:date-value="2017-01-06" calcext:value-type="date">
            <text:p>6 janv. 2017</text:p>
          </table:table-cell>
          <table:table-cell table:style-name="ce24" table:formula="of:=MIN([.B$3:.B14])-1" office:value-type="float" office:value="38" calcext:value-type="float">
            <text:p>38</text:p>
          </table:table-cell>
          <table:table-cell table:style-name="ce22" office:value-type="string" calcext:value-type="string">
            <text:p><text:s/></text:p>
          </table:table-cell>
          <table:table-cell table:style-name="ce223" office:value-type="string" calcext:value-type="string">
            <text:p>36+35</text:p>
          </table:table-cell>
          <table:table-cell table:style-name="ce121"/>
          <table:table-cell table:style-name="ce130"/>
          <table:table-cell table:style-name="ce138" office:value-type="float" office:value="7" calcext:value-type="float">
            <text:p>7</text:p>
          </table:table-cell>
          <table:table-cell table:style-name="ce190"/>
          <table:table-cell table:style-name="ce358" office:value-type="float" office:value="16" calcext:value-type="float">
            <text:p>16</text:p>
          </table:table-cell>
          <table:table-cell table:style-name="ce374" office:value-type="float" office:value="8" calcext:value-type="float">
            <text:p>8</text:p>
          </table:table-cell>
          <table:table-cell table:style-name="ce390" office:value-type="float" office:value="2" calcext:value-type="float">
            <text:p>2</text:p>
          </table:table-cell>
          <table:table-cell table:style-name="ce258"/>
          <table:table-cell table:style-name="ce444" office:value-type="float" office:value="1" calcext:value-type="float">
            <text:p>1</text:p>
          </table:table-cell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15]+7" office:value-type="date" office:date-value="2017-01-13" calcext:value-type="date">
            <text:p>13 janv. 2017</text:p>
          </table:table-cell>
          <table:table-cell table:style-name="ce24" table:formula="of:=MIN([.B$3:.B15])-1" office:value-type="float" office:value="37" calcext:value-type="float">
            <text:p>37</text:p>
          </table:table-cell>
          <table:table-cell table:style-name="ce22" office:value-type="string" calcext:value-type="string">
            <text:p><text:s/></text:p>
          </table:table-cell>
          <table:table-cell table:style-name="ce205" office:value-type="float" office:value="34" calcext:value-type="float">
            <text:p>34</text:p>
          </table:table-cell>
          <table:table-cell table:style-name="ce288" table:formula="of:=MIN([.E$2:.E15])-1" office:value-type="float" office:value="16" calcext:value-type="float">
            <text:p>16</text:p>
          </table:table-cell>
          <table:table-cell table:style-name="ce304" table:formula="of:=MIN([.F$2:.F15])-1" office:value-type="float" office:value="9" calcext:value-type="float">
            <text:p>9</text:p>
          </table:table-cell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16]+7" office:value-type="date" office:date-value="2017-01-20" calcext:value-type="date">
            <text:p>20 janv. 2017</text:p>
          </table:table-cell>
          <table:table-cell table:style-name="ce24" table:formula="of:=MIN([.B$3:.B16])-1" office:value-type="float" office:value="36" calcext:value-type="float">
            <text:p>36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16])-1" office:value-type="float" office:value="33" calcext:value-type="float">
            <text:p>33</text:p>
          </table:table-cell>
          <table:table-cell table:style-name="ce121"/>
          <table:table-cell table:style-name="ce130"/>
          <table:table-cell table:style-name="ce138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358" office:value-type="float" office:value="15" calcext:value-type="float">
            <text:p>15</text:p>
          </table:table-cell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17]+7" office:value-type="date" office:date-value="2017-01-27" calcext:value-type="date">
            <text:p>27 janv. 2017</text:p>
          </table:table-cell>
          <table:table-cell table:style-name="ce24" table:formula="of:=MIN([.B$3:.B17])-1" office:value-type="float" office:value="35" calcext:value-type="float">
            <text:p>35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17])-1" office:value-type="float" office:value="32" calcext:value-type="float">
            <text:p>32</text:p>
          </table:table-cell>
          <table:table-cell table:style-name="ce288" table:formula="of:=MIN([.E$2:.E17])-1" office:value-type="float" office:value="15" calcext:value-type="float">
            <text:p>15</text:p>
          </table:table-cell>
          <table:table-cell table:style-name="ce130"/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7" table:formula="of:=[.A18]+7" office:value-type="date" office:date-value="2017-02-03" calcext:value-type="date">
            <text:p>3 févr. 2017</text:p>
          </table:table-cell>
          <table:table-cell table:style-name="ce24" table:formula="of:=MIN([.B$3:.B18])-1" office:value-type="float" office:value="34" calcext:value-type="float">
            <text:p>34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18])-1" office:value-type="float" office:value="31" calcext:value-type="float">
            <text:p>31</text:p>
          </table:table-cell>
          <table:table-cell table:style-name="ce121"/>
          <table:table-cell table:style-name="ce130"/>
          <table:table-cell table:style-name="ce138" office:value-type="float" office:value="5" calcext:value-type="float">
            <text:p>5</text:p>
          </table:table-cell>
          <table:table-cell table:style-name="ce190"/>
          <table:table-cell table:style-name="ce358" office:value-type="float" office:value="14" calcext:value-type="float">
            <text:p>14</text:p>
          </table:table-cell>
          <table:table-cell table:style-name="ce374" office:value-type="float" office:value="7" calcext:value-type="float">
            <text:p>7</text:p>
          </table:table-cell>
          <table:table-cell table:style-name="ce390" office:value-type="float" office:value="1" calcext:value-type="float">
            <text:p>1</text:p>
          </table:table-cell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7" table:formula="of:=[.A19]+7" office:value-type="date" office:date-value="2017-02-10" calcext:value-type="date">
            <text:p>10 févr. 2017</text:p>
          </table:table-cell>
          <table:table-cell table:style-name="ce24" table:formula="of:=MIN([.B$3:.B19])-1" office:value-type="float" office:value="33" calcext:value-type="float">
            <text:p>33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19])-1" office:value-type="float" office:value="30" calcext:value-type="float">
            <text:p>30</text:p>
          </table:table-cell>
          <table:table-cell table:style-name="ce288" table:formula="of:=MIN([.E$2:.E19])-1" office:value-type="float" office:value="14" calcext:value-type="float">
            <text:p>14</text:p>
          </table:table-cell>
          <table:table-cell table:style-name="ce304" table:formula="of:=MIN([.F$2:.F19])-1" office:value-type="float" office:value="8" calcext:value-type="float">
            <text:p>8</text:p>
          </table:table-cell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7" table:formula="of:=[.A20]+7" office:value-type="date" office:date-value="2017-02-17" calcext:value-type="date">
            <text:p>17 févr. 2017</text:p>
          </table:table-cell>
          <table:table-cell table:style-name="ce24" table:formula="of:=MIN([.B$3:.B20])-1" office:value-type="float" office:value="32" calcext:value-type="float">
            <text:p>32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20])-1" office:value-type="float" office:value="29" calcext:value-type="float">
            <text:p>29</text:p>
          </table:table-cell>
          <table:table-cell table:style-name="ce121"/>
          <table:table-cell table:style-name="ce130"/>
          <table:table-cell table:style-name="ce138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358" office:value-type="float" office:value="13" calcext:value-type="float">
            <text:p>13</text:p>
          </table:table-cell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7" table:formula="of:=[.A21]+7" office:value-type="date" office:date-value="2017-02-24" calcext:value-type="date">
            <text:p>24 févr. 2017</text:p>
          </table:table-cell>
          <table:table-cell table:style-name="ce24" table:formula="of:=MIN([.B$3:.B21])-1" office:value-type="float" office:value="31" calcext:value-type="float">
            <text:p>31</text:p>
          </table:table-cell>
          <table:table-cell table:style-name="ce22"/>
          <table:table-cell table:style-name="ce205" table:formula="of:=MIN([.D$2:.D21])-1" office:value-type="float" office:value="28" calcext:value-type="float">
            <text:p>28</text:p>
          </table:table-cell>
          <table:table-cell table:style-name="ce288" table:formula="of:=MIN([.E$2:.E21])-1" office:value-type="float" office:value="13" calcext:value-type="float">
            <text:p>13</text:p>
          </table:table-cell>
          <table:table-cell table:style-name="ce130"/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8" table:formula="of:=[.A22]+7" office:value-type="date" office:date-value="2017-03-03" calcext:value-type="date">
            <text:p>3 mars 2017</text:p>
          </table:table-cell>
          <table:table-cell table:style-name="ce24" table:formula="of:=MIN([.B$3:.B22])-1" office:value-type="float" office:value="30" calcext:value-type="float">
            <text:p>30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22])-1" office:value-type="float" office:value="27" calcext:value-type="float">
            <text:p>27</text:p>
          </table:table-cell>
          <table:table-cell table:style-name="ce121"/>
          <table:table-cell table:style-name="ce130"/>
          <table:table-cell table:style-name="ce138" office:value-type="float" office:value="3" calcext:value-type="float">
            <text:p>3</text:p>
          </table:table-cell>
          <table:table-cell table:style-name="ce190"/>
          <table:table-cell table:style-name="ce358" office:value-type="float" office:value="12" calcext:value-type="float">
            <text:p>12</text:p>
          </table:table-cell>
          <table:table-cell table:style-name="ce374" office:value-type="float" office:value="6" calcext:value-type="float">
            <text:p>6</text:p>
          </table:table-cell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23]+7" office:value-type="date" office:date-value="2017-03-10" calcext:value-type="date">
            <text:p>10 mars 2017</text:p>
          </table:table-cell>
          <table:table-cell table:style-name="ce24" table:formula="of:=MIN([.B$3:.B23])-1" office:value-type="float" office:value="29" calcext:value-type="float">
            <text:p>29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23])-1" office:value-type="float" office:value="26" calcext:value-type="float">
            <text:p>26</text:p>
          </table:table-cell>
          <table:table-cell table:style-name="ce288" table:formula="of:=MIN([.E$2:.E23])-1" office:value-type="float" office:value="12" calcext:value-type="float">
            <text:p>12</text:p>
          </table:table-cell>
          <table:table-cell table:style-name="ce304" table:formula="of:=MIN([.F$2:.F23])-1" office:value-type="float" office:value="7" calcext:value-type="float">
            <text:p>7</text:p>
          </table:table-cell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24]+7" office:value-type="date" office:date-value="2017-03-17" calcext:value-type="date">
            <text:p>17 mars 2017</text:p>
          </table:table-cell>
          <table:table-cell table:style-name="ce24" table:formula="of:=MIN([.B$3:.B24])-1" office:value-type="float" office:value="28" calcext:value-type="float">
            <text:p>28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24])-1" office:value-type="float" office:value="25" calcext:value-type="float">
            <text:p>25</text:p>
          </table:table-cell>
          <table:table-cell table:style-name="ce121"/>
          <table:table-cell table:style-name="ce130"/>
          <table:table-cell table:style-name="ce138" office:value-type="float" office:value="2" calcext:value-type="float">
            <text:p>2</text:p>
          </table:table-cell>
          <table:table-cell table:style-name="ce190" office:value-type="float" office:value="2" calcext:value-type="float">
            <text:p>2</text:p>
          </table:table-cell>
          <table:table-cell table:style-name="ce358" office:value-type="float" office:value="11" calcext:value-type="float">
            <text:p>11</text:p>
          </table:table-cell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25]+7" office:value-type="date" office:date-value="2017-03-24" calcext:value-type="date">
            <text:p>24 mars 2017</text:p>
          </table:table-cell>
          <table:table-cell table:style-name="ce24" table:formula="of:=MIN([.B$3:.B25])-1" office:value-type="float" office:value="27" calcext:value-type="float">
            <text:p>27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25])-1" office:value-type="float" office:value="24" calcext:value-type="float">
            <text:p>24</text:p>
          </table:table-cell>
          <table:table-cell table:style-name="ce288" table:formula="of:=MIN([.E$2:.E25])-1" office:value-type="float" office:value="11" calcext:value-type="float">
            <text:p>11</text:p>
          </table:table-cell>
          <table:table-cell table:style-name="ce130"/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26]+7" office:value-type="date" office:date-value="2017-03-31" calcext:value-type="date">
            <text:p>31 mars 2017</text:p>
          </table:table-cell>
          <table:table-cell table:style-name="ce24" table:formula="of:=MIN([.B$3:.B26])-1" office:value-type="float" office:value="26" calcext:value-type="float">
            <text:p>26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26])-1" office:value-type="float" office:value="23" calcext:value-type="float">
            <text:p>23</text:p>
          </table:table-cell>
          <table:table-cell table:style-name="ce121"/>
          <table:table-cell table:style-name="ce130"/>
          <table:table-cell table:style-name="ce138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style-name="ce358" office:value-type="float" office:value="10" calcext:value-type="float">
            <text:p>10</text:p>
          </table:table-cell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7" table:formula="of:=[.A27]+7" office:value-type="date" office:date-value="2017-04-07" calcext:value-type="date">
            <text:p>7 avr. 2017</text:p>
          </table:table-cell>
          <table:table-cell table:style-name="ce24" table:formula="of:=MIN([.B$3:.B27])-1" office:value-type="float" office:value="25" calcext:value-type="float">
            <text:p>25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27])-1" office:value-type="float" office:value="22" calcext:value-type="float">
            <text:p>22</text:p>
          </table:table-cell>
          <table:table-cell table:style-name="ce288" table:formula="of:=MIN([.E$2:.E27])-1" office:value-type="float" office:value="10" calcext:value-type="float">
            <text:p>10</text:p>
          </table:table-cell>
          <table:table-cell table:style-name="ce304" table:formula="of:=MIN([.F$2:.F27])-1" office:value-type="float" office:value="6" calcext:value-type="float">
            <text:p>6</text:p>
          </table:table-cell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7" table:formula="of:=[.A28]+7" office:value-type="date" office:date-value="2017-04-14" calcext:value-type="date">
            <text:p>14 avr. 2017</text:p>
          </table:table-cell>
          <table:table-cell table:style-name="ce24" table:formula="of:=MIN([.B$3:.B28])-1" office:value-type="float" office:value="24" calcext:value-type="float">
            <text:p>24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28])-1" office:value-type="float" office:value="21" calcext:value-type="float">
            <text:p>21</text:p>
          </table:table-cell>
          <table:table-cell table:style-name="ce121"/>
          <table:table-cell table:style-name="ce130"/>
          <table:table-cell table:style-name="ce138" office:value-type="float" office:value="25" calcext:value-type="float">
            <text:p>25</text:p>
          </table:table-cell>
          <table:table-cell table:style-name="ce190"/>
          <table:table-cell table:style-name="ce358" office:value-type="float" office:value="9" calcext:value-type="float">
            <text:p>9</text:p>
          </table:table-cell>
          <table:table-cell table:style-name="ce374" office:value-type="float" office:value="5" calcext:value-type="float">
            <text:p>5</text:p>
          </table:table-cell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7" table:formula="of:=[.A29]+7" office:value-type="date" office:date-value="2017-04-21" calcext:value-type="date">
            <text:p>21 avr. 2017</text:p>
          </table:table-cell>
          <table:table-cell table:style-name="ce24" table:formula="of:=MIN([.B$3:.B29])-1" office:value-type="float" office:value="23" calcext:value-type="float">
            <text:p>23</text:p>
          </table:table-cell>
          <table:table-cell table:style-name="ce36"/>
          <table:table-cell table:style-name="ce205" table:formula="of:=MIN([.D$2:.D29])-1" office:value-type="float" office:value="20" calcext:value-type="float">
            <text:p>20</text:p>
          </table:table-cell>
          <table:table-cell table:style-name="ce288" table:formula="of:=MIN([.E$2:.E29])-1" office:value-type="float" office:value="9" calcext:value-type="float">
            <text:p>9</text:p>
          </table:table-cell>
          <table:table-cell table:style-name="ce130"/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7" table:formula="of:=[.A30]+7" office:value-type="date" office:date-value="2017-04-28" calcext:value-type="date">
            <text:p>28 avr. 2017</text:p>
          </table:table-cell>
          <table:table-cell table:style-name="ce24" table:formula="of:=MIN([.B$3:.B30])-1" office:value-type="float" office:value="22" calcext:value-type="float">
            <text:p>22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30])-1" office:value-type="float" office:value="19" calcext:value-type="float">
            <text:p>19</text:p>
          </table:table-cell>
          <table:table-cell table:style-name="ce121"/>
          <table:table-cell table:style-name="ce130"/>
          <table:table-cell table:style-name="ce138" table:formula="of:=MIN([.G$29:.G30])-1" office:value-type="float" office:value="24" calcext:value-type="float">
            <text:p>24</text:p>
          </table:table-cell>
          <table:table-cell table:style-name="ce190" office:value-type="float" office:value="12" calcext:value-type="float">
            <text:p>12</text:p>
          </table:table-cell>
          <table:table-cell table:style-name="ce358" office:value-type="float" office:value="8" calcext:value-type="float">
            <text:p>8</text:p>
          </table:table-cell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8" table:formula="of:=[.A31]+7" office:value-type="date" office:date-value="2017-05-05" calcext:value-type="date">
            <text:p>5 mai 2017</text:p>
          </table:table-cell>
          <table:table-cell table:style-name="ce24" table:formula="of:=MIN([.B$3:.B31])-1" office:value-type="float" office:value="21" calcext:value-type="float">
            <text:p>21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31])-1" office:value-type="float" office:value="18" calcext:value-type="float">
            <text:p>18</text:p>
          </table:table-cell>
          <table:table-cell table:style-name="ce288" table:formula="of:=MIN([.E$2:.E31])-1" office:value-type="float" office:value="8" calcext:value-type="float">
            <text:p>8</text:p>
          </table:table-cell>
          <table:table-cell table:style-name="ce304" table:formula="of:=MIN([.F$2:.F31])-1" office:value-type="float" office:value="5" calcext:value-type="float">
            <text:p>5</text:p>
          </table:table-cell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32]+7" office:value-type="date" office:date-value="2017-05-12" calcext:value-type="date">
            <text:p>12 mai 2017</text:p>
          </table:table-cell>
          <table:table-cell table:style-name="ce24" table:formula="of:=MIN([.B$3:.B32])-1" office:value-type="float" office:value="20" calcext:value-type="float">
            <text:p>20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32])-1" office:value-type="float" office:value="17" calcext:value-type="float">
            <text:p>17</text:p>
          </table:table-cell>
          <table:table-cell table:style-name="ce121"/>
          <table:table-cell table:style-name="ce130"/>
          <table:table-cell table:style-name="ce138" table:formula="of:=MIN([.G$29:.G32])-1" office:value-type="float" office:value="23" calcext:value-type="float">
            <text:p>23</text:p>
          </table:table-cell>
          <table:table-cell table:style-name="ce190"/>
          <table:table-cell table:style-name="ce358" office:value-type="float" office:value="7" calcext:value-type="float">
            <text:p>7</text:p>
          </table:table-cell>
          <table:table-cell table:style-name="ce374" office:value-type="float" office:value="4" calcext:value-type="float">
            <text:p>4</text:p>
          </table:table-cell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33]+7" office:value-type="date" office:date-value="2017-05-19" calcext:value-type="date">
            <text:p>19 mai 2017</text:p>
          </table:table-cell>
          <table:table-cell table:style-name="ce24" table:formula="of:=MIN([.B$3:.B33])-1" office:value-type="float" office:value="19" calcext:value-type="float">
            <text:p>19</text:p>
          </table:table-cell>
          <table:table-cell table:style-name="ce22" office:value-type="string" calcext:value-type="string">
            <text:p><text:s/></text:p>
          </table:table-cell>
          <table:table-cell table:style-name="ce223" office:value-type="string" calcext:value-type="string">
            <text:p>16+15</text:p>
          </table:table-cell>
          <table:table-cell table:style-name="ce288" table:formula="of:=MIN([.E$2:.E33])-1" office:value-type="float" office:value="7" calcext:value-type="float">
            <text:p>7</text:p>
          </table:table-cell>
          <table:table-cell table:style-name="ce130"/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34]+7" office:value-type="date" office:date-value="2017-05-26" calcext:value-type="date">
            <text:p>26 mai 2017</text:p>
          </table:table-cell>
          <table:table-cell table:style-name="ce13" office:value-type="string" calcext:value-type="string" table:number-columns-spanned="12" table:number-rows-spanned="1">
            <text:p>pas de distribution</text:p>
          </table:table-cell>
          <table:covered-table-cell table:style-name="ce78"/>
          <table:covered-table-cell table:style-name="ce117"/>
          <table:covered-table-cell table:style-name="ce152"/>
          <table:covered-table-cell table:style-name="ce204"/>
          <table:covered-table-cell table:style-name="ce236"/>
          <table:covered-table-cell table:style-name="ce264"/>
          <table:covered-table-cell table:style-name="ce303"/>
          <table:covered-table-cell table:style-name="ce340"/>
          <table:covered-table-cell table:style-name="ce465"/>
          <table:covered-table-cell table:style-name="ce490"/>
          <table:covered-table-cell table:style-name="ce505"/>
          <table:table-cell table:style-name="ce459"/>
          <table:table-cell table:style-name="ce344"/>
          <table:table-cell table:style-name="ce407"/>
          <table:table-cell table:style-name="ce241" office:value-type="string" calcext:value-type="string">
            <text:p>pont de l'ascension</text:p>
          </table:table-cell>
          <table:table-cell table:number-columns-repeated="1006"/>
        </table:table-row>
        <table:table-row table:style-name="ro3" table:visibility="collapse">
          <table:table-cell table:style-name="ce27" table:formula="of:=[.A35]+7" office:value-type="date" office:date-value="2017-06-02" calcext:value-type="date">
            <text:p>2 juin 2017</text:p>
          </table:table-cell>
          <table:table-cell table:style-name="ce24" table:formula="of:=MIN([.B$3:.B35])-1" office:value-type="float" office:value="18" calcext:value-type="float">
            <text:p>18</text:p>
          </table:table-cell>
          <table:table-cell table:style-name="ce22" office:value-type="string" calcext:value-type="string">
            <text:p><text:s/></text:p>
          </table:table-cell>
          <table:table-cell table:style-name="ce205" office:value-type="float" office:value="14" calcext:value-type="float">
            <text:p>14</text:p>
          </table:table-cell>
          <table:table-cell table:style-name="ce288" table:formula="of:=MIN([.E$2:.E35])-1" office:value-type="float" office:value="6" calcext:value-type="float">
            <text:p>6</text:p>
          </table:table-cell>
          <table:table-cell table:style-name="ce304" table:formula="of:=MIN([.F$2:.F35])-1" office:value-type="float" office:value="4" calcext:value-type="float">
            <text:p>4</text:p>
          </table:table-cell>
          <table:table-cell table:style-name="ce138"/>
          <table:table-cell table:style-name="ce190"/>
          <table:table-cell table:style-name="ce357"/>
          <table:table-cell table:style-name="ce342" table:number-columns-spanned="15" table:number-rows-spanned="1"/>
          <table:covered-table-cell table:style-name="ce466"/>
          <table:covered-table-cell table:style-name="ce491"/>
          <table:covered-table-cell table:style-name="ce506"/>
          <table:covered-table-cell table:style-name="ce517"/>
          <table:covered-table-cell table:style-name="ce548"/>
          <table:covered-table-cell table:style-name="ce558"/>
          <table:covered-table-cell table:style-name="ce31"/>
          <table:covered-table-cell table:number-columns-repeated="7"/>
          <table:table-cell table:number-columns-repeated="999"/>
        </table:table-row>
        <table:table-row table:style-name="ro3" table:visibility="collapse">
          <table:table-cell table:style-name="ce27" table:formula="of:=[.A36]+7" office:value-type="date" office:date-value="2017-06-09" calcext:value-type="date">
            <text:p>9 juin 2017</text:p>
          </table:table-cell>
          <table:table-cell table:style-name="ce24" table:formula="of:=MIN([.B$3:.B36])-1" office:value-type="float" office:value="17" calcext:value-type="float">
            <text:p>17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36])-1" office:value-type="float" office:value="13" calcext:value-type="float">
            <text:p>13</text:p>
          </table:table-cell>
          <table:table-cell table:style-name="ce121"/>
          <table:table-cell table:style-name="ce130"/>
          <table:table-cell table:style-name="ce138" table:formula="of:=MIN([.G$29:.G36])-1" office:value-type="float" office:value="22" calcext:value-type="float">
            <text:p>22</text:p>
          </table:table-cell>
          <table:table-cell table:style-name="ce190" table:formula="of:=MIN([.H$29:.H36])-1" office:value-type="float" office:value="11" calcext:value-type="float">
            <text:p>11</text:p>
          </table:table-cell>
          <table:table-cell table:style-name="ce358" office:value-type="float" office:value="6" calcext:value-type="float">
            <text:p>6</text:p>
          </table:table-cell>
          <table:table-cell table:style-name="ce374" office:value-type="float" office:value="3" calcext:value-type="float">
            <text:p>3</text:p>
          </table:table-cell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7" table:formula="of:=[.A37]+7" office:value-type="date" office:date-value="2017-06-16" calcext:value-type="date">
            <text:p>16 juin 2017</text:p>
          </table:table-cell>
          <table:table-cell table:style-name="ce24" table:formula="of:=MIN([.B$3:.B37])-1" office:value-type="float" office:value="16" calcext:value-type="float">
            <text:p>16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37])-1" office:value-type="float" office:value="12" calcext:value-type="float">
            <text:p>12</text:p>
          </table:table-cell>
          <table:table-cell table:style-name="ce288" table:formula="of:=MIN([.E$2:.E37])-1" office:value-type="float" office:value="5" calcext:value-type="float">
            <text:p>5</text:p>
          </table:table-cell>
          <table:table-cell table:style-name="ce130"/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7" table:formula="of:=[.A38]+7" office:value-type="date" office:date-value="2017-06-23" calcext:value-type="date">
            <text:p>23 juin 2017</text:p>
          </table:table-cell>
          <table:table-cell table:style-name="ce24" table:formula="of:=MIN([.B$3:.B38])-1" office:value-type="float" office:value="15" calcext:value-type="float">
            <text:p>15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38])-1" office:value-type="float" office:value="11" calcext:value-type="float">
            <text:p>11</text:p>
          </table:table-cell>
          <table:table-cell table:style-name="ce121"/>
          <table:table-cell table:style-name="ce130"/>
          <table:table-cell table:style-name="ce138" table:formula="of:=MIN([.G$29:.G38])-1" office:value-type="float" office:value="21" calcext:value-type="float">
            <text:p>21</text:p>
          </table:table-cell>
          <table:table-cell table:style-name="ce190"/>
          <table:table-cell table:style-name="ce358" office:value-type="float" office:value="5" calcext:value-type="float">
            <text:p>5</text:p>
          </table:table-cell>
          <table:table-cell table:style-name="ce375"/>
          <table:table-cell table:style-name="ce389"/>
          <table:table-cell table:style-name="ce258" office:value-type="float" office:value="8" calcext:value-type="float">
            <text:p>8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31" office:value-type="string" calcext:value-type="string">
            <text:p>Nouveau contrat Chevre</text:p>
          </table:table-cell>
          <table:table-cell table:number-columns-repeated="1006"/>
        </table:table-row>
        <table:table-row table:style-name="ro3" table:visibility="collapse">
          <table:table-cell table:style-name="ce27" table:formula="of:=[.A39]+7" office:value-type="date" office:date-value="2017-06-30" calcext:value-type="date">
            <text:p>30 juin 2017</text:p>
          </table:table-cell>
          <table:table-cell table:style-name="ce24" table:formula="of:=MIN([.B$3:.B39])-1" office:value-type="float" office:value="14" calcext:value-type="float">
            <text:p>14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39])-1" office:value-type="float" office:value="10" calcext:value-type="float">
            <text:p>10</text:p>
          </table:table-cell>
          <table:table-cell table:style-name="ce288" table:formula="of:=MIN([.E$2:.E39])-1" office:value-type="float" office:value="4" calcext:value-type="float">
            <text:p>4</text:p>
          </table:table-cell>
          <table:table-cell table:style-name="ce304" table:formula="of:=MIN([.F$2:.F39])-1" office:value-type="float" office:value="3" calcext:value-type="float">
            <text:p>3</text:p>
          </table:table-cell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8" table:formula="of:=[.A40]+7" office:value-type="date" office:date-value="2017-07-07" calcext:value-type="date">
            <text:p>7 juil. 2017</text:p>
          </table:table-cell>
          <table:table-cell table:style-name="ce24" table:formula="of:=MIN([.B$3:.B40])-1" office:value-type="float" office:value="13" calcext:value-type="float">
            <text:p>13</text:p>
          </table:table-cell>
          <table:table-cell table:style-name="ce22" office:value-type="string" calcext:value-type="string">
            <text:p><text:s/></text:p>
          </table:table-cell>
          <table:table-cell table:style-name="ce223" office:value-type="string" calcext:value-type="string">
            <text:p>9+8</text:p>
          </table:table-cell>
          <table:table-cell table:style-name="ce121"/>
          <table:table-cell table:style-name="ce130"/>
          <table:table-cell table:style-name="ce138" table:formula="of:=MIN([.G$29:.G40])-1" office:value-type="float" office:value="20" calcext:value-type="float">
            <text:p>20</text:p>
          </table:table-cell>
          <table:table-cell table:style-name="ce190" table:formula="of:=MIN([.H$29:.H40])-1" office:value-type="float" office:value="10" calcext:value-type="float">
            <text:p>10</text:p>
          </table:table-cell>
          <table:table-cell table:style-name="ce357"/>
          <table:table-cell table:style-name="ce375"/>
          <table:table-cell table:style-name="ce389"/>
          <table:table-cell table:style-name="ce258" office:value-type="float" office:value="7" calcext:value-type="float">
            <text:p>7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41]+7" office:value-type="date" office:date-value="2017-07-14" calcext:value-type="date">
            <text:p>14 juil. 2017</text:p>
          </table:table-cell>
          <table:table-cell table:style-name="ce24" table:formula="of:=MIN([.B$3:.B41])-1" office:value-type="float" office:value="12" calcext:value-type="float">
            <text:p>12</text:p>
          </table:table-cell>
          <table:table-cell table:style-name="ce36"/>
          <table:table-cell table:style-name="ce248"/>
          <table:table-cell table:style-name="ce121"/>
          <table:table-cell table:style-name="ce130"/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42]+7" office:value-type="date" office:date-value="2017-07-21" calcext:value-type="date">
            <text:p>21 juil. 2017</text:p>
          </table:table-cell>
          <table:table-cell table:style-name="ce24" table:formula="of:=MIN([.B$3:.B42])-1" office:value-type="float" office:value="11" calcext:value-type="float">
            <text:p>11</text:p>
          </table:table-cell>
          <table:table-cell table:style-name="ce22" office:value-type="string" calcext:value-type="string">
            <text:p><text:s/></text:p>
          </table:table-cell>
          <table:table-cell table:style-name="ce248"/>
          <table:table-cell table:style-name="ce121"/>
          <table:table-cell table:style-name="ce130"/>
          <table:table-cell table:style-name="ce138" table:formula="of:=MIN([.G$29:.G42])-1" office:value-type="float" office:value="19" calcext:value-type="float">
            <text:p>19</text:p>
          </table:table-cell>
          <table:table-cell table:style-name="ce190"/>
          <table:table-cell table:style-name="ce357"/>
          <table:table-cell table:style-name="ce375"/>
          <table:table-cell table:style-name="ce389"/>
          <table:table-cell table:style-name="ce258" office:value-type="string" calcext:value-type="string">
            <text:p>X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8" table:formula="of:=[.A43]+7" office:value-type="date" office:date-value="2017-07-28" calcext:value-type="date">
            <text:p>28 juil. 2017</text:p>
          </table:table-cell>
          <table:table-cell table:style-name="ce24" table:formula="of:=MIN([.B$3:.B43])-1" office:value-type="float" office:value="10" calcext:value-type="float">
            <text:p>10</text:p>
          </table:table-cell>
          <table:table-cell table:style-name="ce36"/>
          <table:table-cell table:style-name="ce248"/>
          <table:table-cell table:style-name="ce121"/>
          <table:table-cell table:style-name="ce130"/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3" table:visibility="collapse">
          <table:table-cell table:style-name="ce27" table:formula="of:=[.A44]+7" office:value-type="date" office:date-value="2017-08-04" calcext:value-type="date">
            <text:p>4 août 2017</text:p>
          </table:table-cell>
          <table:table-cell table:style-name="ce24" table:formula="of:=MIN([.B$3:.B44])-1" office:value-type="float" office:value="9" calcext:value-type="float">
            <text:p>9</text:p>
          </table:table-cell>
          <table:table-cell table:style-name="ce36"/>
          <table:table-cell table:style-name="ce248"/>
          <table:table-cell table:style-name="ce121"/>
          <table:table-cell table:style-name="ce130"/>
          <table:table-cell table:style-name="ce138" table:formula="of:=MIN([.G$29:.G44])-1" office:value-type="float" office:value="18" calcext:value-type="float">
            <text:p>18</text:p>
          </table:table-cell>
          <table:table-cell table:style-name="ce190" table:formula="of:=MIN([.H$29:.H44])-1" office:value-type="float" office:value="9" calcext:value-type="float">
            <text:p>9</text:p>
          </table:table-cell>
          <table:table-cell table:style-name="ce357"/>
          <table:table-cell table:style-name="ce375"/>
          <table:table-cell table:style-name="ce389"/>
          <table:table-cell table:style-name="ce258" office:value-type="float" office:value="6" calcext:value-type="float">
            <text:p>6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7" table:formula="of:=[.A45]+7" office:value-type="date" office:date-value="2017-08-11" calcext:value-type="date">
            <text:p>11 août 2017</text:p>
          </table:table-cell>
          <table:table-cell table:style-name="ce24" table:formula="of:=MIN([.B$3:.B45])-1" office:value-type="float" office:value="8" calcext:value-type="float">
            <text:p>8</text:p>
          </table:table-cell>
          <table:table-cell table:style-name="ce36"/>
          <table:table-cell table:style-name="ce248"/>
          <table:table-cell table:style-name="ce121"/>
          <table:table-cell table:style-name="ce130"/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7" table:formula="of:=[.A46]+7" office:value-type="date" office:date-value="2017-08-18" calcext:value-type="date">
            <text:p>18 août 2017</text:p>
          </table:table-cell>
          <table:table-cell table:style-name="ce24" table:formula="of:=MIN([.B$3:.B46])-1" office:value-type="float" office:value="7" calcext:value-type="float">
            <text:p>7</text:p>
          </table:table-cell>
          <table:table-cell table:style-name="ce36"/>
          <table:table-cell table:style-name="ce205" office:value-type="float" office:value="7" calcext:value-type="float">
            <text:p>7</text:p>
          </table:table-cell>
          <table:table-cell table:style-name="ce121"/>
          <table:table-cell table:style-name="ce130"/>
          <table:table-cell table:style-name="ce138" table:formula="of:=MIN([.G$29:.G46])-1" office:value-type="float" office:value="17" calcext:value-type="float">
            <text:p>17</text:p>
          </table:table-cell>
          <table:table-cell table:style-name="ce190"/>
          <table:table-cell table:style-name="ce357"/>
          <table:table-cell table:style-name="ce375"/>
          <table:table-cell table:style-name="ce389"/>
          <table:table-cell table:style-name="ce258" office:value-type="float" office:value="5" calcext:value-type="float">
            <text:p>5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3" table:visibility="collapse">
          <table:table-cell table:style-name="ce27" table:formula="of:=[.A47]+7" office:value-type="date" office:date-value="2017-08-25" calcext:value-type="date">
            <text:p>25 août 2017</text:p>
          </table:table-cell>
          <table:table-cell table:style-name="ce24" table:formula="of:=MIN([.B$3:.B47])-1" office:value-type="float" office:value="6" calcext:value-type="float">
            <text:p>6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47])-1" office:value-type="float" office:value="6" calcext:value-type="float">
            <text:p>6</text:p>
          </table:table-cell>
          <table:table-cell table:style-name="ce288" table:formula="of:=MIN([.E$2:.E47])-1" office:value-type="float" office:value="3" calcext:value-type="float">
            <text:p>3</text:p>
          </table:table-cell>
          <table:table-cell table:style-name="ce304" table:formula="of:=MIN([.F$2:.F47])-1" office:value-type="float" office:value="2" calcext:value-type="float">
            <text:p>2</text:p>
          </table:table-cell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28" office:value-type="date" office:date-value="2017-09-01" calcext:value-type="date">
            <text:p>1 sept. 2017</text:p>
          </table:table-cell>
          <table:table-cell table:style-name="ce24" table:formula="of:=MIN([.B$3:.B48])-1" office:value-type="float" office:value="5" calcext:value-type="float">
            <text:p>5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48])-1" office:value-type="float" office:value="5" calcext:value-type="float">
            <text:p>5</text:p>
          </table:table-cell>
          <table:table-cell table:style-name="ce121"/>
          <table:table-cell table:style-name="ce130"/>
          <table:table-cell table:style-name="ce138" table:formula="of:=MIN([.G$29:.G48])-1" office:value-type="float" office:value="16" calcext:value-type="float">
            <text:p>16</text:p>
          </table:table-cell>
          <table:table-cell table:style-name="ce190" table:formula="of:=MIN([.H$29:.H48])-1" office:value-type="float" office:value="8" calcext:value-type="float">
            <text:p>8</text:p>
          </table:table-cell>
          <table:table-cell table:style-name="ce358" office:value-type="float" office:value="4" calcext:value-type="float">
            <text:p>4</text:p>
          </table:table-cell>
          <table:table-cell table:style-name="ce375"/>
          <table:table-cell table:style-name="ce389"/>
          <table:table-cell table:style-name="ce258" office:value-type="float" office:value="4" calcext:value-type="float">
            <text:p>4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49]+7" office:value-type="date" office:date-value="2017-09-08" calcext:value-type="date">
            <text:p>8 sept. 2017</text:p>
          </table:table-cell>
          <table:table-cell table:style-name="ce24" table:formula="of:=MIN([.B$3:.B49])-1" office:value-type="float" office:value="4" calcext:value-type="float">
            <text:p>4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49])-1" office:value-type="float" office:value="4" calcext:value-type="float">
            <text:p>4</text:p>
          </table:table-cell>
          <table:table-cell table:style-name="ce288" table:formula="of:=MIN([.E$2:.E49])-1" office:value-type="float" office:value="2" calcext:value-type="float">
            <text:p>2</text:p>
          </table:table-cell>
          <table:table-cell table:style-name="ce130"/>
          <table:table-cell table:style-name="ce138"/>
          <table:table-cell table:style-name="ce190"/>
          <table:table-cell table:style-name="ce357"/>
          <table:table-cell table:style-name="ce375"/>
          <table:table-cell table:style-name="ce390" office:value-type="float" office:value="7" calcext:value-type="float">
            <text:p>7</text:p>
          </table:table-cell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50]+7" office:value-type="date" office:date-value="2017-09-15" calcext:value-type="date">
            <text:p>15 sept. 2017</text:p>
          </table:table-cell>
          <table:table-cell table:style-name="ce24" table:formula="of:=MIN([.B$3:.B50])-1" office:value-type="float" office:value="3" calcext:value-type="float">
            <text:p>3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50])-1" office:value-type="float" office:value="3" calcext:value-type="float">
            <text:p>3</text:p>
          </table:table-cell>
          <table:table-cell table:style-name="ce121"/>
          <table:table-cell table:style-name="ce130"/>
          <table:table-cell table:style-name="ce138" table:formula="of:=MIN([.G$29:.G50])-1" office:value-type="float" office:value="15" calcext:value-type="float">
            <text:p>15</text:p>
          </table:table-cell>
          <table:table-cell table:style-name="ce190"/>
          <table:table-cell table:style-name="ce358" office:value-type="float" office:value="3" calcext:value-type="float">
            <text:p>3</text:p>
          </table:table-cell>
          <table:table-cell table:style-name="ce374" office:value-type="float" office:value="2" calcext:value-type="float">
            <text:p>2</text:p>
          </table:table-cell>
          <table:table-cell table:style-name="ce389"/>
          <table:table-cell table:style-name="ce258" office:value-type="float" office:value="3" calcext:value-type="float">
            <text:p>3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51]+7" office:value-type="date" office:date-value="2017-09-22" calcext:value-type="date">
            <text:p>22 sept. 2017</text:p>
          </table:table-cell>
          <table:table-cell table:style-name="ce24" table:formula="of:=MIN([.B$3:.B51])-1" office:value-type="float" office:value="2" calcext:value-type="float">
            <text:p>2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51])-1" office:value-type="float" office:value="2" calcext:value-type="float">
            <text:p>2</text:p>
          </table:table-cell>
          <table:table-cell table:style-name="ce288" table:formula="of:=MIN([.E$2:.E51])-1" office:value-type="float" office:value="1" calcext:value-type="float">
            <text:p>1</text:p>
          </table:table-cell>
          <table:table-cell table:style-name="ce304" table:formula="of:=MIN([.F$2:.F51])-1" office:value-type="float" office:value="1" calcext:value-type="float">
            <text:p>1</text:p>
          </table:table-cell>
          <table:table-cell table:style-name="ce138"/>
          <table:table-cell table:style-name="ce190"/>
          <table:table-cell table:style-name="ce357"/>
          <table:table-cell table:style-name="ce375"/>
          <table:table-cell table:style-name="ce389"/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52]+7" office:value-type="date" office:date-value="2017-09-29" calcext:value-type="date">
            <text:p>29 sept. 2017</text:p>
          </table:table-cell>
          <table:table-cell table:style-name="ce24" table:formula="of:=MIN([.B$3:.B52])-1" office:value-type="float" office:value="1" calcext:value-type="float">
            <text:p>1</text:p>
          </table:table-cell>
          <table:table-cell table:style-name="ce22" office:value-type="string" calcext:value-type="string">
            <text:p><text:s/></text:p>
          </table:table-cell>
          <table:table-cell table:style-name="ce205" table:formula="of:=MIN([.D$2:.D52])-1" office:value-type="float" office:value="1" calcext:value-type="float">
            <text:p>1</text:p>
          </table:table-cell>
          <table:table-cell table:style-name="ce121"/>
          <table:table-cell table:style-name="ce130"/>
          <table:table-cell table:style-name="ce138" table:formula="of:=MIN([.G$29:.G52])-1" office:value-type="float" office:value="14" calcext:value-type="float">
            <text:p>14</text:p>
          </table:table-cell>
          <table:table-cell table:style-name="ce190" table:formula="of:=MIN([.H$29:.H52])-1" office:value-type="float" office:value="7" calcext:value-type="float">
            <text:p>7</text:p>
          </table:table-cell>
          <table:table-cell table:style-name="ce358" office:value-type="float" office:value="2" calcext:value-type="float">
            <text:p>2</text:p>
          </table:table-cell>
          <table:table-cell table:style-name="ce375"/>
          <table:table-cell table:style-name="ce389"/>
          <table:table-cell table:style-name="ce258" office:value-type="float" office:value="2" calcext:value-type="float">
            <text:p>2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7" table:formula="of:=[.A53]+7" office:value-type="date" office:date-value="2017-10-06" calcext:value-type="date">
            <text:p>6 oct. 2017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string" calcext:value-type="string">
            <text:p><text:s/></text:p>
          </table:table-cell>
          <table:table-cell table:style-name="ce256" office:value-type="float" office:value="48" calcext:value-type="float">
            <text:p>48</text:p>
          </table:table-cell>
          <table:table-cell table:style-name="ce121"/>
          <table:table-cell table:style-name="ce308" office:value-type="float" office:value="23" calcext:value-type="float">
            <text:p>23</text:p>
          </table:table-cell>
          <table:table-cell table:style-name="ce138"/>
          <table:table-cell table:style-name="ce190"/>
          <table:table-cell table:style-name="ce357"/>
          <table:table-cell table:style-name="ce375"/>
          <table:table-cell table:style-name="ce390" office:value-type="float" office:value="6" calcext:value-type="float">
            <text:p>6</text:p>
          </table:table-cell>
          <table:table-cell table:style-name="ce258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54]+7" office:value-type="date" office:date-value="2017-10-13" calcext:value-type="date">
            <text:p>13 oct. 2017</text:p>
          </table:table-cell>
          <table:table-cell table:style-name="ce24" table:formula="of:=MIN([.B$54:.B54])-1" office:value-type="float" office:value="49" calcext:value-type="float">
            <text:p>49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54])-1" office:value-type="float" office:value="47" calcext:value-type="float">
            <text:p>47</text:p>
          </table:table-cell>
          <table:table-cell table:style-name="ce121"/>
          <table:table-cell table:style-name="ce130"/>
          <table:table-cell table:style-name="ce138" table:formula="of:=MIN([.G$29:.G54])-1" office:value-type="float" office:value="13" calcext:value-type="float">
            <text:p>13</text:p>
          </table:table-cell>
          <table:table-cell table:style-name="ce190"/>
          <table:table-cell table:style-name="ce358" office:value-type="float" office:value="1" calcext:value-type="float">
            <text:p>1</text:p>
          </table:table-cell>
          <table:table-cell table:style-name="ce374" office:value-type="float" office:value="1" calcext:value-type="float">
            <text:p>1</text:p>
          </table:table-cell>
          <table:table-cell table:style-name="ce389"/>
          <table:table-cell table:style-name="ce258" office:value-type="float" office:value="1" calcext:value-type="float">
            <text:p>1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55]+7" office:value-type="date" office:date-value="2017-10-20" calcext:value-type="date">
            <text:p>20 oct. 2017</text:p>
          </table:table-cell>
          <table:table-cell table:style-name="ce24" table:formula="of:=MIN([.B$54:.B55])-1" office:value-type="float" office:value="48" calcext:value-type="float">
            <text:p>48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55])-1" office:value-type="float" office:value="46" calcext:value-type="float">
            <text:p>46</text:p>
          </table:table-cell>
          <table:table-cell table:style-name="ce294" office:value-type="float" office:value="12" calcext:value-type="float">
            <text:p>12</text:p>
          </table:table-cell>
          <table:table-cell table:style-name="ce308" table:formula="of:=MIN([.F$54:.F55])-1" office:value-type="float" office:value="22" calcext:value-type="float">
            <text:p>22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50" office:value-type="float" office:value="4" calcext:value-type="float">
            <text:p>4</text:p>
          </table:table-cell>
          <table:table-cell table:style-name="ce461"/>
          <table:table-cell table:style-name="ce345"/>
          <table:table-cell table:style-name="ce409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56]+7" office:value-type="date" office:date-value="2017-10-27" calcext:value-type="date">
            <text:p>27 oct. 2017</text:p>
          </table:table-cell>
          <table:table-cell table:style-name="ce24" table:formula="of:=MIN([.B$54:.B56])-1" office:value-type="float" office:value="47" calcext:value-type="float">
            <text:p>47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56])-1" office:value-type="float" office:value="45" calcext:value-type="float">
            <text:p>45</text:p>
          </table:table-cell>
          <table:table-cell table:style-name="ce121"/>
          <table:table-cell table:style-name="ce130"/>
          <table:table-cell table:style-name="ce138" table:formula="of:=MIN([.G$29:.G56])-1" office:value-type="float" office:value="12" calcext:value-type="float">
            <text:p>12</text:p>
          </table:table-cell>
          <table:table-cell table:style-name="ce190" table:formula="of:=MIN([.H$29:.H56])-1" office:value-type="float" office:value="6" calcext:value-type="float">
            <text:p>6</text:p>
          </table:table-cell>
          <table:table-cell table:style-name="ce358" office:value-type="float" office:value="20" calcext:value-type="float">
            <text:p>20</text:p>
          </table:table-cell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28" table:formula="of:=[.A57]+7" office:value-type="date" office:date-value="2017-11-03" calcext:value-type="date">
            <text:p>3 nov. 2017</text:p>
          </table:table-cell>
          <table:table-cell table:style-name="ce24" table:formula="of:=MIN([.B$54:.B57])-1" office:value-type="float" office:value="46" calcext:value-type="float">
            <text:p>46</text:p>
          </table:table-cell>
          <table:table-cell table:style-name="ce39"/>
          <table:table-cell table:style-name="ce256" table:formula="of:=MIN([.D$54:.D57])-1" office:value-type="float" office:value="44" calcext:value-type="float">
            <text:p>44</text:p>
          </table:table-cell>
          <table:table-cell table:style-name="ce121"/>
          <table:table-cell table:style-name="ce308" table:formula="of:=MIN([.F$54:.F57])-1" office:value-type="float" office:value="21" calcext:value-type="float">
            <text:p>21</text:p>
          </table:table-cell>
          <table:table-cell table:style-name="ce138"/>
          <table:table-cell table:style-name="ce190"/>
          <table:table-cell table:style-name="ce363"/>
          <table:table-cell table:style-name="ce380"/>
          <table:table-cell table:style-name="ce397" office:value-type="float" office:value="5" calcext:value-type="float">
            <text:p>5</text:p>
          </table:table-cell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58]+7" office:value-type="date" office:date-value="2017-11-10" calcext:value-type="date">
            <text:p>10 nov. 2017</text:p>
          </table:table-cell>
          <table:table-cell table:style-name="ce24" table:formula="of:=MIN([.B$54:.B58])-1" office:value-type="float" office:value="45" calcext:value-type="float">
            <text:p>45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58])-1" office:value-type="float" office:value="43" calcext:value-type="float">
            <text:p>43</text:p>
          </table:table-cell>
          <table:table-cell table:style-name="ce121"/>
          <table:table-cell table:style-name="ce130"/>
          <table:table-cell table:style-name="ce138" table:formula="of:=MIN([.G$29:.G58])-1" office:value-type="float" office:value="11" calcext:value-type="float">
            <text:p>11</text:p>
          </table:table-cell>
          <table:table-cell table:style-name="ce190"/>
          <table:table-cell table:style-name="ce358" table:formula="of:=MIN([.I$57:.I58])-1" office:value-type="float" office:value="19" calcext:value-type="float">
            <text:p>19</text:p>
          </table:table-cell>
          <table:table-cell table:style-name="ce374" office:value-type="float" office:value="10" calcext:value-type="float">
            <text:p>10</text:p>
          </table:table-cell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59]+7" office:value-type="date" office:date-value="2017-11-17" calcext:value-type="date">
            <text:p>17 nov. 2017</text:p>
          </table:table-cell>
          <table:table-cell table:style-name="ce24" table:formula="of:=MIN([.B$54:.B59])-1" office:value-type="float" office:value="44" calcext:value-type="float">
            <text:p>44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59])-1" office:value-type="float" office:value="42" calcext:value-type="float">
            <text:p>42</text:p>
          </table:table-cell>
          <table:table-cell table:style-name="ce294" table:formula="of:=MIN([.E$54:.E59])-1" office:value-type="float" office:value="11" calcext:value-type="float">
            <text:p>11</text:p>
          </table:table-cell>
          <table:table-cell table:style-name="ce308" table:formula="of:=MIN([.F$54:.F59])-1" office:value-type="float" office:value="20" calcext:value-type="float">
            <text:p>20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50" table:formula="of:=MIN([.M$56:.M59])-1" office:value-type="float" office:value="3" calcext:value-type="float">
            <text:p>3</text:p>
          </table:table-cell>
          <table:table-cell table:style-name="ce461"/>
          <table:table-cell table:style-name="ce345"/>
          <table:table-cell table:style-name="ce409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60]+7" office:value-type="date" office:date-value="2017-11-24" calcext:value-type="date">
            <text:p>24 nov. 2017</text:p>
          </table:table-cell>
          <table:table-cell table:style-name="ce24" table:formula="of:=MIN([.B$54:.B60])-1" office:value-type="float" office:value="43" calcext:value-type="float">
            <text:p>43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60])-1" office:value-type="float" office:value="41" calcext:value-type="float">
            <text:p>41</text:p>
          </table:table-cell>
          <table:table-cell table:style-name="ce121"/>
          <table:table-cell table:style-name="ce130"/>
          <table:table-cell table:style-name="ce138" table:formula="of:=MIN([.G$29:.G60])-1" office:value-type="float" office:value="10" calcext:value-type="float">
            <text:p>10</text:p>
          </table:table-cell>
          <table:table-cell table:style-name="ce190" table:formula="of:=MIN([.H$29:.H60])-1" office:value-type="float" office:value="5" calcext:value-type="float">
            <text:p>5</text:p>
          </table:table-cell>
          <table:table-cell table:style-name="ce358" table:formula="of:=MIN([.I$57:.I60])-1" office:value-type="float" office:value="18" calcext:value-type="float">
            <text:p>18</text:p>
          </table:table-cell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7" table:formula="of:=[.A61]+7" office:value-type="date" office:date-value="2017-12-01" calcext:value-type="date">
            <text:p>1 déc. 2017</text:p>
          </table:table-cell>
          <table:table-cell table:style-name="ce24" table:formula="of:=MIN([.B$54:.B61])-1" office:value-type="float" office:value="42" calcext:value-type="float">
            <text:p>42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61])-1" office:value-type="float" office:value="40" calcext:value-type="float">
            <text:p>40</text:p>
          </table:table-cell>
          <table:table-cell table:style-name="ce121"/>
          <table:table-cell table:style-name="ce308" table:formula="of:=MIN([.F$54:.F61])-1" office:value-type="float" office:value="19" calcext:value-type="float">
            <text:p>19</text:p>
          </table:table-cell>
          <table:table-cell table:style-name="ce138"/>
          <table:table-cell table:style-name="ce190"/>
          <table:table-cell table:style-name="ce363"/>
          <table:table-cell table:style-name="ce380"/>
          <table:table-cell table:style-name="ce397" office:value-type="float" office:value="4" calcext:value-type="float">
            <text:p>4</text:p>
          </table:table-cell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62]+7" office:value-type="date" office:date-value="2017-12-08" calcext:value-type="date">
            <text:p>8 déc. 2017</text:p>
          </table:table-cell>
          <table:table-cell table:style-name="ce24" table:formula="of:=MIN([.B$54:.B62])-1" office:value-type="float" office:value="41" calcext:value-type="float">
            <text:p>41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62])-1" office:value-type="float" office:value="39" calcext:value-type="float">
            <text:p>39</text:p>
          </table:table-cell>
          <table:table-cell table:style-name="ce121"/>
          <table:table-cell table:style-name="ce130"/>
          <table:table-cell table:style-name="ce138" table:formula="of:=MIN([.G$29:.G62])-1" office:value-type="float" office:value="9" calcext:value-type="float">
            <text:p>9</text:p>
          </table:table-cell>
          <table:table-cell table:style-name="ce190"/>
          <table:table-cell table:style-name="ce358" table:formula="of:=MIN([.I$57:.I62])-1" office:value-type="float" office:value="17" calcext:value-type="float">
            <text:p>17</text:p>
          </table:table-cell>
          <table:table-cell table:style-name="ce374" table:formula="of:=MIN([.J$57:.J62])-1" office:value-type="float" office:value="9" calcext:value-type="float">
            <text:p>9</text:p>
          </table:table-cell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63]+7" office:value-type="date" office:date-value="2017-12-15" calcext:value-type="date">
            <text:p>15 déc. 2017</text:p>
          </table:table-cell>
          <table:table-cell table:style-name="ce24" table:formula="of:=MIN([.B$54:.B63])-1" office:value-type="float" office:value="40" calcext:value-type="float">
            <text:p>40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63])-1" office:value-type="float" office:value="38" calcext:value-type="float">
            <text:p>38</text:p>
          </table:table-cell>
          <table:table-cell table:style-name="ce294" table:formula="of:=MIN([.E$54:.E63])-1" office:value-type="float" office:value="10" calcext:value-type="float">
            <text:p>10</text:p>
          </table:table-cell>
          <table:table-cell table:style-name="ce308" table:formula="of:=MIN([.F$54:.F63])-1" office:value-type="float" office:value="18" calcext:value-type="float">
            <text:p>18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50" table:formula="of:=MIN([.M$56:.M63])-1" office:value-type="float" office:value="2" calcext:value-type="float">
            <text:p>2</text:p>
          </table:table-cell>
          <table:table-cell table:style-name="ce461"/>
          <table:table-cell table:style-name="ce345"/>
          <table:table-cell table:style-name="ce409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64]+7" office:value-type="date" office:date-value="2017-12-22" calcext:value-type="date">
            <text:p>22 déc. 2017</text:p>
          </table:table-cell>
          <table:table-cell table:style-name="ce24" table:formula="of:=MIN([.B$54:.B64])-1" office:value-type="float" office:value="39" calcext:value-type="float">
            <text:p>39</text:p>
          </table:table-cell>
          <table:table-cell table:style-name="ce22" office:value-type="string" calcext:value-type="string">
            <text:p><text:s/></text:p>
          </table:table-cell>
          <table:table-cell table:style-name="ce277" office:value-type="string" calcext:value-type="string">
            <text:p>37+36</text:p>
          </table:table-cell>
          <table:table-cell table:style-name="ce121"/>
          <table:table-cell table:style-name="ce130"/>
          <table:table-cell table:style-name="ce138" table:formula="of:=MIN([.G$29:.G64])-1" office:value-type="float" office:value="8" calcext:value-type="float">
            <text:p>8</text:p>
          </table:table-cell>
          <table:table-cell table:style-name="ce190" table:formula="of:=MIN([.H$29:.H64])-1" office:value-type="float" office:value="4" calcext:value-type="float">
            <text:p>4</text:p>
          </table:table-cell>
          <table:table-cell table:style-name="ce358" table:formula="of:=MIN([.I$57:.I64])-1" office:value-type="float" office:value="16" calcext:value-type="float">
            <text:p>16</text:p>
          </table:table-cell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65]+7" office:value-type="date" office:date-value="2017-12-29" calcext:value-type="date">
            <text:p>29 déc. 2017</text:p>
          </table:table-cell>
          <table:table-cell table:style-name="ce11" office:value-type="string" calcext:value-type="string" table:number-columns-spanned="12" table:number-rows-spanned="2">
            <text:p>pas de distribution sauf </text:p>
            <text:p>7ème livraison de champignon en quinzaine (par erreur)</text:p>
          </table:table-cell>
          <table:covered-table-cell table:style-name="ce80"/>
          <table:covered-table-cell table:style-name="ce122"/>
          <table:covered-table-cell table:style-name="ce158"/>
          <table:covered-table-cell table:style-name="ce207"/>
          <table:covered-table-cell table:style-name="ce238"/>
          <table:covered-table-cell table:style-name="ce265"/>
          <table:covered-table-cell table:style-name="ce313"/>
          <table:covered-table-cell table:style-name="ce370"/>
          <table:covered-table-cell table:style-name="ce471"/>
          <table:covered-table-cell table:style-name="ce493"/>
          <table:covered-table-cell table:style-name="ce508"/>
          <table:table-cell table:style-name="ce462"/>
          <table:table-cell table:style-name="ce348"/>
          <table:table-cell table:style-name="ce410"/>
          <table:table-cell table:style-name="ce240" office:value-type="string" calcext:value-type="string" table:number-columns-spanned="1" table:number-rows-spanned="2">
            <text:p>salle et parking indisponible</text:p>
          </table:table-cell>
          <table:table-cell table:number-columns-repeated="1006"/>
        </table:table-row>
        <table:table-row table:style-name="ro5" table:visibility="collapse">
          <table:table-cell table:style-name="ce28" table:formula="of:=[.A66]+7" office:value-type="date" office:date-value="2018-01-05" calcext:value-type="date">
            <text:p>5 janv. 2018</text:p>
          </table:table-cell>
          <table:covered-table-cell table:style-name="ce14"/>
          <table:covered-table-cell table:style-name="ce81"/>
          <table:covered-table-cell table:style-name="ce123"/>
          <table:covered-table-cell table:style-name="ce164"/>
          <table:covered-table-cell table:style-name="ce208"/>
          <table:covered-table-cell table:style-name="ce239"/>
          <table:covered-table-cell table:style-name="ce266"/>
          <table:covered-table-cell table:style-name="ce314"/>
          <table:covered-table-cell table:style-name="ce379"/>
          <table:covered-table-cell table:style-name="ce475"/>
          <table:covered-table-cell table:style-name="ce494"/>
          <table:covered-table-cell table:style-name="ce509"/>
          <table:table-cell table:style-name="ce462"/>
          <table:table-cell table:style-name="ce348"/>
          <table:table-cell table:style-name="ce410"/>
          <table:covered-table-cell table:style-name="ce31" office:value-type="string" calcext:value-type="string">
            <text:p>salle fermé</text:p>
          </table:covered-table-cell>
          <table:table-cell table:number-columns-repeated="1006"/>
        </table:table-row>
        <table:table-row table:style-name="ro5" table:visibility="collapse">
          <table:table-cell table:style-name="ce28" table:formula="of:=[.A67]+7" office:value-type="date" office:date-value="2018-01-12" calcext:value-type="date">
            <text:p>12 janv. 2018</text:p>
          </table:table-cell>
          <table:table-cell table:style-name="ce24" table:formula="of:=MIN([.B$54:.B67])-1" office:value-type="float" office:value="38" calcext:value-type="float">
            <text:p>38</text:p>
          </table:table-cell>
          <table:table-cell table:style-name="ce22" office:value-type="string" calcext:value-type="string">
            <text:p><text:s/></text:p>
          </table:table-cell>
          <table:table-cell table:style-name="ce277" office:value-type="string" calcext:value-type="string">
            <text:p>35 +34</text:p>
          </table:table-cell>
          <table:table-cell table:style-name="ce294" table:formula="of:=MIN([.E$54:.E67])-1" office:value-type="float" office:value="9" calcext:value-type="float">
            <text:p>9</text:p>
          </table:table-cell>
          <table:table-cell table:style-name="ce308" table:formula="of:=MIN([.F$54:.F67])-1" office:value-type="float" office:value="17" calcext:value-type="float">
            <text:p>17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50" table:formula="of:=MIN([.M$56:.M67])-1" office:value-type="float" office:value="1" calcext:value-type="float">
            <text:p>1</text:p>
          </table:table-cell>
          <table:table-cell table:style-name="ce461"/>
          <table:table-cell table:style-name="ce345"/>
          <table:table-cell table:style-name="ce409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68]+7" office:value-type="date" office:date-value="2018-01-19" calcext:value-type="date">
            <text:p>19 janv. 2018</text:p>
          </table:table-cell>
          <table:table-cell table:style-name="ce24" table:formula="of:=MIN([.B$54:.B68])-1" office:value-type="float" office:value="37" calcext:value-type="float">
            <text:p>37</text:p>
          </table:table-cell>
          <table:table-cell table:style-name="ce22" office:value-type="string" calcext:value-type="string">
            <text:p><text:s/></text:p>
          </table:table-cell>
          <table:table-cell table:style-name="ce256" office:value-type="float" office:value="33" calcext:value-type="float">
            <text:p>33</text:p>
          </table:table-cell>
          <table:table-cell table:style-name="ce121"/>
          <table:table-cell table:style-name="ce130"/>
          <table:table-cell table:style-name="ce138" office:value-type="float" office:value="6" calcext:value-type="float">
            <text:p>6</text:p>
          </table:table-cell>
          <table:table-cell table:style-name="ce190"/>
          <table:table-cell table:style-name="ce358" table:formula="of:=MIN([.I$57:.I68])-1" office:value-type="float" office:value="15" calcext:value-type="float">
            <text:p>15</text:p>
          </table:table-cell>
          <table:table-cell table:style-name="ce374" table:formula="of:=MIN([.J$57:.J68])-1" office:value-type="float" office:value="8" calcext:value-type="float">
            <text:p>8</text:p>
          </table:table-cell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69]+7" office:value-type="date" office:date-value="2018-01-26" calcext:value-type="date">
            <text:p>26 janv. 2018</text:p>
          </table:table-cell>
          <table:table-cell table:style-name="ce24" table:formula="of:=MIN([.B$54:.B69])-1" office:value-type="float" office:value="36" calcext:value-type="float">
            <text:p>36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69])-1" office:value-type="float" office:value="32" calcext:value-type="float">
            <text:p>32</text:p>
          </table:table-cell>
          <table:table-cell table:style-name="ce121"/>
          <table:table-cell table:style-name="ce308" table:formula="of:=MIN([.F$54:.F69])-1" office:value-type="float" office:value="16" calcext:value-type="float">
            <text:p>16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7" office:value-type="float" office:value="2" calcext:value-type="float">
            <text:p>2</text:p>
          </table:table-cell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30" table:formula="of:=[.A70]+7" office:value-type="date" office:date-value="2018-02-02" calcext:value-type="date">
            <text:p>2 févr. 2018</text:p>
          </table:table-cell>
          <table:table-cell table:style-name="ce24" table:formula="of:=MIN([.B$54:.B70])-1" office:value-type="float" office:value="35" calcext:value-type="float">
            <text:p>35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70])-1" office:value-type="float" office:value="31" calcext:value-type="float">
            <text:p>31</text:p>
          </table:table-cell>
          <table:table-cell table:style-name="ce121"/>
          <table:table-cell table:style-name="ce130"/>
          <table:table-cell table:style-name="ce138" table:formula="of:=MIN([.G$29:.G70])-1" office:value-type="float" office:value="5" calcext:value-type="float">
            <text:p>5</text:p>
          </table:table-cell>
          <table:table-cell table:style-name="ce190" table:formula="of:=MIN([.H$29:.H70])-1" office:value-type="float" office:value="3" calcext:value-type="float">
            <text:p>3</text:p>
          </table:table-cell>
          <table:table-cell table:style-name="ce358" table:formula="of:=MIN([.I$57:.I70])-1" office:value-type="float" office:value="14" calcext:value-type="float">
            <text:p>14</text:p>
          </table:table-cell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0" table:formula="of:=[.A71]+7" office:value-type="date" office:date-value="2018-02-09" calcext:value-type="date">
            <text:p>9 févr. 2018</text:p>
          </table:table-cell>
          <table:table-cell table:style-name="ce24" table:formula="of:=MIN([.B$54:.B71])-1" office:value-type="float" office:value="34" calcext:value-type="float">
            <text:p>34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71])-1" office:value-type="float" office:value="30" calcext:value-type="float">
            <text:p>30</text:p>
          </table:table-cell>
          <table:table-cell table:style-name="ce294" table:formula="of:=MIN([.E$54:.E71])-1" office:value-type="float" office:value="8" calcext:value-type="float">
            <text:p>8</text:p>
          </table:table-cell>
          <table:table-cell table:style-name="ce308" table:formula="of:=MIN([.F$54:.F71])-1" office:value-type="float" office:value="15" calcext:value-type="float">
            <text:p>15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0" table:formula="of:=[.A72]+7" office:value-type="date" office:date-value="2018-02-16" calcext:value-type="date">
            <text:p>16 févr. 2018</text:p>
          </table:table-cell>
          <table:table-cell table:style-name="ce24" table:formula="of:=MIN([.B$54:.B72])-1" office:value-type="float" office:value="33" calcext:value-type="float">
            <text:p>33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72])-1" office:value-type="float" office:value="29" calcext:value-type="float">
            <text:p>29</text:p>
          </table:table-cell>
          <table:table-cell table:style-name="ce121"/>
          <table:table-cell table:style-name="ce130"/>
          <table:table-cell table:style-name="ce138" table:formula="of:=MIN([.G$29:.G72])-1" office:value-type="float" office:value="4" calcext:value-type="float">
            <text:p>4</text:p>
          </table:table-cell>
          <table:table-cell table:style-name="ce190"/>
          <table:table-cell table:style-name="ce358" table:formula="of:=MIN([.I$57:.I72])-1" office:value-type="float" office:value="13" calcext:value-type="float">
            <text:p>13</text:p>
          </table:table-cell>
          <table:table-cell table:style-name="ce374" table:formula="of:=MIN([.J$57:.J72])-1" office:value-type="float" office:value="7" calcext:value-type="float">
            <text:p>7</text:p>
          </table:table-cell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0" table:formula="of:=[.A73]+7" office:value-type="date" office:date-value="2018-02-23" calcext:value-type="date">
            <text:p>23 févr. 2018</text:p>
          </table:table-cell>
          <table:table-cell table:style-name="ce24" table:formula="of:=MIN([.B$54:.B73])-1" office:value-type="float" office:value="32" calcext:value-type="float">
            <text:p>32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73])-1" office:value-type="float" office:value="28" calcext:value-type="float">
            <text:p>28</text:p>
          </table:table-cell>
          <table:table-cell table:style-name="ce121"/>
          <table:table-cell table:style-name="ce308" table:formula="of:=MIN([.F$54:.F73])-1" office:value-type="float" office:value="14" calcext:value-type="float">
            <text:p>14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400" office:value-type="float" office:value="1" calcext:value-type="float">
            <text:p>1</text:p>
          </table:table-cell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28" table:formula="of:=[.A74]+7" office:value-type="date" office:date-value="2018-03-02" calcext:value-type="date">
            <text:p>2 mars 2018</text:p>
          </table:table-cell>
          <table:table-cell table:style-name="ce24" table:formula="of:=MIN([.B$54:.B74])-1" office:value-type="float" office:value="31" calcext:value-type="float">
            <text:p>31</text:p>
          </table:table-cell>
          <table:table-cell table:style-name="ce36"/>
          <table:table-cell table:style-name="ce256" table:formula="of:=MIN([.D$54:.D74])-1" office:value-type="float" office:value="27" calcext:value-type="float">
            <text:p>27</text:p>
          </table:table-cell>
          <table:table-cell table:style-name="ce121"/>
          <table:table-cell table:style-name="ce130"/>
          <table:table-cell table:style-name="ce138" table:formula="of:=MIN([.G$29:.G74])-1" office:value-type="float" office:value="3" calcext:value-type="float">
            <text:p>3</text:p>
          </table:table-cell>
          <table:table-cell table:style-name="ce190" table:formula="of:=MIN([.H$29:.H74])-1" office:value-type="float" office:value="2" calcext:value-type="float">
            <text:p>2</text:p>
          </table:table-cell>
          <table:table-cell table:style-name="ce358" table:formula="of:=MIN([.I$57:.I74])-1" office:value-type="float" office:value="12" calcext:value-type="float">
            <text:p>12</text:p>
          </table:table-cell>
          <table:table-cell table:style-name="ce380"/>
          <table:table-cell table:style-name="ce396"/>
          <table:table-cell table:style-name="ce258" office:value-type="float" office:value="9" calcext:value-type="float">
            <text:p>9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75]+7" office:value-type="date" office:date-value="2018-03-09" calcext:value-type="date">
            <text:p>9 mars 2018</text:p>
          </table:table-cell>
          <table:table-cell table:style-name="ce24" table:formula="of:=MIN([.B$54:.B75])-1" office:value-type="float" office:value="30" calcext:value-type="float">
            <text:p>30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75])-1" office:value-type="float" office:value="26" calcext:value-type="float">
            <text:p>26</text:p>
          </table:table-cell>
          <table:table-cell table:style-name="ce294" table:formula="of:=MIN([.E$54:.E75])-1" office:value-type="float" office:value="7" calcext:value-type="float">
            <text:p>7</text:p>
          </table:table-cell>
          <table:table-cell table:style-name="ce308" table:formula="of:=MIN([.F$54:.F75])-1" office:value-type="float" office:value="13" calcext:value-type="float">
            <text:p>13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76]+7" office:value-type="date" office:date-value="2018-03-16" calcext:value-type="date">
            <text:p>16 mars 2018</text:p>
          </table:table-cell>
          <table:table-cell table:style-name="ce24" table:formula="of:=MIN([.B$54:.B76])-1" office:value-type="float" office:value="29" calcext:value-type="float">
            <text:p>29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76])-1" office:value-type="float" office:value="25" calcext:value-type="float">
            <text:p>25</text:p>
          </table:table-cell>
          <table:table-cell table:style-name="ce121"/>
          <table:table-cell table:style-name="ce130"/>
          <table:table-cell table:style-name="ce138" table:formula="of:=MIN([.G$29:.G76])-1" office:value-type="float" office:value="2" calcext:value-type="float">
            <text:p>2</text:p>
          </table:table-cell>
          <table:table-cell table:style-name="ce190"/>
          <table:table-cell table:style-name="ce358" table:formula="of:=MIN([.I$57:.I76])-1" office:value-type="float" office:value="11" calcext:value-type="float">
            <text:p>11</text:p>
          </table:table-cell>
          <table:table-cell table:style-name="ce374" table:formula="of:=MIN([.J$57:.J76])-1" office:value-type="float" office:value="6" calcext:value-type="float">
            <text:p>6</text:p>
          </table:table-cell>
          <table:table-cell table:style-name="ce396"/>
          <table:table-cell table:style-name="ce258" office:value-type="float" office:value="8" calcext:value-type="float">
            <text:p>8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77]+7" office:value-type="date" office:date-value="2018-03-23" calcext:value-type="date">
            <text:p>23 mars 2018</text:p>
          </table:table-cell>
          <table:table-cell table:style-name="ce24" table:formula="of:=MIN([.B$54:.B77])-1" office:value-type="float" office:value="28" calcext:value-type="float">
            <text:p>28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77])-1" office:value-type="float" office:value="24" calcext:value-type="float">
            <text:p>24</text:p>
          </table:table-cell>
          <table:table-cell table:style-name="ce121"/>
          <table:table-cell table:style-name="ce308" table:formula="of:=MIN([.F$54:.F77])-1" office:value-type="float" office:value="12" calcext:value-type="float">
            <text:p>12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78]+7" office:value-type="date" office:date-value="2018-03-30" calcext:value-type="date">
            <text:p>30 mars 2018</text:p>
          </table:table-cell>
          <table:table-cell table:style-name="ce24" table:formula="of:=MIN([.B$54:.B78])-1" office:value-type="float" office:value="27" calcext:value-type="float">
            <text:p>27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78])-1" office:value-type="float" office:value="23" calcext:value-type="float">
            <text:p>23</text:p>
          </table:table-cell>
          <table:table-cell table:style-name="ce121"/>
          <table:table-cell table:style-name="ce130"/>
          <table:table-cell table:style-name="ce138" table:formula="of:=MIN([.G$29:.G78])-1" office:value-type="float" office:value="1" calcext:value-type="float">
            <text:p>1</text:p>
          </table:table-cell>
          <table:table-cell table:style-name="ce190" table:formula="of:=MIN([.H$29:.H78])-1" office:value-type="float" office:value="1" calcext:value-type="float">
            <text:p>1</text:p>
          </table:table-cell>
          <table:table-cell table:style-name="ce358" table:formula="of:=MIN([.I$57:.I78])-1" office:value-type="float" office:value="10" calcext:value-type="float">
            <text:p>10</text:p>
          </table:table-cell>
          <table:table-cell table:style-name="ce380"/>
          <table:table-cell table:style-name="ce396"/>
          <table:table-cell table:style-name="ce258" office:value-type="float" office:value="7" calcext:value-type="float">
            <text:p>7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31" table:formula="of:=[.A79]+7" office:value-type="date" office:date-value="2018-04-06" calcext:value-type="date">
            <text:p>6 avr. 2018</text:p>
          </table:table-cell>
          <table:table-cell table:style-name="ce24" table:formula="of:=MIN([.B$54:.B79])-1" office:value-type="float" office:value="26" calcext:value-type="float">
            <text:p>26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79])-1" office:value-type="float" office:value="22" calcext:value-type="float">
            <text:p>22</text:p>
          </table:table-cell>
          <table:table-cell table:style-name="ce294" table:formula="of:=MIN([.E$54:.E79])-1" office:value-type="float" office:value="6" calcext:value-type="float">
            <text:p>6</text:p>
          </table:table-cell>
          <table:table-cell table:style-name="ce308" table:formula="of:=MIN([.F$54:.F79])-1" office:value-type="float" office:value="11" calcext:value-type="float">
            <text:p>11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1" table:formula="of:=[.A80]+7" office:value-type="date" office:date-value="2018-04-13" calcext:value-type="date">
            <text:p>13 avr. 2018</text:p>
          </table:table-cell>
          <table:table-cell table:style-name="ce24" table:formula="of:=MIN([.B$54:.B80])-1" office:value-type="float" office:value="25" calcext:value-type="float">
            <text:p>25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80])-1" office:value-type="float" office:value="21" calcext:value-type="float">
            <text:p>21</text:p>
          </table:table-cell>
          <table:table-cell table:style-name="ce121"/>
          <table:table-cell table:style-name="ce130"/>
          <table:table-cell table:style-name="ce138" office:value-type="float" office:value="20" calcext:value-type="float">
            <text:p>20</text:p>
          </table:table-cell>
          <table:table-cell table:style-name="ce190"/>
          <table:table-cell table:style-name="ce358" table:formula="of:=MIN([.I$57:.I80])-1" office:value-type="float" office:value="9" calcext:value-type="float">
            <text:p>9</text:p>
          </table:table-cell>
          <table:table-cell table:style-name="ce374" table:formula="of:=MIN([.J$57:.J80])-1" office:value-type="float" office:value="5" calcext:value-type="float">
            <text:p>5</text:p>
          </table:table-cell>
          <table:table-cell table:style-name="ce396"/>
          <table:table-cell table:style-name="ce258" office:value-type="float" office:value="6" calcext:value-type="float">
            <text:p>6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1" table:formula="of:=[.A81]+7" office:value-type="date" office:date-value="2018-04-20" calcext:value-type="date">
            <text:p>20 avr. 2018</text:p>
          </table:table-cell>
          <table:table-cell table:style-name="ce24" table:formula="of:=MIN([.B$54:.B81])-1" office:value-type="float" office:value="24" calcext:value-type="float">
            <text:p>24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81])-1" office:value-type="float" office:value="20" calcext:value-type="float">
            <text:p>20</text:p>
          </table:table-cell>
          <table:table-cell table:style-name="ce121"/>
          <table:table-cell table:style-name="ce308" table:formula="of:=MIN([.F$54:.F81])-1" office:value-type="float" office:value="10" calcext:value-type="float">
            <text:p>10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1" table:formula="of:=[.A82]+7" office:value-type="date" office:date-value="2018-04-27" calcext:value-type="date">
            <text:p>27 avr. 2018</text:p>
          </table:table-cell>
          <table:table-cell table:style-name="ce24" table:formula="of:=MIN([.B$54:.B82])-1" office:value-type="float" office:value="23" calcext:value-type="float">
            <text:p>23</text:p>
          </table:table-cell>
          <table:table-cell table:style-name="ce22" office:value-type="string" calcext:value-type="string">
            <text:p><text:s/></text:p>
          </table:table-cell>
          <table:table-cell table:style-name="ce256" table:formula="of:=MIN([.D$54:.D82])-1" office:value-type="float" office:value="19" calcext:value-type="float">
            <text:p>19</text:p>
          </table:table-cell>
          <table:table-cell table:style-name="ce121"/>
          <table:table-cell table:style-name="ce130"/>
          <table:table-cell table:style-name="ce138" table:formula="of:=MIN([.G$81:.G82])-1" office:value-type="float" office:value="19" calcext:value-type="float">
            <text:p>19</text:p>
          </table:table-cell>
          <table:table-cell table:style-name="ce190" office:value-type="float" office:value="10" calcext:value-type="float">
            <text:p>10</text:p>
          </table:table-cell>
          <table:table-cell table:style-name="ce358" table:formula="of:=MIN([.I$57:.I82])-1" office:value-type="float" office:value="8" calcext:value-type="float">
            <text:p>8</text:p>
          </table:table-cell>
          <table:table-cell table:style-name="ce380"/>
          <table:table-cell table:style-name="ce396"/>
          <table:table-cell table:style-name="ce258" office:value-type="float" office:value="5" calcext:value-type="float">
            <text:p>5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28" table:formula="of:=[.A83]+7" office:value-type="date" office:date-value="2018-05-04" calcext:value-type="date">
            <text:p>4 mai 2018</text:p>
          </table:table-cell>
          <table:table-cell table:style-name="ce24" table:formula="of:=MIN([.B$54:.B83])-1" office:value-type="float" office:value="22" calcext:value-type="float">
            <text:p>22</text:p>
          </table:table-cell>
          <table:table-cell table:style-name="ce43" office:value-type="string" calcext:value-type="string">
            <text:p><text:s/></text:p>
          </table:table-cell>
          <table:table-cell table:style-name="ce277" office:value-type="string" calcext:value-type="string">
            <text:p>18+17</text:p>
          </table:table-cell>
          <table:table-cell table:style-name="ce294" table:formula="of:=MIN([.E$54:.E83])-1" office:value-type="float" office:value="5" calcext:value-type="float">
            <text:p>5</text:p>
          </table:table-cell>
          <table:table-cell table:style-name="ce308" table:formula="of:=MIN([.F$54:.F83])-1" office:value-type="float" office:value="9" calcext:value-type="float">
            <text:p>9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 office:value-type="string" calcext:value-type="string">
            <text:p>Nouveau contrat Pain</text:p>
          </table:table-cell>
          <table:table-cell table:number-columns-repeated="1006"/>
        </table:table-row>
        <table:table-row table:style-name="ro5" table:visibility="collapse">
          <table:table-cell table:style-name="ce28" table:formula="of:=[.A84]+7" office:value-type="date" office:date-value="2018-05-11" calcext:value-type="date">
            <text:p>11 mai 2018</text:p>
          </table:table-cell>
          <table:table-cell table:style-name="ce13" office:value-type="string" calcext:value-type="string" table:number-columns-spanned="12" table:number-rows-spanned="1">
            <text:p>A décaler : pas accès à MARC</text:p>
          </table:table-cell>
          <table:covered-table-cell table:style-name="ce84"/>
          <table:covered-table-cell table:style-name="ce124"/>
          <table:covered-table-cell table:style-name="ce165"/>
          <table:covered-table-cell table:style-name="ce209"/>
          <table:covered-table-cell table:style-name="ce245"/>
          <table:covered-table-cell table:style-name="ce267"/>
          <table:covered-table-cell table:style-name="ce316"/>
          <table:covered-table-cell table:style-name="ce395"/>
          <table:covered-table-cell table:style-name="ce477"/>
          <table:covered-table-cell table:style-name="ce495"/>
          <table:covered-table-cell table:style-name="ce506"/>
          <table:table-cell table:style-name="ce458"/>
          <table:table-cell table:style-name="ce548"/>
          <table:table-cell table:style-name="ce405"/>
          <table:table-cell table:style-name="ce241" office:value-type="string" calcext:value-type="string">
            <text:p>pont de l'ascension</text:p>
          </table:table-cell>
          <table:table-cell table:number-columns-repeated="1006"/>
        </table:table-row>
        <table:table-row table:style-name="ro5" table:visibility="collapse">
          <table:table-cell table:style-name="ce28" table:formula="of:=[.A85]+7" office:value-type="date" office:date-value="2018-05-18" calcext:value-type="date">
            <text:p>18 mai 2018</text:p>
          </table:table-cell>
          <table:table-cell table:style-name="ce24" table:formula="of:=MIN([.B$54:.B85])-1" office:value-type="float" office:value="21" calcext:value-type="float">
            <text:p>21</text:p>
          </table:table-cell>
          <table:table-cell table:style-name="ce43" office:value-type="string" calcext:value-type="string">
            <text:p><text:s/></text:p>
          </table:table-cell>
          <table:table-cell table:style-name="ce256" office:value-type="float" office:value="16" calcext:value-type="float">
            <text:p>16</text:p>
          </table:table-cell>
          <table:table-cell table:style-name="ce121"/>
          <table:table-cell table:style-name="ce308" table:formula="of:=MIN([.F$54:.F85])-1" office:value-type="float" office:value="8" calcext:value-type="float">
            <text:p>8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86]+7" office:value-type="date" office:date-value="2018-05-25" calcext:value-type="date">
            <text:p>25 mai 2018</text:p>
          </table:table-cell>
          <table:table-cell table:style-name="ce24" table:formula="of:=MIN([.B$54:.B86])-1" office:value-type="float" office:value="20" calcext:value-type="float">
            <text:p>20</text:p>
          </table:table-cell>
          <table:table-cell table:style-name="ce43" office:value-type="string" calcext:value-type="string">
            <text:p><text:s/></text:p>
          </table:table-cell>
          <table:table-cell table:style-name="ce256" table:formula="of:=MIN([.D$54:.D86])-1" office:value-type="float" office:value="15" calcext:value-type="float">
            <text:p>15</text:p>
          </table:table-cell>
          <table:table-cell table:style-name="ce121"/>
          <table:table-cell table:style-name="ce130"/>
          <table:table-cell table:style-name="ce138" table:formula="of:=MIN([.G$81:.G86])-1" office:value-type="float" office:value="18" calcext:value-type="float">
            <text:p>18</text:p>
          </table:table-cell>
          <table:table-cell table:style-name="ce190"/>
          <table:table-cell table:style-name="ce358" table:formula="of:=MIN([.I$57:.I86])-1" office:value-type="float" office:value="7" calcext:value-type="float">
            <text:p>7</text:p>
          </table:table-cell>
          <table:table-cell table:style-name="ce374" table:formula="of:=MIN([.J$57:.J86])-1" office:value-type="float" office:value="4" calcext:value-type="float">
            <text:p>4</text:p>
          </table:table-cell>
          <table:table-cell table:style-name="ce396"/>
          <table:table-cell table:style-name="ce258" office:value-type="float" office:value="3" calcext:value-type="float">
            <text:p>3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31" table:formula="of:=[.A87]+7" office:value-type="date" office:date-value="2018-06-01" calcext:value-type="date">
            <text:p>1 juin 2018</text:p>
          </table:table-cell>
          <table:table-cell table:style-name="ce24" table:formula="of:=MIN([.B$54:.B87])-1" office:value-type="float" office:value="19" calcext:value-type="float">
            <text:p>19</text:p>
          </table:table-cell>
          <table:table-cell table:style-name="ce43" office:value-type="string" calcext:value-type="string">
            <text:p><text:s/></text:p>
          </table:table-cell>
          <table:table-cell table:style-name="ce256" table:formula="of:=MIN([.D$54:.D87])-1" office:value-type="float" office:value="14" calcext:value-type="float">
            <text:p>14</text:p>
          </table:table-cell>
          <table:table-cell table:style-name="ce294" table:formula="of:=MIN([.E$54:.E87])-1" office:value-type="float" office:value="4" calcext:value-type="float">
            <text:p>4</text:p>
          </table:table-cell>
          <table:table-cell table:style-name="ce308" table:formula="of:=MIN([.F$54:.F87])-1" office:value-type="float" office:value="7" calcext:value-type="float">
            <text:p>7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1" table:formula="of:=[.A88]+7" office:value-type="date" office:date-value="2018-06-08" calcext:value-type="date">
            <text:p>8 juin 2018</text:p>
          </table:table-cell>
          <table:table-cell table:style-name="ce24" table:formula="of:=MIN([.B$54:.B88])-1" office:value-type="float" office:value="18" calcext:value-type="float">
            <text:p>18</text:p>
          </table:table-cell>
          <table:table-cell table:style-name="ce43" office:value-type="string" calcext:value-type="string">
            <text:p><text:s/></text:p>
          </table:table-cell>
          <table:table-cell table:style-name="ce256" table:formula="of:=MIN([.D$54:.D88])-1" office:value-type="float" office:value="13" calcext:value-type="float">
            <text:p>13</text:p>
          </table:table-cell>
          <table:table-cell table:style-name="ce121"/>
          <table:table-cell table:style-name="ce130"/>
          <table:table-cell table:style-name="ce138" table:formula="of:=MIN([.G$81:.G88])-1" office:value-type="float" office:value="17" calcext:value-type="float">
            <text:p>17</text:p>
          </table:table-cell>
          <table:table-cell table:style-name="ce190" table:formula="of:=MIN([.H$81:.H88])-1" office:value-type="float" office:value="9" calcext:value-type="float">
            <text:p>9</text:p>
          </table:table-cell>
          <table:table-cell table:style-name="ce358" table:formula="of:=MIN([.I$57:.I88])-1" office:value-type="float" office:value="6" calcext:value-type="float">
            <text:p>6</text:p>
          </table:table-cell>
          <table:table-cell table:style-name="ce380"/>
          <table:table-cell table:style-name="ce396"/>
          <table:table-cell table:style-name="ce258" office:value-type="float" office:value="2" calcext:value-type="float">
            <text:p>2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1" table:formula="of:=[.A89]+7" office:value-type="date" office:date-value="2018-06-15" calcext:value-type="date">
            <text:p>15 juin 2018</text:p>
          </table:table-cell>
          <table:table-cell table:style-name="ce24" table:formula="of:=MIN([.B$54:.B89])-1" office:value-type="float" office:value="17" calcext:value-type="float">
            <text:p>17</text:p>
          </table:table-cell>
          <table:table-cell table:style-name="ce43" office:value-type="string" calcext:value-type="string">
            <text:p><text:s/></text:p>
          </table:table-cell>
          <table:table-cell table:style-name="ce256" table:formula="of:=MIN([.D$54:.D89])-1" office:value-type="float" office:value="12" calcext:value-type="float">
            <text:p>12</text:p>
          </table:table-cell>
          <table:table-cell table:style-name="ce121"/>
          <table:table-cell table:style-name="ce308" table:formula="of:=MIN([.F$54:.F89])-1" office:value-type="float" office:value="6" calcext:value-type="float">
            <text:p>6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1" table:formula="of:=[.A90]+7" office:value-type="date" office:date-value="2018-06-22" calcext:value-type="date">
            <text:p>22 juin 2018</text:p>
          </table:table-cell>
          <table:table-cell table:style-name="ce24" table:formula="of:=MIN([.B$54:.B90])-1" office:value-type="float" office:value="16" calcext:value-type="float">
            <text:p>16</text:p>
          </table:table-cell>
          <table:table-cell table:style-name="ce43" office:value-type="string" calcext:value-type="string">
            <text:p><text:s/></text:p>
          </table:table-cell>
          <table:table-cell table:style-name="ce256" table:formula="of:=MIN([.D$54:.D90])-1" office:value-type="float" office:value="11" calcext:value-type="float">
            <text:p>11</text:p>
          </table:table-cell>
          <table:table-cell table:style-name="ce121"/>
          <table:table-cell table:style-name="ce130"/>
          <table:table-cell table:style-name="ce138" table:formula="of:=MIN([.G$81:.G90])-1" office:value-type="float" office:value="16" calcext:value-type="float">
            <text:p>16</text:p>
          </table:table-cell>
          <table:table-cell table:style-name="ce190"/>
          <table:table-cell table:style-name="ce358" table:formula="of:=MIN([.I$57:.I90])-1" office:value-type="float" office:value="5" calcext:value-type="float">
            <text:p>5</text:p>
          </table:table-cell>
          <table:table-cell table:style-name="ce374" table:formula="of:=MIN([.J$57:.J90])-1" office:value-type="float" office:value="3" calcext:value-type="float">
            <text:p>3</text:p>
          </table:table-cell>
          <table:table-cell table:style-name="ce396"/>
          <table:table-cell table:style-name="ce258" office:value-type="float" office:value="1" calcext:value-type="float">
            <text:p>1</text:p>
          </table:table-cell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1" table:formula="of:=[.A91]+7" office:value-type="date" office:date-value="2018-06-29" calcext:value-type="date">
            <text:p>29 juin 2018</text:p>
          </table:table-cell>
          <table:table-cell table:style-name="ce24" table:formula="of:=MIN([.B$54:.B91])-1" office:value-type="float" office:value="15" calcext:value-type="float">
            <text:p>15</text:p>
          </table:table-cell>
          <table:table-cell table:style-name="ce43" office:value-type="string" calcext:value-type="string">
            <text:p><text:s/></text:p>
          </table:table-cell>
          <table:table-cell table:style-name="ce256" table:formula="of:=MIN([.D$54:.D91])-1" office:value-type="float" office:value="10" calcext:value-type="float">
            <text:p>10</text:p>
          </table:table-cell>
          <table:table-cell table:style-name="ce294" table:formula="of:=MIN([.E$54:.E91])-1" office:value-type="float" office:value="3" calcext:value-type="float">
            <text:p>3</text:p>
          </table:table-cell>
          <table:table-cell table:style-name="ce308" table:formula="of:=MIN([.F$54:.F91])-1" office:value-type="float" office:value="5" calcext:value-type="float">
            <text:p>5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28" table:formula="of:=[.A92]+7" office:value-type="date" office:date-value="2018-07-06" calcext:value-type="date">
            <text:p>6 juil. 2018</text:p>
          </table:table-cell>
          <table:table-cell table:style-name="ce24" table:formula="of:=MIN([.B$54:.B92])-1" office:value-type="float" office:value="14" calcext:value-type="float">
            <text:p>14</text:p>
          </table:table-cell>
          <table:table-cell table:style-name="ce43" office:value-type="string" calcext:value-type="string">
            <text:p><text:s/></text:p>
          </table:table-cell>
          <table:table-cell table:style-name="ce256" table:formula="of:=MIN([.D$54:.D92])-1" office:value-type="float" office:value="9" calcext:value-type="float">
            <text:p>9</text:p>
          </table:table-cell>
          <table:table-cell table:style-name="ce121"/>
          <table:table-cell table:style-name="ce130"/>
          <table:table-cell table:style-name="ce138" table:formula="of:=MIN([.G$81:.G92])-1" office:value-type="float" office:value="15" calcext:value-type="float">
            <text:p>15</text:p>
          </table:table-cell>
          <table:table-cell table:style-name="ce190" table:formula="of:=MIN([.H$81:.H92])-1" office:value-type="float" office:value="8" calcext:value-type="float">
            <text:p>8</text:p>
          </table:table-cell>
          <table:table-cell table:style-name="ce358" table:formula="of:=MIN([.I$57:.I92])-1" office:value-type="float" office:value="4" calcext:value-type="float">
            <text:p>4</text:p>
          </table:table-cell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93]+7" office:value-type="date" office:date-value="2018-07-13" calcext:value-type="date">
            <text:p>13 juil. 2018</text:p>
          </table:table-cell>
          <table:table-cell table:style-name="ce24" table:formula="of:=MIN([.B$54:.B93])-1" office:value-type="float" office:value="13" calcext:value-type="float">
            <text:p>13</text:p>
          </table:table-cell>
          <table:table-cell table:style-name="ce36" office:value-type="string" calcext:value-type="string">
            <text:p>?</text:p>
          </table:table-cell>
          <table:table-cell table:style-name="ce256" table:formula="of:=MIN([.D$54:.D93])-1" office:value-type="float" office:value="8" calcext:value-type="float">
            <text:p>8</text:p>
          </table:table-cell>
          <table:table-cell table:style-name="ce121"/>
          <table:table-cell table:style-name="ce308" table:formula="of:=MIN([.F$54:.F93])-1" office:value-type="float" office:value="4" calcext:value-type="float">
            <text:p>4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94]+7" office:value-type="date" office:date-value="2018-07-20" calcext:value-type="date">
            <text:p>20 juil. 2018</text:p>
          </table:table-cell>
          <table:table-cell table:style-name="ce24" table:formula="of:=MIN([.B$54:.B94])-1" office:value-type="float" office:value="12" calcext:value-type="float">
            <text:p>12</text:p>
          </table:table-cell>
          <table:table-cell table:style-name="ce36" office:value-type="string" calcext:value-type="string">
            <text:p>?</text:p>
          </table:table-cell>
          <table:table-cell table:style-name="ce256" table:formula="of:=MIN([.D$54:.D94])-1" office:value-type="float" office:value="7" calcext:value-type="float">
            <text:p>7</text:p>
          </table:table-cell>
          <table:table-cell table:style-name="ce121"/>
          <table:table-cell table:style-name="ce130"/>
          <table:table-cell table:style-name="ce138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95]+7" office:value-type="date" office:date-value="2018-07-27" calcext:value-type="date">
            <text:p>27 juil. 2018</text:p>
          </table:table-cell>
          <table:table-cell table:style-name="ce24" table:formula="of:=MIN([.B$54:.B95])-1" office:value-type="float" office:value="11" calcext:value-type="float">
            <text:p>11</text:p>
          </table:table-cell>
          <table:table-cell table:style-name="ce36" office:value-type="string" calcext:value-type="string">
            <text:p>?</text:p>
          </table:table-cell>
          <table:table-cell table:style-name="ce281"/>
          <table:table-cell table:style-name="ce121"/>
          <table:table-cell table:style-name="ce130"/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5" table:visibility="collapse">
          <table:table-cell table:style-name="ce31" table:formula="of:=[.A96]+7" office:value-type="date" office:date-value="2018-08-03" calcext:value-type="date">
            <text:p>3 août 2018</text:p>
          </table:table-cell>
          <table:table-cell table:style-name="ce24" table:formula="of:=MIN([.B$54:.B96])-1" office:value-type="float" office:value="10" calcext:value-type="float">
            <text:p>10</text:p>
          </table:table-cell>
          <table:table-cell table:style-name="ce36" office:value-type="string" calcext:value-type="string">
            <text:p>?</text:p>
          </table:table-cell>
          <table:table-cell table:style-name="ce281"/>
          <table:table-cell table:style-name="ce121"/>
          <table:table-cell table:style-name="ce130"/>
          <table:table-cell table:style-name="ce138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1" table:formula="of:=[.A97]+7" office:value-type="date" office:date-value="2018-08-10" calcext:value-type="date">
            <text:p>10 août 2018</text:p>
          </table:table-cell>
          <table:table-cell table:style-name="ce24" table:formula="of:=MIN([.B$54:.B97])-1" office:value-type="float" office:value="9" calcext:value-type="float">
            <text:p>9</text:p>
          </table:table-cell>
          <table:table-cell table:style-name="ce36" office:value-type="string" calcext:value-type="string">
            <text:p>?</text:p>
          </table:table-cell>
          <table:table-cell table:style-name="ce281"/>
          <table:table-cell table:style-name="ce121"/>
          <table:table-cell table:style-name="ce130"/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1" table:formula="of:=[.A98]+7" office:value-type="date" office:date-value="2018-08-17" calcext:value-type="date">
            <text:p>17 août 2018</text:p>
          </table:table-cell>
          <table:table-cell table:style-name="ce24" table:formula="of:=MIN([.B$54:.B98])-1" office:value-type="float" office:value="8" calcext:value-type="float">
            <text:p>8</text:p>
          </table:table-cell>
          <table:table-cell table:style-name="ce43" office:value-type="string" calcext:value-type="string">
            <text:p><text:s/></text:p>
          </table:table-cell>
          <table:table-cell table:style-name="ce281"/>
          <table:table-cell table:style-name="ce121"/>
          <table:table-cell table:style-name="ce130"/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1" table:formula="of:=[.A99]+7" office:value-type="date" office:date-value="2018-08-24" calcext:value-type="date">
            <text:p>24 août 2018</text:p>
          </table:table-cell>
          <table:table-cell table:style-name="ce24" table:formula="of:=MIN([.B$54:.B99])-1" office:value-type="float" office:value="7" calcext:value-type="float">
            <text:p>7</text:p>
          </table:table-cell>
          <table:table-cell table:style-name="ce43" office:value-type="string" calcext:value-type="string">
            <text:p><text:s/></text:p>
          </table:table-cell>
          <table:table-cell table:style-name="ce256" table:formula="of:=MIN([.D$54:.D99])-1" office:value-type="float" office:value="6" calcext:value-type="float">
            <text:p>6</text:p>
          </table:table-cell>
          <table:table-cell table:style-name="ce294" table:formula="of:=MIN([.E$54:.E99])-1" office:value-type="float" office:value="2" calcext:value-type="float">
            <text:p>2</text:p>
          </table:table-cell>
          <table:table-cell table:style-name="ce308" table:formula="of:=MIN([.F$54:.F99])-1" office:value-type="float" office:value="3" calcext:value-type="float">
            <text:p>3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31" table:formula="of:=[.A100]+7" office:value-type="date" office:date-value="2018-08-31" calcext:value-type="date">
            <text:p>31 août 2018</text:p>
          </table:table-cell>
          <table:table-cell table:style-name="ce24" table:formula="of:=MIN([.B$54:.B100])-1" office:value-type="float" office:value="6" calcext:value-type="float">
            <text:p>6</text:p>
          </table:table-cell>
          <table:table-cell table:style-name="ce43" office:value-type="string" calcext:value-type="string">
            <text:p><text:s/></text:p>
          </table:table-cell>
          <table:table-cell table:style-name="ce256" table:formula="of:=MIN([.D$54:.D100])-1" office:value-type="float" office:value="5" calcext:value-type="float">
            <text:p>5</text:p>
          </table:table-cell>
          <table:table-cell table:style-name="ce121"/>
          <table:table-cell table:style-name="ce130"/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5" table:visibility="collapse">
          <table:table-cell table:style-name="ce28" table:formula="of:=[.A101]+7" office:value-type="date" office:date-value="2018-09-07" calcext:value-type="date">
            <text:p>7 sept. 2018</text:p>
          </table:table-cell>
          <table:table-cell table:style-name="ce24" table:formula="of:=MIN([.B$54:.B101])-1" office:value-type="float" office:value="5" calcext:value-type="float">
            <text:p>5</text:p>
          </table:table-cell>
          <table:table-cell table:style-name="ce43" office:value-type="string" calcext:value-type="string">
            <text:p><text:s/></text:p>
          </table:table-cell>
          <table:table-cell table:style-name="ce256" table:formula="of:=MIN([.D$54:.D101])-1" office:value-type="float" office:value="4" calcext:value-type="float">
            <text:p>4</text:p>
          </table:table-cell>
          <table:table-cell table:style-name="ce121"/>
          <table:table-cell table:style-name="ce308" table:formula="of:=MIN([.F$54:.F101])-1" office:value-type="float" office:value="2" calcext:value-type="float">
            <text:p>2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0" office:value-type="float" office:value="6" calcext:value-type="float">
            <text:p>6</text:p>
          </table:table-cell>
          <table:table-cell table:style-name="ce414"/>
          <table:table-cell table:style-name="ce443"/>
          <table:table-cell table:style-name="ce468"/>
          <table:table-cell table:style-name="ce354"/>
          <table:table-cell table:style-name="ce411"/>
          <table:table-cell table:style-name="ce102"/>
          <table:table-cell table:number-columns-repeated="1006"/>
        </table:table-row>
        <table:table-row table:style-name="ro6">
          <table:table-cell table:style-name="ce28" table:formula="of:=[.A102]+7" office:value-type="date" office:date-value="2018-09-14" calcext:value-type="date">
            <text:p>14 sept. 2018</text:p>
          </table:table-cell>
          <table:table-cell table:style-name="ce24" table:formula="of:=MIN([.B$54:.B102])-1" office:value-type="float" office:value="4" calcext:value-type="float">
            <text:p>4</text:p>
          </table:table-cell>
          <table:table-cell table:style-name="ce43" office:value-type="string" calcext:value-type="string">
            <text:p><text:s/></text:p>
          </table:table-cell>
          <table:table-cell table:style-name="ce256" table:formula="of:=MIN([.D$54:.D102])-1" office:value-type="float" office:value="3" calcext:value-type="float">
            <text:p>3</text:p>
          </table:table-cell>
          <table:table-cell table:style-name="ce121"/>
          <table:table-cell table:style-name="ce130"/>
          <table:table-cell table:style-name="ce138" table:formula="of:=MIN([.G$81:.G102])-1" office:value-type="float" office:value="14" calcext:value-type="float">
            <text:p>14</text:p>
          </table:table-cell>
          <table:table-cell table:style-name="ce190"/>
          <table:table-cell table:style-name="ce358" table:formula="of:=MIN([.I$57:.I102])-1" office:value-type="float" office:value="3" calcext:value-type="float">
            <text:p>3</text:p>
          </table:table-cell>
          <table:table-cell table:style-name="ce374" table:formula="of:=MIN([.J$57:.J102])-1" office:value-type="float" office:value="2" calcext:value-type="float">
            <text:p>2</text:p>
          </table:table-cell>
          <table:table-cell table:style-name="ce396"/>
          <table:table-cell table:style-name="ce414"/>
          <table:table-cell table:style-name="ce443"/>
          <table:table-cell table:style-name="ce468"/>
          <table:table-cell table:style-name="ce354"/>
          <table:table-cell table:style-name="ce411"/>
          <table:table-cell table:style-name="ce102"/>
          <table:table-cell table:number-columns-repeated="1006"/>
        </table:table-row>
        <table:table-row table:style-name="ro6">
          <table:table-cell table:style-name="ce28" table:formula="of:=[.A103]+7" office:value-type="date" office:date-value="2018-09-21" calcext:value-type="date">
            <text:p>21 sept. 2018</text:p>
          </table:table-cell>
          <table:table-cell table:style-name="ce24" table:formula="of:=MIN([.B$54:.B103])-1" office:value-type="float" office:value="3" calcext:value-type="float">
            <text:p>3</text:p>
          </table:table-cell>
          <table:table-cell table:style-name="ce43" office:value-type="string" calcext:value-type="string">
            <text:p><text:s/></text:p>
          </table:table-cell>
          <table:table-cell table:style-name="ce256" table:formula="of:=MIN([.D$54:.D103])-1" office:value-type="float" office:value="2" calcext:value-type="float">
            <text:p>2</text:p>
          </table:table-cell>
          <table:table-cell table:style-name="ce121"/>
          <table:table-cell table:style-name="ce308" table:formula="of:=MIN([.F$54:.F103])-1" office:value-type="float" office:value="1" calcext:value-type="float">
            <text:p>1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69" office:value-type="float" office:value="2" calcext:value-type="float">
            <text:p>2</text:p>
          </table:table-cell>
          <table:table-cell table:style-name="ce356"/>
          <table:table-cell table:style-name="ce412"/>
          <table:table-cell table:style-name="ce102"/>
          <table:table-cell table:number-columns-repeated="1006"/>
        </table:table-row>
        <table:table-row table:style-name="ro6">
          <table:table-cell table:style-name="ce28" table:formula="of:=[.A104]+7" office:value-type="date" office:date-value="2018-09-28" calcext:value-type="date">
            <text:p>28 sept. 2018</text:p>
          </table:table-cell>
          <table:table-cell table:style-name="ce24" table:formula="of:=MIN([.B$54:.B104])-1" office:value-type="float" office:value="2" calcext:value-type="float">
            <text:p>2</text:p>
          </table:table-cell>
          <table:table-cell table:style-name="ce43" office:value-type="string" calcext:value-type="string">
            <text:p><text:s/></text:p>
          </table:table-cell>
          <table:table-cell table:style-name="ce256" table:formula="of:=MIN([.D$54:.D104])-1" office:value-type="float" office:value="1" calcext:value-type="float">
            <text:p>1</text:p>
          </table:table-cell>
          <table:table-cell table:style-name="ce121"/>
          <table:table-cell table:style-name="ce130"/>
          <table:table-cell table:style-name="ce138" table:formula="of:=MIN([.G$81:.G104])-1" office:value-type="float" office:value="13" calcext:value-type="float">
            <text:p>13</text:p>
          </table:table-cell>
          <table:table-cell table:style-name="ce190" table:formula="of:=MIN([.H$81:.H104])-1" office:value-type="float" office:value="7" calcext:value-type="float">
            <text:p>7</text:p>
          </table:table-cell>
          <table:table-cell table:style-name="ce358" table:formula="of:=MIN([.I$57:.I104])-1" office:value-type="float" office:value="2" calcext:value-type="float">
            <text:p>2</text:p>
          </table:table-cell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102"/>
          <table:table-cell table:number-columns-repeated="1006"/>
        </table:table-row>
        <table:table-row table:style-name="ro6">
          <table:table-cell table:style-name="ce31" table:formula="of:=[.A105]+7" office:value-type="date" office:date-value="2018-10-05" calcext:value-type="date">
            <text:p>5 oct. 2018</text:p>
          </table:table-cell>
          <table:table-cell table:style-name="ce24" table:formula="of:=MIN([.B$54:.B105])-1"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table:style-name="ce282" office:value-type="float" office:value="48" calcext:value-type="float">
            <text:p>48</text:p>
          </table:table-cell>
          <table:table-cell table:style-name="ce121"/>
          <table:table-cell table:style-name="ce174" office:value-type="float" office:value="24" calcext:value-type="float">
            <text:p>24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0" office:value-type="float" office:value="5" calcext:value-type="float">
            <text:p>5</text:p>
          </table:table-cell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6">
          <table:table-cell table:style-name="ce31" table:formula="of:=[.A106]+7" office:value-type="date" office:date-value="2018-10-12" calcext:value-type="date">
            <text:p>12 oct. 2018</text:p>
          </table:table-cell>
          <table:table-cell table:style-name="ce24" office:value-type="float" office:value="50" calcext:value-type="float">
            <text:p>50</text:p>
          </table:table-cell>
          <table:table-cell table:style-name="ce43" office:value-type="string" calcext:value-type="string">
            <text:p><text:s/></text:p>
          </table:table-cell>
          <table:table-cell table:style-name="ce282" office:value-type="float" office:value="47" calcext:value-type="float">
            <text:p>47</text:p>
          </table:table-cell>
          <table:table-cell table:style-name="ce121"/>
          <table:table-cell table:style-name="ce130"/>
          <table:table-cell table:style-name="ce138" table:formula="of:=MIN([.G$81:.G106])-1" office:value-type="float" office:value="12" calcext:value-type="float">
            <text:p>12</text:p>
          </table:table-cell>
          <table:table-cell table:style-name="ce190"/>
          <table:table-cell table:style-name="ce358" table:formula="of:=MIN([.I$57:.I106])-1" office:value-type="float" office:value="1" calcext:value-type="float">
            <text:p>1</text:p>
          </table:table-cell>
          <table:table-cell table:style-name="ce374" table:formula="of:=MIN([.J$57:.J106])-1" office:value-type="float" office:value="1" calcext:value-type="float">
            <text:p>1</text:p>
          </table:table-cell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6">
          <table:table-cell table:style-name="ce31" table:formula="of:=[.A107]+7" office:value-type="date" office:date-value="2018-10-19" calcext:value-type="date">
            <text:p>19 oct. 2018</text:p>
          </table:table-cell>
          <table:table-cell table:style-name="ce24" table:formula="of:=MIN([.B$107:.B107])-1" office:value-type="float" office:value="49" calcext:value-type="float">
            <text:p>49</text:p>
          </table:table-cell>
          <table:table-cell table:style-name="ce43" office:value-type="string" calcext:value-type="string">
            <text:p><text:s/></text:p>
          </table:table-cell>
          <table:table-cell table:style-name="ce282" office:value-type="float" office:value="46" calcext:value-type="float">
            <text:p>46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23" calcext:value-type="float">
            <text:p>23</text:p>
          </table:table-cell>
          <table:table-cell table:style-name="ce333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 office:value-type="float" office:value="4" calcext:value-type="float">
            <text:p>4</text:p>
          </table:table-cell>
          <table:table-cell table:style-name="ce458"/>
          <table:table-cell table:style-name="ce548"/>
          <table:table-cell table:style-name="ce405"/>
          <table:table-cell table:style-name="ce31" office:value-type="string" calcext:value-type="string">
            <text:p>20/11: poisson 22/11 : agrumes</text:p>
          </table:table-cell>
          <table:table-cell table:number-columns-repeated="1006"/>
        </table:table-row>
        <table:table-row table:style-name="ro6">
          <table:table-cell table:style-name="ce31" table:formula="of:=[.A108]+7" office:value-type="date" office:date-value="2018-10-26" calcext:value-type="date">
            <text:p>26 oct. 2018</text:p>
          </table:table-cell>
          <table:table-cell table:style-name="ce24" table:formula="of:=MIN([.B$107:.B108])-1" office:value-type="float" office:value="48" calcext:value-type="float">
            <text:p>48</text:p>
          </table:table-cell>
          <table:table-cell table:style-name="ce43" office:value-type="string" calcext:value-type="string">
            <text:p><text:s/></text:p>
          </table:table-cell>
          <table:table-cell table:style-name="ce282" office:value-type="float" office:value="45" calcext:value-type="float">
            <text:p>45</text:p>
          </table:table-cell>
          <table:table-cell table:style-name="ce121"/>
          <table:table-cell table:style-name="ce130"/>
          <table:table-cell table:style-name="ce138" table:formula="of:=MIN([.G$81:.G108])-1" office:value-type="float" office:value="11" calcext:value-type="float">
            <text:p>11</text:p>
          </table:table-cell>
          <table:table-cell table:style-name="ce190" table:formula="of:=MIN([.H$81:.H108])-1" office:value-type="float" office:value="6" calcext:value-type="float">
            <text:p>6</text:p>
          </table:table-cell>
          <table:table-cell table:style-name="ce358" office:value-type="float" office:value="21" calcext:value-type="float">
            <text:p>21</text:p>
          </table:table-cell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6">
          <table:table-cell table:style-name="ce28" table:formula="of:=[.A109]+7" office:value-type="date" office:date-value="2018-11-02" calcext:value-type="date">
            <text:p>2 nov. 2018</text:p>
          </table:table-cell>
          <table:table-cell table:style-name="ce24" table:formula="of:=MIN([.B$107:.B109])-1" office:value-type="float" office:value="47" calcext:value-type="float">
            <text:p>47</text:p>
          </table:table-cell>
          <table:table-cell table:style-name="ce43" office:value-type="string" calcext:value-type="string">
            <text:p><text:s/></text:p>
          </table:table-cell>
          <table:table-cell table:style-name="ce282" office:value-type="float" office:value="44" calcext:value-type="float">
            <text:p>44</text:p>
          </table:table-cell>
          <table:table-cell table:style-name="ce121"/>
          <table:table-cell table:style-name="ce175" office:value-type="float" office:value="22" calcext:value-type="float">
            <text:p>22</text:p>
          </table:table-cell>
          <table:table-cell table:style-name="ce138"/>
          <table:table-cell table:style-name="ce190"/>
          <table:table-cell table:style-name="ce363"/>
          <table:table-cell table:style-name="ce380"/>
          <table:table-cell table:style-name="ce390" office:value-type="float" office:value="4" calcext:value-type="float">
            <text:p>4</text:p>
          </table:table-cell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28"/>
          <table:table-cell table:number-columns-repeated="1006"/>
        </table:table-row>
        <table:table-row table:style-name="ro6">
          <table:table-cell table:style-name="ce28" table:formula="of:=[.A110]+7" office:value-type="date" office:date-value="2018-11-09" calcext:value-type="date">
            <text:p>9 nov. 2018</text:p>
          </table:table-cell>
          <table:table-cell table:style-name="ce24" table:formula="of:=MIN([.B$107:.B110])-1" office:value-type="float" office:value="46" calcext:value-type="float">
            <text:p>46</text:p>
          </table:table-cell>
          <table:table-cell table:style-name="ce43" office:value-type="string" calcext:value-type="string">
            <text:p><text:s/></text:p>
          </table:table-cell>
          <table:table-cell table:style-name="ce282" office:value-type="float" office:value="43" calcext:value-type="float">
            <text:p>43</text:p>
          </table:table-cell>
          <table:table-cell table:style-name="ce121"/>
          <table:table-cell table:style-name="ce130"/>
          <table:table-cell table:style-name="ce138" table:formula="of:=MIN([.G$81:.G110])-1" office:value-type="float" office:value="10" calcext:value-type="float">
            <text:p>10</text:p>
          </table:table-cell>
          <table:table-cell table:style-name="ce190"/>
          <table:table-cell table:style-name="ce358" table:formula="of:=MIN([.I$109:.I110])-1" office:value-type="float" office:value="20" calcext:value-type="float">
            <text:p>20</text:p>
          </table:table-cell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28"/>
          <table:table-cell table:number-columns-repeated="1006"/>
        </table:table-row>
        <table:table-row table:style-name="ro6">
          <table:table-cell table:style-name="ce28" table:formula="of:=[.A111]+7" office:value-type="date" office:date-value="2018-11-16" calcext:value-type="date">
            <text:p>16 nov. 2018</text:p>
          </table:table-cell>
          <table:table-cell table:style-name="ce24" table:formula="of:=MIN([.B$107:.B111])-1" office:value-type="float" office:value="45" calcext:value-type="float">
            <text:p>45</text:p>
          </table:table-cell>
          <table:table-cell table:style-name="ce43" office:value-type="string" calcext:value-type="string">
            <text:p><text:s/></text:p>
          </table:table-cell>
          <table:table-cell table:style-name="ce282" office:value-type="float" office:value="42" calcext:value-type="float">
            <text:p>42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21" calcext:value-type="float">
            <text:p>21</text:p>
          </table:table-cell>
          <table:table-cell table:style-name="ce138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 office:value-type="float" office:value="3" calcext:value-type="float">
            <text:p>3</text:p>
          </table:table-cell>
          <table:table-cell table:style-name="ce458"/>
          <table:table-cell table:style-name="ce548"/>
          <table:table-cell table:style-name="ce405"/>
          <table:table-cell table:style-name="ce28"/>
          <table:table-cell table:number-columns-repeated="1006"/>
        </table:table-row>
        <table:table-row table:style-name="ro6">
          <table:table-cell table:style-name="ce28" table:formula="of:=[.A112]+7" office:value-type="date" office:date-value="2018-11-23" calcext:value-type="date">
            <text:p>23 nov. 2018</text:p>
          </table:table-cell>
          <table:table-cell table:style-name="ce24" table:formula="of:=MIN([.B$107:.B112])-1" office:value-type="float" office:value="44" calcext:value-type="float">
            <text:p>44</text:p>
          </table:table-cell>
          <table:table-cell table:style-name="ce43" office:value-type="string" calcext:value-type="string">
            <text:p><text:s/></text:p>
          </table:table-cell>
          <table:table-cell table:style-name="ce282" office:value-type="float" office:value="41" calcext:value-type="float">
            <text:p>41</text:p>
          </table:table-cell>
          <table:table-cell table:style-name="ce121"/>
          <table:table-cell table:style-name="ce130"/>
          <table:table-cell table:style-name="ce138" table:formula="of:=MIN([.G$81:.G112])-1" office:value-type="float" office:value="9" calcext:value-type="float">
            <text:p>9</text:p>
          </table:table-cell>
          <table:table-cell table:style-name="ce190" table:formula="of:=MIN([.H$81:.H112])-1" office:value-type="float" office:value="5" calcext:value-type="float">
            <text:p>5</text:p>
          </table:table-cell>
          <table:table-cell table:style-name="ce358" table:formula="of:=MIN([.I$109:.I112])-1" office:value-type="float" office:value="19" calcext:value-type="float">
            <text:p>19</text:p>
          </table:table-cell>
          <table:table-cell table:style-name="ce380" office:value-type="float" office:value="10" calcext:value-type="float">
            <text:p>10</text:p>
          </table:table-cell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28"/>
          <table:table-cell table:number-columns-repeated="1006"/>
        </table:table-row>
        <table:table-row table:style-name="ro6">
          <table:table-cell table:style-name="ce28" table:formula="of:=[.A113]+7" office:value-type="date" office:date-value="2018-11-30" calcext:value-type="date">
            <text:p>30 nov. 2018</text:p>
          </table:table-cell>
          <table:table-cell table:style-name="ce24" table:formula="of:=MIN([.B$107:.B113])-1" office:value-type="float" office:value="43" calcext:value-type="float">
            <text:p>43</text:p>
          </table:table-cell>
          <table:table-cell table:style-name="ce43" office:value-type="string" calcext:value-type="string">
            <text:p><text:s/></text:p>
          </table:table-cell>
          <table:table-cell table:style-name="ce282" office:value-type="float" office:value="40" calcext:value-type="float">
            <text:p>40</text:p>
          </table:table-cell>
          <table:table-cell table:style-name="ce121"/>
          <table:table-cell table:style-name="ce176" office:value-type="float" office:value="20" calcext:value-type="float">
            <text:p>20</text:p>
          </table:table-cell>
          <table:table-cell table:style-name="ce138"/>
          <table:table-cell table:style-name="ce190"/>
          <table:table-cell table:style-name="ce363"/>
          <table:table-cell table:style-name="ce380"/>
          <table:table-cell table:style-name="ce390" office:value-type="float" office:value="3" calcext:value-type="float">
            <text:p>3</text:p>
          </table:table-cell>
          <table:table-cell table:style-name="ce414"/>
          <table:table-cell table:style-name="ce443"/>
          <table:table-cell table:style-name="ce469" office:value-type="float" office:value="1" calcext:value-type="float">
            <text:p>1</text:p>
          </table:table-cell>
          <table:table-cell table:style-name="ce356"/>
          <table:table-cell table:style-name="ce421" office:value-type="float" office:value="1" calcext:value-type="float">
            <text:p>1</text:p>
          </table:table-cell>
          <table:table-cell table:style-name="ce28"/>
          <table:table-cell table:number-columns-repeated="1006"/>
        </table:table-row>
        <table:table-row table:style-name="ro6">
          <table:table-cell table:style-name="ce31" table:formula="of:=[.A114]+7" office:value-type="date" office:date-value="2018-12-07" calcext:value-type="date">
            <text:p>7 déc. 2018</text:p>
          </table:table-cell>
          <table:table-cell table:style-name="ce24" table:formula="of:=MIN([.B$107:.B114])-1" office:value-type="float" office:value="42" calcext:value-type="float">
            <text:p>42</text:p>
          </table:table-cell>
          <table:table-cell table:style-name="ce43" office:value-type="string" calcext:value-type="string">
            <text:p><text:s/></text:p>
          </table:table-cell>
          <table:table-cell table:style-name="ce282" office:value-type="float" office:value="39" calcext:value-type="float">
            <text:p>39</text:p>
          </table:table-cell>
          <table:table-cell table:style-name="ce121"/>
          <table:table-cell table:style-name="ce130"/>
          <table:table-cell table:style-name="ce138" table:formula="of:=MIN([.G$81:.G114])-1" office:value-type="float" office:value="8" calcext:value-type="float">
            <text:p>8</text:p>
          </table:table-cell>
          <table:table-cell table:style-name="ce190"/>
          <table:table-cell table:style-name="ce358" table:formula="of:=MIN([.I$109:.I114])-1" office:value-type="float" office:value="18" calcext:value-type="float">
            <text:p>18</text:p>
          </table:table-cell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6">
          <table:table-cell table:style-name="ce31" table:formula="of:=[.A115]+7" office:value-type="date" office:date-value="2018-12-14" calcext:value-type="date">
            <text:p>14 déc. 2018</text:p>
          </table:table-cell>
          <table:table-cell table:style-name="ce24" table:formula="of:=MIN([.B$107:.B115])-1" office:value-type="float" office:value="41" calcext:value-type="float">
            <text:p>41</text:p>
          </table:table-cell>
          <table:table-cell table:style-name="ce43" office:value-type="string" calcext:value-type="string">
            <text:p><text:s/></text:p>
          </table:table-cell>
          <table:table-cell table:style-name="ce282" office:value-type="float" office:value="38" calcext:value-type="float">
            <text:p>38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9" calcext:value-type="float">
            <text:p>19</text:p>
          </table:table-cell>
          <table:table-cell table:style-name="ce138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 office:value-type="float" office:value="2" calcext:value-type="float">
            <text:p>2</text:p>
          </table:table-cell>
          <table:table-cell table:style-name="ce458"/>
          <table:table-cell table:style-name="ce548"/>
          <table:table-cell table:style-name="ce405"/>
          <table:table-cell table:style-name="ce31" office:value-type="string" calcext:value-type="string">
            <text:p>18/12 poisson 20/12 agrumes</text:p>
          </table:table-cell>
          <table:table-cell table:number-columns-repeated="1006"/>
        </table:table-row>
        <table:table-row table:style-name="ro6">
          <table:table-cell table:style-name="ce31" table:formula="of:=[.A116]+7" office:value-type="date" office:date-value="2018-12-21" calcext:value-type="date">
            <text:p>21 déc. 2018</text:p>
          </table:table-cell>
          <table:table-cell table:style-name="ce24" table:formula="of:=MIN([.B$107:.B116])-1" office:value-type="float" office:value="40" calcext:value-type="float">
            <text:p>40</text:p>
          </table:table-cell>
          <table:table-cell table:style-name="ce43" office:value-type="string" calcext:value-type="string">
            <text:p><text:s/></text:p>
          </table:table-cell>
          <table:table-cell table:style-name="ce126" office:value-type="string" calcext:value-type="string">
            <text:p>37/36</text:p>
          </table:table-cell>
          <table:table-cell table:style-name="ce121"/>
          <table:table-cell table:style-name="ce151" office:value-type="float" office:value="18" calcext:value-type="float">
            <text:p>18</text:p>
          </table:table-cell>
          <table:table-cell table:style-name="ce138" table:formula="of:=MIN([.G$81:.G116])-1" office:value-type="float" office:value="7" calcext:value-type="float">
            <text:p>7</text:p>
          </table:table-cell>
          <table:table-cell table:style-name="ce190" table:formula="of:=MIN([.H$81:.H116])-1" office:value-type="float" office:value="4" calcext:value-type="float">
            <text:p>4</text:p>
          </table:table-cell>
          <table:table-cell table:style-name="ce358" table:formula="of:=MIN([.I$109:.I116])-1" office:value-type="float" office:value="17" calcext:value-type="float">
            <text:p>17</text:p>
          </table:table-cell>
          <table:table-cell table:style-name="ce380" office:value-type="float" office:value="9" calcext:value-type="float">
            <text:p>9</text:p>
          </table:table-cell>
          <table:table-cell table:style-name="ce390" office:value-type="float" office:value="2" calcext:value-type="float">
            <text:p>2</text:p>
          </table:table-cell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6">
          <table:table-cell table:style-name="ce31" table:formula="of:=[.A117]+7" office:value-type="date" office:date-value="2018-12-28" calcext:value-type="date">
            <text:p>28 déc. 2018</text:p>
          </table:table-cell>
          <table:table-cell table:style-name="ce15" office:value-type="string" calcext:value-type="string" table:number-columns-spanned="13" table:number-rows-spanned="2">
            <text:p>vacances de Noël</text:p>
          </table:table-cell>
          <table:covered-table-cell table:style-name="ce85"/>
          <table:covered-table-cell table:style-name="ce129"/>
          <table:covered-table-cell table:style-name="ce169"/>
          <table:covered-table-cell table:style-name="ce215"/>
          <table:covered-table-cell table:style-name="ce249"/>
          <table:covered-table-cell table:style-name="ce268"/>
          <table:covered-table-cell table:style-name="ce317"/>
          <table:covered-table-cell table:style-name="ce413"/>
          <table:covered-table-cell table:style-name="ce479"/>
          <table:covered-table-cell table:style-name="ce496"/>
          <table:covered-table-cell table:style-name="ce510"/>
          <table:covered-table-cell table:style-name="ce522"/>
          <table:table-cell table:style-name="ce554"/>
          <table:table-cell table:style-name="ce564"/>
          <table:table-cell table:style-name="ce571"/>
          <table:table-cell table:number-columns-repeated="1006"/>
        </table:table-row>
        <table:table-row table:style-name="ro6">
          <table:table-cell table:style-name="ce28" table:formula="of:=[.A118]+7" office:value-type="date" office:date-value="2019-01-04" calcext:value-type="date">
            <text:p>4 janv. 2019</text:p>
          </table:table-cell>
          <table:covered-table-cell table:style-name="ce16"/>
          <table:covered-table-cell table:style-name="ce86"/>
          <table:covered-table-cell table:style-name="ce131"/>
          <table:covered-table-cell table:style-name="ce170"/>
          <table:covered-table-cell table:style-name="ce216"/>
          <table:covered-table-cell table:style-name="ce250"/>
          <table:covered-table-cell table:style-name="ce269"/>
          <table:covered-table-cell table:style-name="ce318"/>
          <table:covered-table-cell table:style-name="ce429"/>
          <table:covered-table-cell table:style-name="ce480"/>
          <table:covered-table-cell table:style-name="ce497"/>
          <table:covered-table-cell table:style-name="ce511"/>
          <table:covered-table-cell table:style-name="ce523"/>
          <table:table-cell table:style-name="ce554"/>
          <table:table-cell table:style-name="ce564"/>
          <table:table-cell table:style-name="ce571"/>
          <table:table-cell table:number-columns-repeated="1006"/>
        </table:table-row>
        <table:table-row table:style-name="ro6">
          <table:table-cell table:style-name="ce28" table:formula="of:=[.A119]+7" office:value-type="date" office:date-value="2019-01-11" calcext:value-type="date">
            <text:p>11 janv. 2019</text:p>
          </table:table-cell>
          <table:table-cell table:style-name="ce24" table:formula="of:=MIN([.B$107:.B119])-1" office:value-type="float" office:value="39" calcext:value-type="float">
            <text:p>39</text:p>
          </table:table-cell>
          <table:table-cell table:style-name="ce43" office:value-type="float" office:value="1" calcext:value-type="float">
            <text:p>1</text:p>
          </table:table-cell>
          <table:table-cell table:style-name="ce133" office:value-type="string" calcext:value-type="string">
            <text:p>35/34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7" calcext:value-type="float">
            <text:p>17</text:p>
          </table:table-cell>
          <table:table-cell table:style-name="ce138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 office:value-type="float" office:value="1" calcext:value-type="float">
            <text:p>1</text:p>
          </table:table-cell>
          <table:table-cell table:style-name="ce458"/>
          <table:table-cell table:style-name="ce548"/>
          <table:table-cell table:style-name="ce405"/>
          <table:table-cell table:style-name="ce28" office:value-type="string" calcext:value-type="string">
            <text:p>15/01 poisson</text:p>
          </table:table-cell>
          <table:table-cell table:number-columns-repeated="1006"/>
        </table:table-row>
        <table:table-row table:style-name="ro6">
          <table:table-cell table:style-name="ce28" table:formula="of:=[.A120]+7" office:value-type="date" office:date-value="2019-01-18" calcext:value-type="date">
            <text:p>18 janv. 2019</text:p>
          </table:table-cell>
          <table:table-cell table:style-name="ce24" table:formula="of:=MIN([.B$107:.B120])-1" office:value-type="float" office:value="38" calcext:value-type="float">
            <text:p>38</text:p>
          </table:table-cell>
          <table:table-cell table:style-name="ce43" office:value-type="float" office:value="2" calcext:value-type="float">
            <text:p>2</text:p>
          </table:table-cell>
          <table:table-cell table:style-name="ce134" office:value-type="float" office:value="33" calcext:value-type="float">
            <text:p>33</text:p>
          </table:table-cell>
          <table:table-cell table:style-name="ce121"/>
          <table:table-cell table:style-name="ce130"/>
          <table:table-cell table:style-name="ce138" table:formula="of:=MIN([.G$81:.G120])-1" office:value-type="float" office:value="6" calcext:value-type="float">
            <text:p>6</text:p>
          </table:table-cell>
          <table:table-cell table:style-name="ce190"/>
          <table:table-cell table:style-name="ce358" table:formula="of:=MIN([.I$109:.I120])-1" office:value-type="float" office:value="16" calcext:value-type="float">
            <text:p>16</text:p>
          </table:table-cell>
          <table:table-cell table:style-name="ce380" office:value-type="float" office:value="8" calcext:value-type="float">
            <text:p>8</text:p>
          </table:table-cell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28" office:value-type="string" calcext:value-type="string">
            <text:p><text:s/>24/01 agrumes</text:p>
          </table:table-cell>
          <table:table-cell table:number-columns-repeated="1006"/>
        </table:table-row>
        <table:table-row table:style-name="ro6">
          <table:table-cell table:style-name="ce28" table:formula="of:=[.A121]+7" office:value-type="date" office:date-value="2019-01-25" calcext:value-type="date">
            <text:p>25 janv. 2019</text:p>
          </table:table-cell>
          <table:table-cell table:style-name="ce24" table:formula="of:=MIN([.B$107:.B121])-1" office:value-type="float" office:value="37" calcext:value-type="float">
            <text:p>37</text:p>
          </table:table-cell>
          <table:table-cell table:style-name="ce43" office:value-type="float" office:value="3" calcext:value-type="float">
            <text:p>3</text:p>
          </table:table-cell>
          <table:table-cell table:style-name="ce134" office:value-type="float" office:value="32" calcext:value-type="float">
            <text:p>32</text:p>
          </table:table-cell>
          <table:table-cell table:style-name="ce121"/>
          <table:table-cell table:style-name="ce179" office:value-type="float" office:value="16" calcext:value-type="float">
            <text:p>16</text:p>
          </table:table-cell>
          <table:table-cell table:style-name="ce138"/>
          <table:table-cell table:style-name="ce190"/>
          <table:table-cell table:style-name="ce363"/>
          <table:table-cell table:style-name="ce380"/>
          <table:table-cell table:style-name="ce390" office:value-type="float" office:value="1" calcext:value-type="float">
            <text:p>1</text:p>
          </table:table-cell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572"/>
          <table:table-cell table:number-columns-repeated="1006"/>
        </table:table-row>
        <table:table-row table:style-name="ro6">
          <table:table-cell table:style-name="ce31" table:formula="of:=[.A122]+7" office:value-type="date" office:date-value="2019-02-01" calcext:value-type="date">
            <text:p>1 févr. 2019</text:p>
          </table:table-cell>
          <table:table-cell table:style-name="ce24" table:formula="of:=MIN([.B$107:.B122])-1" office:value-type="float" office:value="36" calcext:value-type="float">
            <text:p>36</text:p>
          </table:table-cell>
          <table:table-cell table:style-name="ce43" office:value-type="float" office:value="4" calcext:value-type="float">
            <text:p>4</text:p>
          </table:table-cell>
          <table:table-cell table:style-name="ce135" office:value-type="float" office:value="31" calcext:value-type="float">
            <text:p>31</text:p>
          </table:table-cell>
          <table:table-cell table:style-name="ce121"/>
          <table:table-cell table:style-name="ce130"/>
          <table:table-cell table:style-name="ce138" table:formula="of:=MIN([.G$81:.G122])-1" office:value-type="float" office:value="5" calcext:value-type="float">
            <text:p>5</text:p>
          </table:table-cell>
          <table:table-cell table:style-name="ce190" table:formula="of:=MIN([.H$81:.H122])-1" office:value-type="float" office:value="3" calcext:value-type="float">
            <text:p>3</text:p>
          </table:table-cell>
          <table:table-cell table:style-name="ce358" table:formula="of:=MIN([.I$109:.I122])-1" office:value-type="float" office:value="15" calcext:value-type="float">
            <text:p>15</text:p>
          </table:table-cell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 office:value-type="string" calcext:value-type="string">
            <text:p>5/02 poisson</text:p>
          </table:table-cell>
          <table:table-cell table:number-columns-repeated="1006"/>
        </table:table-row>
        <table:table-row table:style-name="ro6">
          <table:table-cell table:style-name="ce31" table:formula="of:=[.A123]+7" office:value-type="date" office:date-value="2019-02-08" calcext:value-type="date">
            <text:p>8 févr. 2019</text:p>
          </table:table-cell>
          <table:table-cell table:style-name="ce24" table:formula="of:=MIN([.B$107:.B123])-1" office:value-type="float" office:value="35" calcext:value-type="float">
            <text:p>35</text:p>
          </table:table-cell>
          <table:table-cell table:style-name="ce51" office:value-type="float" office:value="4" calcext:value-type="float">
            <text:p>4</text:p>
          </table:table-cell>
          <table:table-cell table:style-name="ce134" office:value-type="float" office:value="30" calcext:value-type="float">
            <text:p>30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float" office:value="15" calcext:value-type="float">
            <text:p>15</text:p>
          </table:table-cell>
          <table:table-cell table:style-name="ce138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6">
          <table:table-cell table:style-name="ce31" table:formula="of:=[.A124]+7" office:value-type="date" office:date-value="2019-02-15" calcext:value-type="date">
            <text:p>15 févr. 2019</text:p>
          </table:table-cell>
          <table:table-cell table:style-name="ce24" table:formula="of:=MIN([.B$107:.B124])-1" office:value-type="float" office:value="34" calcext:value-type="float">
            <text:p>34</text:p>
          </table:table-cell>
          <table:table-cell table:style-name="ce52" office:value-type="float" office:value="4" calcext:value-type="float">
            <text:p>4</text:p>
          </table:table-cell>
          <table:table-cell table:style-name="ce134" office:value-type="float" office:value="29" calcext:value-type="float">
            <text:p>29</text:p>
          </table:table-cell>
          <table:table-cell table:style-name="ce121"/>
          <table:table-cell table:style-name="ce130"/>
          <table:table-cell table:style-name="ce138" table:formula="of:=MIN([.G$81:.G124])-1" office:value-type="float" office:value="4" calcext:value-type="float">
            <text:p>4</text:p>
          </table:table-cell>
          <table:table-cell table:style-name="ce190"/>
          <table:table-cell table:style-name="ce358" table:formula="of:=MIN([.I$109:.I124])-1" office:value-type="float" office:value="14" calcext:value-type="float">
            <text:p>14</text:p>
          </table:table-cell>
          <table:table-cell table:style-name="ce380" office:value-type="float" office:value="7" calcext:value-type="float">
            <text:p>7</text:p>
          </table:table-cell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/>
          <table:table-cell table:number-columns-repeated="1006"/>
        </table:table-row>
        <table:table-row table:style-name="ro6">
          <table:table-cell table:style-name="ce31" table:formula="of:=[.A125]+7" office:value-type="date" office:date-value="2019-02-22" calcext:value-type="date">
            <text:p>22 févr. 2019</text:p>
          </table:table-cell>
          <table:table-cell table:style-name="ce24" table:formula="of:=MIN([.B$107:.B125])-1" office:value-type="float" office:value="33" calcext:value-type="float">
            <text:p>33</text:p>
          </table:table-cell>
          <table:table-cell table:style-name="ce53" office:value-type="float" office:value="4" calcext:value-type="float">
            <text:p>4</text:p>
          </table:table-cell>
          <table:table-cell table:style-name="ce134" office:value-type="float" office:value="28" calcext:value-type="float">
            <text:p>28</text:p>
          </table:table-cell>
          <table:table-cell table:style-name="ce121"/>
          <table:table-cell table:style-name="ce180" office:value-type="float" office:value="14" calcext:value-type="float">
            <text:p>14</text:p>
          </table:table-cell>
          <table:table-cell table:style-name="ce138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31" office:value-type="string" calcext:value-type="string">
            <text:p>28/02 agrumes</text:p>
          </table:table-cell>
          <table:table-cell table:number-columns-repeated="1006"/>
        </table:table-row>
        <table:table-row table:style-name="ro6">
          <table:table-cell table:style-name="ce28" table:formula="of:=[.A126]+7" office:value-type="date" office:date-value="2019-03-01" calcext:value-type="date">
            <text:p>1 mars 2019</text:p>
          </table:table-cell>
          <table:table-cell table:style-name="ce24" table:formula="of:=MIN([.B$107:.B126])-1" office:value-type="float" office:value="32" calcext:value-type="float">
            <text:p>32</text:p>
          </table:table-cell>
          <table:table-cell table:style-name="ce54" office:value-type="float" office:value="4" calcext:value-type="float">
            <text:p>4</text:p>
          </table:table-cell>
          <table:table-cell table:style-name="ce134" office:value-type="float" office:value="27" calcext:value-type="float">
            <text:p>27</text:p>
          </table:table-cell>
          <table:table-cell table:style-name="ce121"/>
          <table:table-cell table:style-name="ce130"/>
          <table:table-cell table:style-name="ce138" table:formula="of:=MIN([.G$81:.G126])-1" office:value-type="float" office:value="3" calcext:value-type="float">
            <text:p>3</text:p>
          </table:table-cell>
          <table:table-cell table:style-name="ce190" table:formula="of:=MIN([.H$81:.H126])-1" office:value-type="float" office:value="2" calcext:value-type="float">
            <text:p>2</text:p>
          </table:table-cell>
          <table:table-cell table:style-name="ce358" table:formula="of:=MIN([.I$109:.I126])-1" office:value-type="float" office:value="13" calcext:value-type="float">
            <text:p>13</text:p>
          </table:table-cell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28"/>
          <table:table-cell table:number-columns-repeated="1006"/>
        </table:table-row>
        <table:table-row table:style-name="ro6">
          <table:table-cell table:style-name="ce28" table:formula="of:=[.A127]+7" office:value-type="date" office:date-value="2019-03-08" calcext:value-type="date">
            <text:p>8 mars 2019</text:p>
          </table:table-cell>
          <table:table-cell table:style-name="ce24" table:formula="of:=MIN([.B$107:.B127])-1" office:value-type="float" office:value="31" calcext:value-type="float">
            <text:p>31</text:p>
          </table:table-cell>
          <table:table-cell table:style-name="ce55" office:value-type="float" office:value="4" calcext:value-type="float">
            <text:p>4</text:p>
          </table:table-cell>
          <table:table-cell table:style-name="ce134" office:value-type="float" office:value="26" calcext:value-type="float">
            <text:p>26</text:p>
          </table:table-cell>
          <table:table-cell table:style-name="ce156" office:value-type="float" office:value="7" calcext:value-type="float">
            <text:p>7</text:p>
          </table:table-cell>
          <table:table-cell table:style-name="ce156" office:value-type="float" office:value="13" calcext:value-type="float">
            <text:p>13</text:p>
          </table:table-cell>
          <table:table-cell table:style-name="ce138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28" office:value-type="string" calcext:value-type="string">
            <text:p>12/03 poisson</text:p>
          </table:table-cell>
          <table:table-cell table:number-columns-repeated="1006"/>
        </table:table-row>
        <table:table-row table:style-name="ro6">
          <table:table-cell table:style-name="ce28" table:formula="of:=[.A128]+7" office:value-type="date" office:date-value="2019-03-15" calcext:value-type="date">
            <text:p>15 mars 2019</text:p>
          </table:table-cell>
          <table:table-cell table:style-name="ce24" table:formula="of:=MIN([.B$107:.B128])-1" office:value-type="float" office:value="30" calcext:value-type="float">
            <text:p>30</text:p>
          </table:table-cell>
          <table:table-cell table:style-name="ce56" office:value-type="float" office:value="4" calcext:value-type="float">
            <text:p>4</text:p>
          </table:table-cell>
          <table:table-cell table:style-name="ce134" office:value-type="float" office:value="25" calcext:value-type="float">
            <text:p>25</text:p>
          </table:table-cell>
          <table:table-cell table:style-name="ce121"/>
          <table:table-cell table:style-name="ce130"/>
          <table:table-cell table:style-name="ce138" table:formula="of:=MIN([.G$81:.G128])-1" office:value-type="float" office:value="2" calcext:value-type="float">
            <text:p>2</text:p>
          </table:table-cell>
          <table:table-cell table:style-name="ce190"/>
          <table:table-cell table:style-name="ce358" table:formula="of:=MIN([.I$109:.I128])-1" office:value-type="float" office:value="12" calcext:value-type="float">
            <text:p>12</text:p>
          </table:table-cell>
          <table:table-cell table:style-name="ce380" office:value-type="float" office:value="6" calcext:value-type="float">
            <text:p>6</text:p>
          </table:table-cell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572"/>
          <table:table-cell table:number-columns-repeated="1006"/>
        </table:table-row>
        <table:table-row table:style-name="ro6">
          <table:table-cell table:style-name="ce28" table:formula="of:=[.A129]+7" office:value-type="date" office:date-value="2019-03-22" calcext:value-type="date">
            <text:p>22 mars 2019</text:p>
          </table:table-cell>
          <table:table-cell table:style-name="ce24" table:formula="of:=MIN([.B$107:.B129])-1" office:value-type="float" office:value="29" calcext:value-type="float">
            <text:p>29</text:p>
          </table:table-cell>
          <table:table-cell table:style-name="ce57" office:value-type="float" office:value="4" calcext:value-type="float">
            <text:p>4</text:p>
          </table:table-cell>
          <table:table-cell table:style-name="ce134" office:value-type="float" office:value="24" calcext:value-type="float">
            <text:p>24</text:p>
          </table:table-cell>
          <table:table-cell table:style-name="ce121"/>
          <table:table-cell table:style-name="ce181" office:value-type="float" office:value="12" calcext:value-type="float">
            <text:p>12</text:p>
          </table:table-cell>
          <table:table-cell table:style-name="ce138"/>
          <table:table-cell table:style-name="ce190"/>
          <table:table-cell table:style-name="ce363"/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28" office:value-type="string" calcext:value-type="string">
            <text:p>28/03 agrumes</text:p>
          </table:table-cell>
          <table:table-cell table:number-columns-repeated="1006"/>
        </table:table-row>
        <table:table-row table:style-name="ro6">
          <table:table-cell table:style-name="ce28" table:formula="of:=[.A130]+7" office:value-type="date" office:date-value="2019-03-29" calcext:value-type="date">
            <text:p>29 mars 2019</text:p>
          </table:table-cell>
          <table:table-cell table:style-name="ce24" table:formula="of:=MIN([.B$107:.B130])-1" office:value-type="float" office:value="28" calcext:value-type="float">
            <text:p>28</text:p>
          </table:table-cell>
          <table:table-cell table:style-name="ce59" office:value-type="float" office:value="4" calcext:value-type="float">
            <text:p>4</text:p>
          </table:table-cell>
          <table:table-cell table:style-name="ce134" office:value-type="float" office:value="23" calcext:value-type="float">
            <text:p>23</text:p>
          </table:table-cell>
          <table:table-cell table:style-name="ce121"/>
          <table:table-cell table:style-name="ce130"/>
          <table:table-cell table:style-name="ce138" table:formula="of:=MIN([.G$81:.G130])-1" office:value-type="float" office:value="1" calcext:value-type="float">
            <text:p>1</text:p>
          </table:table-cell>
          <table:table-cell table:style-name="ce190" table:formula="of:=MIN([.H$81:.H130])-1" office:value-type="float" office:value="1" calcext:value-type="float">
            <text:p>1</text:p>
          </table:table-cell>
          <table:table-cell table:style-name="ce358" table:formula="of:=MIN([.I$109:.I130])-1" office:value-type="float" office:value="11" calcext:value-type="float">
            <text:p>11</text:p>
          </table:table-cell>
          <table:table-cell table:style-name="ce380"/>
          <table:table-cell table:style-name="ce396"/>
          <table:table-cell table:style-name="ce414"/>
          <table:table-cell table:style-name="ce443"/>
          <table:table-cell table:style-name="ce458"/>
          <table:table-cell table:style-name="ce548"/>
          <table:table-cell table:style-name="ce405"/>
          <table:table-cell table:style-name="ce572"/>
          <table:table-cell table:number-columns-repeated="1006"/>
        </table:table-row>
        <table:table-row table:style-name="ro6">
          <table:table-cell table:style-name="ce31" table:formula="of:=[.A131]+7" office:value-type="date" office:date-value="2019-04-05" calcext:value-type="date">
            <text:p>5 avr. 2019</text:p>
          </table:table-cell>
          <table:table-cell table:style-name="ce50" table:formula="of:=MIN([.B$107:.B131])-1" office:value-type="float" office:value="27" calcext:value-type="float">
            <text:p>27</text:p>
          </table:table-cell>
          <table:table-cell table:style-name="ce60" office:value-type="float" office:value="4" calcext:value-type="float">
            <text:p>4</text:p>
          </table:table-cell>
          <table:table-cell table:style-name="ce134" office:value-type="float" office:value="22" calcext:value-type="float">
            <text:p>22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11" calcext:value-type="float">
            <text:p>11</text:p>
          </table:table-cell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31"/>
          <table:table-cell table:number-columns-repeated="1006"/>
        </table:table-row>
        <table:table-row table:style-name="ro6">
          <table:table-cell table:style-name="ce31" table:formula="of:=[.A132]+7" office:value-type="date" office:date-value="2019-04-12" calcext:value-type="date">
            <text:p>12 avr. 2019</text:p>
          </table:table-cell>
          <table:table-cell table:style-name="ce50" table:formula="of:=MIN([.B$107:.B132])-1" office:value-type="float" office:value="26" calcext:value-type="float">
            <text:p>26</text:p>
          </table:table-cell>
          <table:table-cell table:style-name="ce61" office:value-type="float" office:value="4" calcext:value-type="float">
            <text:p>4</text:p>
          </table:table-cell>
          <table:table-cell table:style-name="ce134" office:value-type="float" office:value="21" calcext:value-type="float">
            <text:p>21</text:p>
          </table:table-cell>
          <table:table-cell table:style-name="ce300"/>
          <table:table-cell table:style-name="ce321"/>
          <table:table-cell table:style-name="ce339"/>
          <table:table-cell table:style-name="ce353"/>
          <table:table-cell table:style-name="ce358" table:formula="of:=MIN([.I$109:.I132])-1" office:value-type="float" office:value="10" calcext:value-type="float">
            <text:p>10</text:p>
          </table:table-cell>
          <table:table-cell table:style-name="ce386" office:value-type="float" office:value="5" calcext:value-type="float">
            <text:p>5</text:p>
          </table:table-cell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31" office:value-type="string" calcext:value-type="string">
            <text:p>9/04 poisson</text:p>
          </table:table-cell>
          <table:table-cell table:number-columns-repeated="1006"/>
        </table:table-row>
        <table:table-row table:style-name="ro6">
          <table:table-cell table:style-name="ce31" table:formula="of:=[.A133]+7" office:value-type="date" office:date-value="2019-04-19" calcext:value-type="date">
            <text:p>19 avr. 2019</text:p>
          </table:table-cell>
          <table:table-cell table:style-name="ce50" table:formula="of:=MIN([.B$107:.B133])-1" office:value-type="float" office:value="25" calcext:value-type="float">
            <text:p>25</text:p>
          </table:table-cell>
          <table:table-cell table:style-name="ce62" office:value-type="float" office:value="4" calcext:value-type="float">
            <text:p>4</text:p>
          </table:table-cell>
          <table:table-cell table:style-name="ce134" office:value-type="float" office:value="20" calcext:value-type="float">
            <text:p>20</text:p>
          </table:table-cell>
          <table:table-cell table:style-name="ce300"/>
          <table:table-cell table:style-name="ce183" office:value-type="float" office:value="10" calcext:value-type="float">
            <text:p>10</text:p>
          </table:table-cell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31" office:value-type="string" calcext:value-type="string">
            <text:p>25/04 agrumes</text:p>
          </table:table-cell>
          <table:table-cell table:number-columns-repeated="1006"/>
        </table:table-row>
        <table:table-row table:style-name="ro6">
          <table:table-cell table:style-name="ce31" table:formula="of:=[.A134]+7" office:value-type="date" office:date-value="2019-04-26" calcext:value-type="date">
            <text:p>26 avr. 2019</text:p>
          </table:table-cell>
          <table:table-cell table:style-name="ce50" table:formula="of:=MIN([.B$107:.B134])-1" office:value-type="float" office:value="24" calcext:value-type="float">
            <text:p>24</text:p>
          </table:table-cell>
          <table:table-cell table:style-name="ce63" office:value-type="float" office:value="4" calcext:value-type="float">
            <text:p>4</text:p>
          </table:table-cell>
          <table:table-cell table:style-name="ce134" office:value-type="float" office:value="19" calcext:value-type="float">
            <text:p>19</text:p>
          </table:table-cell>
          <table:table-cell table:style-name="ce300"/>
          <table:table-cell table:style-name="ce321"/>
          <table:table-cell table:style-name="ce339"/>
          <table:table-cell table:style-name="ce353"/>
          <table:table-cell table:style-name="ce358" table:formula="of:=MIN([.I$109:.I134])-1" office:value-type="float" office:value="9" calcext:value-type="float">
            <text:p>9</text:p>
          </table:table-cell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31"/>
          <table:table-cell table:number-columns-repeated="1006"/>
        </table:table-row>
        <table:table-row table:style-name="ro6">
          <table:table-cell table:style-name="ce111" table:formula="of:=[.A135]+7" office:value-type="date" office:date-value="2019-05-03" calcext:value-type="date">
            <text:p>3 mai 2019</text:p>
          </table:table-cell>
          <table:table-cell table:style-name="ce50" table:formula="of:=MIN([.B$107:.B135])-1" office:value-type="float" office:value="23" calcext:value-type="float">
            <text:p>23</text:p>
          </table:table-cell>
          <table:table-cell table:style-name="ce64" office:value-type="float" office:value="4" calcext:value-type="float">
            <text:p>4</text:p>
          </table:table-cell>
          <table:table-cell table:style-name="ce134" office:value-type="float" office:value="18" calcext:value-type="float">
            <text:p>18</text:p>
          </table:table-cell>
          <table:table-cell table:style-name="ce159" office:value-type="float" office:value="5" calcext:value-type="float">
            <text:p>5</text:p>
          </table:table-cell>
          <table:table-cell table:style-name="ce184" office:value-type="float" office:value="9" calcext:value-type="float">
            <text:p>9</text:p>
          </table:table-cell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111"/>
          <table:table-cell table:number-columns-repeated="1006"/>
        </table:table-row>
        <table:table-row table:style-name="ro6">
          <table:table-cell table:style-name="ce111" table:formula="of:=[.A136]+7" office:value-type="date" office:date-value="2019-05-10" calcext:value-type="date">
            <text:p>10 mai 2019</text:p>
          </table:table-cell>
          <table:table-cell table:style-name="ce50" table:formula="of:=MIN([.B$107:.B136])-1" office:value-type="float" office:value="22" calcext:value-type="float">
            <text:p>22</text:p>
          </table:table-cell>
          <table:table-cell table:style-name="ce65" office:value-type="float" office:value="4" calcext:value-type="float">
            <text:p>4</text:p>
          </table:table-cell>
          <table:table-cell table:style-name="ce134" office:value-type="float" office:value="17" calcext:value-type="float">
            <text:p>17</text:p>
          </table:table-cell>
          <table:table-cell table:style-name="ce300"/>
          <table:table-cell table:style-name="ce321"/>
          <table:table-cell table:style-name="ce339"/>
          <table:table-cell table:style-name="ce353"/>
          <table:table-cell table:style-name="ce358" table:formula="of:=MIN([.I$109:.I136])-1" office:value-type="float" office:value="8" calcext:value-type="float">
            <text:p>8</text:p>
          </table:table-cell>
          <table:table-cell table:style-name="ce386" office:value-type="float" office:value="4" calcext:value-type="float">
            <text:p>4</text:p>
          </table:table-cell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111"/>
          <table:table-cell table:number-columns-repeated="1006"/>
        </table:table-row>
        <table:table-row table:style-name="ro6">
          <table:table-cell table:style-name="ce111" table:formula="of:=[.A137]+7" office:value-type="date" office:date-value="2019-05-17" calcext:value-type="date">
            <text:p>17 mai 2019</text:p>
          </table:table-cell>
          <table:table-cell table:style-name="ce50" table:formula="of:=MIN([.B$107:.B137])-1" office:value-type="float" office:value="21" calcext:value-type="float">
            <text:p>21</text:p>
          </table:table-cell>
          <table:table-cell table:style-name="ce66" office:value-type="float" office:value="4" calcext:value-type="float">
            <text:p>4</text:p>
          </table:table-cell>
          <table:table-cell table:style-name="ce134" office:value-type="float" office:value="16" calcext:value-type="float">
            <text:p>16</text:p>
          </table:table-cell>
          <table:table-cell table:style-name="ce300"/>
          <table:table-cell table:style-name="ce185" office:value-type="float" office:value="8" calcext:value-type="float">
            <text:p>8</text:p>
          </table:table-cell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111" office:value-type="string" calcext:value-type="string">
            <text:p>14/05 poisson</text:p>
          </table:table-cell>
          <table:table-cell table:number-columns-repeated="1006"/>
        </table:table-row>
        <table:table-row table:style-name="ro6">
          <table:table-cell table:style-name="ce111" table:formula="of:=[.A138]+7" office:value-type="date" office:date-value="2019-05-24" calcext:value-type="date">
            <text:p>24 mai 2019</text:p>
          </table:table-cell>
          <table:table-cell table:style-name="ce50" table:formula="of:=MIN([.B$107:.B138])-1" office:value-type="float" office:value="20" calcext:value-type="float">
            <text:p>20</text:p>
          </table:table-cell>
          <table:table-cell table:style-name="ce67" office:value-type="float" office:value="4" calcext:value-type="float">
            <text:p>4</text:p>
          </table:table-cell>
          <table:table-cell table:style-name="ce136" office:value-type="string" calcext:value-type="string">
            <text:p>15/14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7" calcext:value-type="float">
            <text:p>7</text:p>
          </table:table-cell>
          <table:table-cell table:style-name="ce339"/>
          <table:table-cell table:style-name="ce353"/>
          <table:table-cell table:style-name="ce358" table:formula="of:=MIN([.I$109:.I138])-1" office:value-type="float" office:value="7" calcext:value-type="float">
            <text:p>7</text:p>
          </table:table-cell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111"/>
          <table:table-cell table:number-columns-repeated="1006"/>
        </table:table-row>
        <table:table-row table:style-name="ro6">
          <table:table-cell table:style-name="ce111" table:formula="of:=[.A139]+7" office:value-type="date" office:date-value="2019-05-31" calcext:value-type="date">
            <text:p>31 mai 2019</text:p>
          </table:table-cell>
          <table:table-cell table:style-name="ce18" office:value-type="string" calcext:value-type="string" table:number-columns-spanned="15" table:number-rows-spanned="1">
            <text:p>pas accès à MARC</text:p>
          </table:table-cell>
          <table:covered-table-cell table:number-columns-repeated="14" table:style-name="ce104"/>
          <table:table-cell table:style-name="ce241" office:value-type="string" calcext:value-type="string">
            <text:p>pont de l'ascension</text:p>
          </table:table-cell>
          <table:table-cell table:number-columns-repeated="1006"/>
        </table:table-row>
        <table:table-row table:style-name="ro6">
          <table:table-cell table:style-name="ce31" table:formula="of:=[.A140]+7" office:value-type="date" office:date-value="2019-06-07" calcext:value-type="date">
            <text:p>7 juin 2019</text:p>
          </table:table-cell>
          <table:table-cell table:style-name="ce50" table:formula="of:=MIN([.B$107:.B140])-1" office:value-type="float" office:value="19" calcext:value-type="float">
            <text:p>19</text:p>
          </table:table-cell>
          <table:table-cell table:style-name="ce68" office:value-type="float" office:value="4" calcext:value-type="float">
            <text:p>4</text:p>
          </table:table-cell>
          <table:table-cell table:style-name="ce132" office:value-type="float" office:value="13" calcext:value-type="float">
            <text:p>13</text:p>
          </table:table-cell>
          <table:table-cell table:style-name="ce300"/>
          <table:table-cell table:style-name="ce321"/>
          <table:table-cell table:style-name="ce339"/>
          <table:table-cell table:style-name="ce353"/>
          <table:table-cell table:style-name="ce358" table:formula="of:=MIN([.I$109:.I140])-1" office:value-type="float" office:value="6" calcext:value-type="float">
            <text:p>6</text:p>
          </table:table-cell>
          <table:table-cell table:style-name="ce386" office:value-type="float" office:value="3" calcext:value-type="float">
            <text:p>3</text:p>
          </table:table-cell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31"/>
          <table:table-cell table:number-columns-repeated="1006"/>
        </table:table-row>
        <table:table-row table:style-name="ro6">
          <table:table-cell table:style-name="ce31" table:formula="of:=[.A141]+7" office:value-type="date" office:date-value="2019-06-14" calcext:value-type="date">
            <text:p>14 juin 2019</text:p>
          </table:table-cell>
          <table:table-cell table:style-name="ce50" table:formula="of:=MIN([.B$107:.B141])-1" office:value-type="float" office:value="18" calcext:value-type="float">
            <text:p>18</text:p>
          </table:table-cell>
          <table:table-cell table:style-name="ce69" office:value-type="float" office:value="4" calcext:value-type="float">
            <text:p>4</text:p>
          </table:table-cell>
          <table:table-cell table:style-name="ce132" office:value-type="float" office:value="12" calcext:value-type="float">
            <text:p>12</text:p>
          </table:table-cell>
          <table:table-cell table:style-name="ce300"/>
          <table:table-cell table:style-name="ce186" office:value-type="float" office:value="6" calcext:value-type="float">
            <text:p>6</text:p>
          </table:table-cell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31" office:value-type="string" calcext:value-type="string">
            <text:p>11/06 poisson</text:p>
          </table:table-cell>
          <table:table-cell table:number-columns-repeated="1006"/>
        </table:table-row>
        <table:table-row table:style-name="ro6">
          <table:table-cell table:style-name="ce31" table:formula="of:=[.A142]+7" office:value-type="date" office:date-value="2019-06-21" calcext:value-type="date">
            <text:p>21 juin 2019</text:p>
          </table:table-cell>
          <table:table-cell table:style-name="ce50" table:formula="of:=MIN([.B$107:.B142])-1" office:value-type="float" office:value="17" calcext:value-type="float">
            <text:p>17</text:p>
          </table:table-cell>
          <table:table-cell table:style-name="ce70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300"/>
          <table:table-cell table:style-name="ce321"/>
          <table:table-cell table:style-name="ce339"/>
          <table:table-cell table:style-name="ce353"/>
          <table:table-cell table:style-name="ce358" table:formula="of:=MIN([.I$109:.I142])-1" office:value-type="float" office:value="5" calcext:value-type="float">
            <text:p>5</text:p>
          </table:table-cell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31"/>
          <table:table-cell table:number-columns-repeated="1006"/>
        </table:table-row>
        <table:table-row table:style-name="ro6">
          <table:table-cell table:style-name="ce31" table:formula="of:=[.A143]+7" office:value-type="date" office:date-value="2019-06-28" calcext:value-type="date">
            <text:p>28 juin 2019</text:p>
          </table:table-cell>
          <table:table-cell table:style-name="ce50" table:formula="of:=MIN([.B$107:.B143])-1" office:value-type="float" office:value="16" calcext:value-type="float">
            <text:p>16</text:p>
          </table:table-cell>
          <table:table-cell table:style-name="ce71" office:value-type="float" office:value="4" calcext:value-type="float">
            <text:p>4</text:p>
          </table:table-cell>
          <table:table-cell table:style-name="ce132" office:value-type="float" office:value="10" calcext:value-type="float">
            <text:p>1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5" calcext:value-type="float">
            <text:p>5</text:p>
          </table:table-cell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31"/>
          <table:table-cell table:number-columns-repeated="1006"/>
        </table:table-row>
        <table:table-row table:style-name="ro6">
          <table:table-cell table:style-name="ce111" table:formula="of:=[.A144]+7" office:value-type="date" office:date-value="2019-07-05" calcext:value-type="date">
            <text:p>5 juil. 2019</text:p>
          </table:table-cell>
          <table:table-cell table:style-name="ce50" table:formula="of:=MIN([.B$107:.B144])-1" office:value-type="float" office:value="15" calcext:value-type="float">
            <text:p>15</text:p>
          </table:table-cell>
          <table:table-cell table:style-name="ce72"/>
          <table:table-cell table:style-name="ce132" office:value-type="float" office:value="9" calcext:value-type="float">
            <text:p>9</text:p>
          </table:table-cell>
          <table:table-cell table:style-name="ce300"/>
          <table:table-cell table:style-name="ce321"/>
          <table:table-cell table:style-name="ce339"/>
          <table:table-cell table:style-name="ce353"/>
          <table:table-cell table:style-name="ce358" table:formula="of:=MIN([.I$109:.I144])-1" office:value-type="float" office:value="4" calcext:value-type="float">
            <text:p>4</text:p>
          </table:table-cell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111"/>
          <table:table-cell table:number-columns-repeated="1006"/>
        </table:table-row>
        <table:table-row table:style-name="ro6">
          <table:table-cell table:style-name="ce111" table:formula="of:=[.A145]+7" office:value-type="date" office:date-value="2019-07-12" calcext:value-type="date">
            <text:p>12 juil. 2019</text:p>
          </table:table-cell>
          <table:table-cell table:style-name="ce50" table:formula="of:=MIN([.B$107:.B145])-1" office:value-type="float" office:value="14" calcext:value-type="float">
            <text:p>14</text:p>
          </table:table-cell>
          <table:table-cell table:style-name="ce72"/>
          <table:table-cell table:style-name="ce132" office:value-type="float" office:value="8" calcext:value-type="float">
            <text:p>8</text:p>
          </table:table-cell>
          <table:table-cell table:style-name="ce300"/>
          <table:table-cell table:style-name="ce187" office:value-type="float" office:value="4" calcext:value-type="float">
            <text:p>4</text:p>
          </table:table-cell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483" office:value-type="string" calcext:value-type="string" table:number-columns-spanned="1" table:number-rows-spanned="8">
            <text:p>salle poterie fermée</text:p>
            <text:p>Distribution sur le parking</text:p>
          </table:table-cell>
          <table:table-cell table:number-columns-repeated="1006"/>
        </table:table-row>
        <table:table-row table:style-name="ro6">
          <table:table-cell table:style-name="ce111" table:formula="of:=[.A146]+7" office:value-type="date" office:date-value="2019-07-19" calcext:value-type="date">
            <text:p>19 juil. 2019</text:p>
          </table:table-cell>
          <table:table-cell table:style-name="ce50" table:formula="of:=MIN([.B$107:.B146])-1" office:value-type="float" office:value="13" calcext:value-type="float">
            <text:p>13</text:p>
          </table:table-cell>
          <table:table-cell table:style-name="ce72"/>
          <table:table-cell table:style-name="ce132" office:value-type="float" office:value="7" calcext:value-type="float">
            <text:p>7</text:p>
          </table:table-cell>
          <table:table-cell table:style-name="ce300"/>
          <table:table-cell table:style-name="ce321"/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covered-table-cell table:style-name="ce111"/>
          <table:table-cell table:number-columns-repeated="1006"/>
        </table:table-row>
        <table:table-row table:style-name="ro6">
          <table:table-cell table:style-name="ce111" table:formula="of:=[.A147]+7" office:value-type="date" office:date-value="2019-07-26" calcext:value-type="date">
            <text:p>26 juil. 2019</text:p>
          </table:table-cell>
          <table:table-cell table:style-name="ce50" table:formula="of:=MIN([.B$107:.B147])-1" office:value-type="float" office:value="12" calcext:value-type="float">
            <text:p>12</text:p>
          </table:table-cell>
          <table:table-cell table:style-name="ce72"/>
          <table:table-cell table:style-name="ce132"/>
          <table:table-cell table:style-name="ce300"/>
          <table:table-cell table:style-name="ce321"/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covered-table-cell table:style-name="ce111"/>
          <table:table-cell table:number-columns-repeated="1006"/>
        </table:table-row>
        <table:table-row table:style-name="ro6">
          <table:table-cell table:style-name="ce31" table:formula="of:=[.A148]+7" office:value-type="date" office:date-value="2019-08-02" calcext:value-type="date">
            <text:p>2 août 2019</text:p>
          </table:table-cell>
          <table:table-cell table:style-name="ce50" table:formula="of:=MIN([.B$107:.B148])-1" office:value-type="float" office:value="11" calcext:value-type="float">
            <text:p>11</text:p>
          </table:table-cell>
          <table:table-cell table:style-name="ce72"/>
          <table:table-cell table:style-name="ce132"/>
          <table:table-cell table:style-name="ce300"/>
          <table:table-cell table:style-name="ce321"/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covered-table-cell table:style-name="ce31"/>
          <table:table-cell table:number-columns-repeated="1006"/>
        </table:table-row>
        <table:table-row table:style-name="ro6">
          <table:table-cell table:style-name="ce31" table:formula="of:=[.A149]+7" office:value-type="date" office:date-value="2019-08-09" calcext:value-type="date">
            <text:p>9 août 2019</text:p>
          </table:table-cell>
          <table:table-cell table:style-name="ce50" table:formula="of:=MIN([.B$107:.B149])-1" office:value-type="float" office:value="10" calcext:value-type="float">
            <text:p>10</text:p>
          </table:table-cell>
          <table:table-cell table:style-name="ce72"/>
          <table:table-cell table:style-name="ce132"/>
          <table:table-cell table:style-name="ce300"/>
          <table:table-cell table:style-name="ce321"/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covered-table-cell table:style-name="ce31"/>
          <table:table-cell table:number-columns-repeated="1006"/>
        </table:table-row>
        <table:table-row table:style-name="ro6">
          <table:table-cell table:style-name="ce31" table:formula="of:=[.A150]+7" office:value-type="date" office:date-value="2019-08-16" calcext:value-type="date">
            <text:p>16 août 2019</text:p>
          </table:table-cell>
          <table:table-cell table:style-name="ce50" table:formula="of:=MIN([.B$107:.B150])-1" office:value-type="float" office:value="9" calcext:value-type="float">
            <text:p>9</text:p>
          </table:table-cell>
          <table:table-cell table:style-name="ce72"/>
          <table:table-cell table:style-name="ce132"/>
          <table:table-cell table:style-name="ce300"/>
          <table:table-cell table:style-name="ce321"/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covered-table-cell table:style-name="ce31"/>
          <table:table-cell table:number-columns-repeated="1006"/>
        </table:table-row>
        <table:table-row table:style-name="ro6">
          <table:table-cell table:style-name="ce31" table:formula="of:=[.A151]+7" office:value-type="date" office:date-value="2019-08-23" calcext:value-type="date">
            <text:p>23 août 2019</text:p>
          </table:table-cell>
          <table:table-cell table:style-name="ce50" table:formula="of:=MIN([.B$107:.B151])-1" office:value-type="float" office:value="8" calcext:value-type="float">
            <text:p>8</text:p>
          </table:table-cell>
          <table:table-cell table:style-name="ce72"/>
          <table:table-cell table:style-name="ce132" office:value-type="float" office:value="6" calcext:value-type="float">
            <text:p>6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covered-table-cell table:style-name="ce31"/>
          <table:table-cell table:number-columns-repeated="1006"/>
        </table:table-row>
        <table:table-row table:style-name="ro6">
          <table:table-cell table:style-name="ce31" table:formula="of:=[.A152]+7" office:value-type="date" office:date-value="2019-08-30" calcext:value-type="date">
            <text:p>30 août 2019</text:p>
          </table:table-cell>
          <table:table-cell table:style-name="ce50" table:formula="of:=MIN([.B$107:.B152])-1" office:value-type="float" office:value="7" calcext:value-type="float">
            <text:p>7</text:p>
          </table:table-cell>
          <table:table-cell table:style-name="ce72"/>
          <table:table-cell table:style-name="ce132" office:value-type="float" office:value="5" calcext:value-type="float">
            <text:p>5</text:p>
          </table:table-cell>
          <table:table-cell table:style-name="ce300"/>
          <table:table-cell table:style-name="ce321"/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covered-table-cell table:style-name="ce31"/>
          <table:table-cell table:number-columns-repeated="1006"/>
        </table:table-row>
        <table:table-row table:style-name="ro6">
          <table:table-cell table:style-name="ce111" table:formula="of:=[.A153]+7" office:value-type="date" office:date-value="2019-09-06" calcext:value-type="date">
            <text:p>6 sept. 2019</text:p>
          </table:table-cell>
          <table:table-cell table:style-name="ce50" table:formula="of:=MIN([.B$107:.B153])-1" office:value-type="float" office:value="6" calcext:value-type="float">
            <text:p>6</text:p>
          </table:table-cell>
          <table:table-cell table:style-name="ce72"/>
          <table:table-cell table:style-name="ce132" office:value-type="float" office:value="4" calcext:value-type="float">
            <text:p>4</text:p>
          </table:table-cell>
          <table:table-cell table:style-name="ce300"/>
          <table:table-cell table:style-name="ce188" office:value-type="float" office:value="2" calcext:value-type="float">
            <text:p>2</text:p>
          </table:table-cell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111"/>
          <table:table-cell table:number-columns-repeated="1006"/>
        </table:table-row>
        <table:table-row table:style-name="ro6">
          <table:table-cell table:style-name="ce111" table:formula="of:=[.A154]+7" office:value-type="date" office:date-value="2019-09-13" calcext:value-type="date">
            <text:p>13 sept. 2019</text:p>
          </table:table-cell>
          <table:table-cell table:style-name="ce50" table:formula="of:=MIN([.B$107:.B154])-1" office:value-type="float" office:value="5" calcext:value-type="float">
            <text:p>5</text:p>
          </table:table-cell>
          <table:table-cell table:style-name="ce72"/>
          <table:table-cell table:style-name="ce132" office:value-type="float" office:value="3" calcext:value-type="float">
            <text:p>3</text:p>
          </table:table-cell>
          <table:table-cell table:style-name="ce300"/>
          <table:table-cell table:style-name="ce321"/>
          <table:table-cell table:style-name="ce339"/>
          <table:table-cell table:style-name="ce353"/>
          <table:table-cell table:style-name="ce358" table:formula="of:=MIN([.I$109:.I154])-1" office:value-type="float" office:value="3" calcext:value-type="float">
            <text:p>3</text:p>
          </table:table-cell>
          <table:table-cell table:style-name="ce386" office:value-type="float" office:value="2" calcext:value-type="float">
            <text:p>2</text:p>
          </table:table-cell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111"/>
          <table:table-cell table:number-columns-repeated="1006"/>
        </table:table-row>
        <table:table-row table:style-name="ro6">
          <table:table-cell table:style-name="ce111" table:formula="of:=[.A155]+7" office:value-type="date" office:date-value="2019-09-20" calcext:value-type="date">
            <text:p>20 sept. 2019</text:p>
          </table:table-cell>
          <table:table-cell table:style-name="ce50" table:formula="of:=MIN([.B$107:.B155])-1" office:value-type="float" office:value="4" calcext:value-type="float">
            <text:p>4</text:p>
          </table:table-cell>
          <table:table-cell table:style-name="ce72"/>
          <table:table-cell table:style-name="ce132" office:value-type="float" office:value="2" calcext:value-type="float">
            <text:p>2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111"/>
          <table:table-cell table:number-columns-repeated="1006"/>
        </table:table-row>
        <table:table-row table:style-name="ro6">
          <table:table-cell table:style-name="ce111" table:formula="of:=[.A156]+7" office:value-type="date" office:date-value="2019-09-27" calcext:value-type="date">
            <text:p>27 sept. 2019</text:p>
          </table:table-cell>
          <table:table-cell table:style-name="ce50" table:formula="of:=MIN([.B$107:.B156])-1" office:value-type="float" office:value="3" calcext:value-type="float">
            <text:p>3</text:p>
          </table:table-cell>
          <table:table-cell table:style-name="ce72"/>
          <table:table-cell table:style-name="ce132" office:value-type="float" office:value="1" calcext:value-type="float">
            <text:p>1</text:p>
          </table:table-cell>
          <table:table-cell table:style-name="ce300"/>
          <table:table-cell table:style-name="ce321"/>
          <table:table-cell table:style-name="ce339"/>
          <table:table-cell table:style-name="ce353"/>
          <table:table-cell table:style-name="ce358" table:formula="of:=MIN([.I$109:.I156])-1" office:value-type="float" office:value="2" calcext:value-type="float">
            <text:p>2</text:p>
          </table:table-cell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111"/>
          <table:table-cell table:number-columns-repeated="1006"/>
        </table:table-row>
        <table:table-row table:style-name="ro6">
          <table:table-cell table:style-name="ce31" table:formula="of:=[.A157]+7" office:value-type="date" office:date-value="2019-10-04" calcext:value-type="date">
            <text:p>4 oct. 2019</text:p>
          </table:table-cell>
          <table:table-cell table:style-name="ce50" table:formula="of:=MIN([.B$107:.B157])-1" office:value-type="float" office:value="2" calcext:value-type="float">
            <text:p>2</text:p>
          </table:table-cell>
          <table:table-cell table:style-name="ce72"/>
          <table:table-cell table:style-name="ce132" office:value-type="float" office:value="0" calcext:value-type="float">
            <text:p>0</text:p>
          </table:table-cell>
          <table:table-cell table:style-name="ce300"/>
          <table:table-cell table:style-name="ce321"/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31"/>
          <table:table-cell table:number-columns-repeated="1006"/>
        </table:table-row>
        <table:table-row table:style-name="ro6">
          <table:table-cell table:style-name="ce31" table:formula="of:=[.A158]+7" office:value-type="date" office:date-value="2019-10-11" calcext:value-type="date">
            <text:p>11 oct. 2019</text:p>
          </table:table-cell>
          <table:table-cell table:style-name="ce50" table:formula="of:=MIN([.B$107:.B158])-1" office:value-type="float" office:value="1" calcext:value-type="float">
            <text:p>1</text:p>
          </table:table-cell>
          <table:table-cell table:style-name="ce72"/>
          <table:table-cell table:style-name="ce285"/>
          <table:table-cell table:style-name="ce300"/>
          <table:table-cell table:style-name="ce321"/>
          <table:table-cell table:style-name="ce339"/>
          <table:table-cell table:style-name="ce353"/>
          <table:table-cell table:style-name="ce358" table:formula="of:=MIN([.I$109:.I158])-1" office:value-type="float" office:value="1" calcext:value-type="float">
            <text:p>1</text:p>
          </table:table-cell>
          <table:table-cell table:style-name="ce386" office:value-type="float" office:value="1" calcext:value-type="float">
            <text:p>1</text:p>
          </table:table-cell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31"/>
          <table:table-cell table:number-columns-repeated="1006"/>
        </table:table-row>
        <table:table-row table:style-name="ro6">
          <table:table-cell table:style-name="ce31" table:formula="of:=[.A159]+7" office:value-type="date" office:date-value="2019-10-18" calcext:value-type="date">
            <text:p>18 oct. 2019</text:p>
          </table:table-cell>
          <table:table-cell table:style-name="ce50"/>
          <table:table-cell table:style-name="ce72"/>
          <table:table-cell table:style-name="ce285"/>
          <table:table-cell table:style-name="ce300"/>
          <table:table-cell table:style-name="ce321"/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31"/>
          <table:table-cell table:number-columns-repeated="1006"/>
        </table:table-row>
        <table:table-row table:style-name="ro6">
          <table:table-cell table:style-name="ce31" table:formula="of:=[.A160]+7" office:value-type="date" office:date-value="2019-10-25" calcext:value-type="date">
            <text:p>25 oct. 2019</text:p>
          </table:table-cell>
          <table:table-cell table:style-name="ce50"/>
          <table:table-cell table:style-name="ce72"/>
          <table:table-cell table:style-name="ce285"/>
          <table:table-cell table:style-name="ce300"/>
          <table:table-cell table:style-name="ce321"/>
          <table:table-cell table:style-name="ce339"/>
          <table:table-cell table:style-name="ce353"/>
          <table:table-cell table:style-name="ce369"/>
          <table:table-cell table:style-name="ce386"/>
          <table:table-cell table:style-name="ce404"/>
          <table:table-cell table:style-name="ce420"/>
          <table:table-cell table:style-name="ce456"/>
          <table:table-cell table:style-name="ce474"/>
          <table:table-cell table:style-name="ce387"/>
          <table:table-cell table:style-name="ce428"/>
          <table:table-cell table:style-name="ce31"/>
          <table:table-cell table:number-columns-repeated="1006"/>
        </table:table-row>
        <table:table-row table:style-name="ro6" table:number-rows-repeated="2">
          <table:table-cell table:style-name="ce28"/>
          <table:table-cell table:style-name="ce82"/>
          <table:table-cell table:style-name="ce73"/>
          <table:table-cell table:style-name="ce287"/>
          <table:table-cell table:style-name="ce302"/>
          <table:table-cell table:style-name="ce324"/>
          <table:table-cell table:style-name="ce341"/>
          <table:table-cell table:style-name="ce355"/>
          <table:table-cell table:style-name="ce371"/>
          <table:table-cell table:style-name="ce388"/>
          <table:table-cell table:style-name="ce406"/>
          <table:table-cell table:style-name="ce422"/>
          <table:table-cell table:style-name="ce457"/>
          <table:table-cell table:style-name="ce478"/>
          <table:table-cell/>
          <table:table-cell table:style-name="ce440"/>
          <table:table-cell/>
          <table:table-cell table:style-name="ce243" table:number-columns-repeated="1006"/>
        </table:table-row>
        <table:table-row table:style-name="ro6">
          <table:table-cell table:style-name="ce28"/>
          <table:table-cell table:style-name="ce82"/>
          <table:table-cell table:style-name="ce73"/>
          <table:table-cell table:style-name="ce287"/>
          <table:table-cell table:style-name="ce302"/>
          <table:table-cell table:style-name="ce324"/>
          <table:table-cell table:style-name="ce341"/>
          <table:table-cell table:style-name="ce355"/>
          <table:table-cell table:style-name="ce371"/>
          <table:table-cell table:style-name="ce388"/>
          <table:table-cell table:style-name="ce406"/>
          <table:table-cell table:style-name="ce422"/>
          <table:table-cell table:style-name="ce457"/>
          <table:table-cell table:style-name="ce478"/>
          <table:table-cell/>
          <table:table-cell table:style-name="ce440"/>
          <table:table-cell table:number-columns-repeated="1007"/>
        </table:table-row>
        <table:table-row table:style-name="ro4" table:number-rows-repeated="23">
          <table:table-cell table:style-name="ce28"/>
          <table:table-cell table:style-name="ce82"/>
          <table:table-cell table:style-name="ce73"/>
          <table:table-cell table:style-name="ce287"/>
          <table:table-cell table:style-name="ce302"/>
          <table:table-cell table:style-name="ce324"/>
          <table:table-cell table:style-name="ce341"/>
          <table:table-cell table:style-name="ce355"/>
          <table:table-cell table:style-name="ce371"/>
          <table:table-cell table:style-name="ce388"/>
          <table:table-cell table:style-name="ce406"/>
          <table:table-cell table:style-name="ce422"/>
          <table:table-cell table:style-name="ce457"/>
          <table:table-cell table:style-name="ce478"/>
          <table:table-cell/>
          <table:table-cell table:style-name="ce440"/>
          <table:table-cell table:number-columns-repeated="1007"/>
        </table:table-row>
        <table:table-row table:style-name="ro4" table:number-rows-repeated="313">
          <table:table-cell/>
          <table:table-cell table:style-name="ce82"/>
          <table:table-cell table:style-name="ce73"/>
          <table:table-cell table:style-name="ce287"/>
          <table:table-cell table:style-name="ce302"/>
          <table:table-cell table:style-name="ce324"/>
          <table:table-cell table:style-name="ce341"/>
          <table:table-cell table:style-name="ce355"/>
          <table:table-cell table:style-name="ce371"/>
          <table:table-cell table:style-name="ce388"/>
          <table:table-cell table:style-name="ce406"/>
          <table:table-cell table:style-name="ce422"/>
          <table:table-cell table:style-name="ce457"/>
          <table:table-cell table:style-name="ce478"/>
          <table:table-cell/>
          <table:table-cell table:style-name="ce440"/>
          <table:table-cell table:number-columns-repeated="1007"/>
        </table:table-row>
        <table:table-row table:style-name="ro4" table:number-rows-repeated="1048075">
          <table:table-cell table:number-columns-repeated="1023"/>
        </table:table-row>
        <table:table-row table:style-name="ro4">
          <table:table-cell table:number-columns-repeated="1023"/>
        </table:table-row>
        <calcext:conditional-formats>
          <calcext:conditional-format calcext:target-range-address="Sheet1.E157:Sheet1.E500 Sheet1.E109:Sheet1.E111 Sheet1.E113:Sheet1.E115 Sheet1.E117:Sheet1.E119 Sheet1.E121:Sheet1.E123 Sheet1.E125:Sheet1.E127 Sheet1.E129:Sheet1.E131 Sheet1.E133:Sheet1.E135 Sheet1.E137:Sheet1.E138 Sheet1.E141:Sheet1.E143 Sheet1.E2:Sheet1.E107 Sheet1.E145:Sheet1.E151 Sheet1.E153:Sheet1.E155">
            <calcext:condition calcext:apply-style-name="poulet" calcext:value="between(1,100)" calcext:base-cell-address="Sheet1.E2"/>
          </calcext:conditional-format>
          <calcext:conditional-format calcext:target-range-address="Sheet1.F157:Sheet1.F500 Sheet1.F2:Sheet1.F105 Sheet1.F155:Sheet1.F155 Sheet1.F147:Sheet1.F151 Sheet1.F143:Sheet1.F143 Sheet1.F137:Sheet1.F137 Sheet1.F135:Sheet1.F135 Sheet1.F131:Sheet1.F131 Sheet1.F127:Sheet1.F127 Sheet1.F123:Sheet1.F123 Sheet1.F118:Sheet1.F119 Sheet1.F115:Sheet1.F115 Sheet1.F111:Sheet1.F111 Sheet1.F107:Sheet1.F107 Sheet1.F109:Sheet1.F109 Sheet1.F113:Sheet1.F113 Sheet1.F121:Sheet1.F121 Sheet1.F125:Sheet1.F125 Sheet1.F129:Sheet1.F129 Sheet1.F133:Sheet1.F133 Sheet1.F141:Sheet1.F141 Sheet1.F145:Sheet1.F145 Sheet1.F153:Sheet1.F153">
            <calcext:condition calcext:apply-style-name="poulet" calcext:value="between(1,100)" calcext:base-cell-address="Sheet1.F2"/>
          </calcext:conditional-format>
          <calcext:conditional-format calcext:target-range-address="Sheet1.G141:Sheet1.G500 Sheet1.G2:Sheet1.G139">
            <calcext:condition calcext:apply-style-name="champignons" calcext:value="between(1,100)" calcext:base-cell-address="Sheet1.G2"/>
          </calcext:conditional-format>
          <calcext:conditional-format calcext:target-range-address="Sheet1.H141:Sheet1.H500 Sheet1.H2:Sheet1.H139">
            <calcext:condition calcext:apply-style-name="champignons" calcext:value="between(1,100)" calcext:base-cell-address="Sheet1.H2"/>
          </calcext:conditional-format>
          <calcext:conditional-format calcext:target-range-address="Sheet1.J141:Sheet1.J500 Sheet1.J2:Sheet1.J139">
            <calcext:condition calcext:apply-style-name="produits laitiers" calcext:value="between(1,100)" calcext:base-cell-address="Sheet1.J2"/>
          </calcext:conditional-format>
          <calcext:conditional-format calcext:target-range-address="Sheet1.L141:Sheet1.L500 Sheet1.L2:Sheet1.L139">
            <calcext:condition calcext:apply-style-name="chevre" calcext:value="between(1,100)" calcext:base-cell-address="Sheet1.L2"/>
            <calcext:condition calcext:apply-style-name="pas livraison" calcext:value="not-between(1,100)" calcext:base-cell-address="Sheet1.L2"/>
          </calcext:conditional-format>
          <calcext:conditional-format calcext:target-range-address="Sheet1.N141:Sheet1.N500 Sheet1.N2:Sheet1.N139">
            <calcext:condition calcext:apply-style-name="Millet" calcext:value="between(1,100)" calcext:base-cell-address="Sheet1.N2"/>
          </calcext:conditional-format>
          <calcext:conditional-format calcext:target-range-address="Sheet1.D2:Sheet1.D119 Sheet1.D121:Sheet1.D122 Sheet1.D141:Sheet1.D500 Sheet1.D124:Sheet1.D139">
            <calcext:condition calcext:apply-style-name="oeufs " calcext:value="between(1,100)" calcext:base-cell-address="Sheet1.D2"/>
            <calcext:condition calcext:apply-style-name="pas livraison" calcext:value="not-between(1,100)" calcext:base-cell-address="Sheet1.D2"/>
          </calcext:conditional-format>
          <calcext:conditional-format calcext:target-range-address="Sheet1.I141:Sheet1.I500 Sheet1.I2:Sheet1.I139">
            <calcext:condition calcext:apply-style-name="produits laitiers" calcext:value="between(1,100)" calcext:base-cell-address="Sheet1.I2"/>
            <calcext:condition calcext:apply-style-name="pas livraison" calcext:value="not-between(1,100)" calcext:base-cell-address="Sheet1.I2"/>
          </calcext:conditional-format>
          <calcext:conditional-format calcext:target-range-address="Sheet1.K141:Sheet1.K500 Sheet1.K2:Sheet1.K139">
            <calcext:condition calcext:apply-style-name="pomme" calcext:value="between(1,100)" calcext:base-cell-address="Sheet1.K2"/>
            <calcext:condition calcext:apply-style-name="pas livraison" calcext:value="not-between(1,100)" calcext:base-cell-address="Sheet1.K2"/>
          </calcext:conditional-format>
          <calcext:conditional-format calcext:target-range-address="Sheet1.M141:Sheet1.M500 Sheet1.M2:Sheet1.M139">
            <calcext:condition calcext:apply-style-name="Kiwis" calcext:value="between(1,100)" calcext:base-cell-address="Sheet1.M2"/>
          </calcext:conditional-format>
          <calcext:conditional-format calcext:target-range-address="Sheet1.B2:Sheet1.B500 Sheet1.C140:Sheet1.P140">
            <calcext:condition calcext:apply-style-name="legumes" calcext:value="between(1,100)" calcext:base-cell-address="Sheet1.B2"/>
          </calcext:conditional-format>
          <calcext:conditional-format calcext:target-range-address="Sheet1.P141:Sheet1.P500 Sheet1.P2:Sheet1.P139">
            <calcext:condition calcext:apply-style-name="Fraises" calcext:value="between(1,100)" calcext:base-cell-address="Sheet1.P2"/>
          </calcext:conditional-format>
          <calcext:conditional-format calcext:target-range-address="Sheet1.C145:Sheet1.C500 Sheet1.C2:Sheet1.C123">
            <calcext:condition calcext:apply-style-name="pain" calcext:value="between(1,100)" calcext:base-cell-address="Sheet1.C2"/>
            <calcext:condition calcext:apply-style-name="pas livraison" calcext:value="not-between(1,100)" calcext:base-cell-address="Sheet1.C2"/>
          </calcext:conditional-format>
          <calcext:conditional-format calcext:target-range-address="Sheet1.C124:Sheet1.C124">
            <calcext:condition calcext:apply-style-name="pain" calcext:value="between(1,100)" calcext:base-cell-address="Sheet1.C124"/>
            <calcext:condition calcext:apply-style-name="pas livraison" calcext:value="not-between(1,100)" calcext:base-cell-address="Sheet1.C124"/>
          </calcext:conditional-format>
          <calcext:conditional-format calcext:target-range-address="Sheet1.C125:Sheet1.C125">
            <calcext:condition calcext:apply-style-name="pain" calcext:value="between(1,100)" calcext:base-cell-address="Sheet1.C125"/>
            <calcext:condition calcext:apply-style-name="pas livraison" calcext:value="not-between(1,100)" calcext:base-cell-address="Sheet1.C125"/>
          </calcext:conditional-format>
          <calcext:conditional-format calcext:target-range-address="Sheet1.C126:Sheet1.C126">
            <calcext:condition calcext:apply-style-name="pain" calcext:value="between(1,100)" calcext:base-cell-address="Sheet1.C126"/>
            <calcext:condition calcext:apply-style-name="pas livraison" calcext:value="not-between(1,100)" calcext:base-cell-address="Sheet1.C126"/>
          </calcext:conditional-format>
          <calcext:conditional-format calcext:target-range-address="Sheet1.C127:Sheet1.C127">
            <calcext:condition calcext:apply-style-name="pain" calcext:value="between(1,100)" calcext:base-cell-address="Sheet1.C127"/>
            <calcext:condition calcext:apply-style-name="pas livraison" calcext:value="not-between(1,100)" calcext:base-cell-address="Sheet1.C127"/>
          </calcext:conditional-format>
          <calcext:conditional-format calcext:target-range-address="Sheet1.C128:Sheet1.C128">
            <calcext:condition calcext:apply-style-name="pain" calcext:value="between(1,100)" calcext:base-cell-address="Sheet1.C128"/>
            <calcext:condition calcext:apply-style-name="pas livraison" calcext:value="not-between(1,100)" calcext:base-cell-address="Sheet1.C128"/>
          </calcext:conditional-format>
          <calcext:conditional-format calcext:target-range-address="Sheet1.C129:Sheet1.C129">
            <calcext:condition calcext:apply-style-name="pain" calcext:value="between(1,100)" calcext:base-cell-address="Sheet1.C129"/>
            <calcext:condition calcext:apply-style-name="pas livraison" calcext:value="not-between(1,100)" calcext:base-cell-address="Sheet1.C129"/>
          </calcext:conditional-format>
          <calcext:conditional-format calcext:target-range-address="Sheet1.C130:Sheet1.C130">
            <calcext:condition calcext:apply-style-name="pain" calcext:value="between(1,100)" calcext:base-cell-address="Sheet1.C130"/>
            <calcext:condition calcext:apply-style-name="pas livraison" calcext:value="not-between(1,100)" calcext:base-cell-address="Sheet1.C130"/>
          </calcext:conditional-format>
          <calcext:conditional-format calcext:target-range-address="Sheet1.C131:Sheet1.C131">
            <calcext:condition calcext:apply-style-name="pain" calcext:value="between(1,100)" calcext:base-cell-address="Sheet1.C131"/>
            <calcext:condition calcext:apply-style-name="pas livraison" calcext:value="not-between(1,100)" calcext:base-cell-address="Sheet1.C131"/>
          </calcext:conditional-format>
          <calcext:conditional-format calcext:target-range-address="Sheet1.C132:Sheet1.C132">
            <calcext:condition calcext:apply-style-name="pain" calcext:value="between(1,100)" calcext:base-cell-address="Sheet1.C132"/>
            <calcext:condition calcext:apply-style-name="pas livraison" calcext:value="not-between(1,100)" calcext:base-cell-address="Sheet1.C132"/>
          </calcext:conditional-format>
          <calcext:conditional-format calcext:target-range-address="Sheet1.C133:Sheet1.C133">
            <calcext:condition calcext:apply-style-name="pain" calcext:value="between(1,100)" calcext:base-cell-address="Sheet1.C133"/>
            <calcext:condition calcext:apply-style-name="pas livraison" calcext:value="not-between(1,100)" calcext:base-cell-address="Sheet1.C133"/>
          </calcext:conditional-format>
          <calcext:conditional-format calcext:target-range-address="Sheet1.C134:Sheet1.C134">
            <calcext:condition calcext:apply-style-name="pain" calcext:value="between(1,100)" calcext:base-cell-address="Sheet1.C134"/>
            <calcext:condition calcext:apply-style-name="pas livraison" calcext:value="not-between(1,100)" calcext:base-cell-address="Sheet1.C134"/>
          </calcext:conditional-format>
          <calcext:conditional-format calcext:target-range-address="Sheet1.C135:Sheet1.C135">
            <calcext:condition calcext:apply-style-name="pain" calcext:value="between(1,100)" calcext:base-cell-address="Sheet1.C135"/>
            <calcext:condition calcext:apply-style-name="pas livraison" calcext:value="not-between(1,100)" calcext:base-cell-address="Sheet1.C135"/>
          </calcext:conditional-format>
          <calcext:conditional-format calcext:target-range-address="Sheet1.C136:Sheet1.C136">
            <calcext:condition calcext:apply-style-name="pain" calcext:value="between(1,100)" calcext:base-cell-address="Sheet1.C136"/>
            <calcext:condition calcext:apply-style-name="pas livraison" calcext:value="not-between(1,100)" calcext:base-cell-address="Sheet1.C136"/>
          </calcext:conditional-format>
          <calcext:conditional-format calcext:target-range-address="Sheet1.C137:Sheet1.C137">
            <calcext:condition calcext:apply-style-name="pain" calcext:value="between(1,100)" calcext:base-cell-address="Sheet1.C137"/>
            <calcext:condition calcext:apply-style-name="pas livraison" calcext:value="not-between(1,100)" calcext:base-cell-address="Sheet1.C137"/>
          </calcext:conditional-format>
          <calcext:conditional-format calcext:target-range-address="Sheet1.C138:Sheet1.C138">
            <calcext:condition calcext:apply-style-name="pain" calcext:value="between(1,100)" calcext:base-cell-address="Sheet1.C138"/>
            <calcext:condition calcext:apply-style-name="pas livraison" calcext:value="not-between(1,100)" calcext:base-cell-address="Sheet1.C138"/>
          </calcext:conditional-format>
          <calcext:conditional-format calcext:target-range-address="Sheet1.C139:Sheet1.C139">
            <calcext:condition calcext:apply-style-name="pain" calcext:value="between(1,100)" calcext:base-cell-address="Sheet1.C139"/>
            <calcext:condition calcext:apply-style-name="pas livraison" calcext:value="not-between(1,100)" calcext:base-cell-address="Sheet1.C139"/>
          </calcext:conditional-format>
          <calcext:conditional-format calcext:target-range-address="Sheet1.C141:Sheet1.C141">
            <calcext:condition calcext:apply-style-name="pain" calcext:value="between(1,100)" calcext:base-cell-address="Sheet1.C141"/>
            <calcext:condition calcext:apply-style-name="pas livraison" calcext:value="not-between(1,100)" calcext:base-cell-address="Sheet1.C141"/>
          </calcext:conditional-format>
          <calcext:conditional-format calcext:target-range-address="Sheet1.C142:Sheet1.C142">
            <calcext:condition calcext:apply-style-name="pain" calcext:value="between(1,100)" calcext:base-cell-address="Sheet1.C142"/>
            <calcext:condition calcext:apply-style-name="pas livraison" calcext:value="not-between(1,100)" calcext:base-cell-address="Sheet1.C142"/>
          </calcext:conditional-format>
          <calcext:conditional-format calcext:target-range-address="Sheet1.C143:Sheet1.C143">
            <calcext:condition calcext:apply-style-name="pain" calcext:value="between(1,100)" calcext:base-cell-address="Sheet1.C143"/>
            <calcext:condition calcext:apply-style-name="pas livraison" calcext:value="not-between(1,100)" calcext:base-cell-address="Sheet1.C143"/>
          </calcext:conditional-format>
          <calcext:conditional-format calcext:target-range-address="Sheet1.C144:Sheet1.C144">
            <calcext:condition calcext:apply-style-name="pain" calcext:value="between(1,100)" calcext:base-cell-address="Sheet1.C144"/>
            <calcext:condition calcext:apply-style-name="pas livraison" calcext:value="not-between(1,100)" calcext:base-cell-address="Sheet1.C144"/>
          </calcext:conditional-format>
          <calcext:conditional-format calcext:target-range-address="Sheet1.D120:Sheet1.D139">
            <calcext:condition calcext:apply-style-name="oeufs " calcext:value="between(1,100)" calcext:base-cell-address="Sheet1.D120"/>
            <calcext:condition calcext:apply-style-name="pas livraison" calcext:value="not-between(1,100)" calcext:base-cell-address="Sheet1.D120"/>
          </calcext:conditional-format>
          <calcext:conditional-format calcext:target-range-address="Sheet1.E112:Sheet1.F112">
            <calcext:condition calcext:apply-style-name="poulet" calcext:value="between(1,100)" calcext:base-cell-address="Sheet1.E112"/>
          </calcext:conditional-format>
          <calcext:conditional-format calcext:target-range-address="Sheet1.E108:Sheet1.F108">
            <calcext:condition calcext:apply-style-name="poulet" calcext:value="between(1,100)" calcext:base-cell-address="Sheet1.E108"/>
          </calcext:conditional-format>
          <calcext:conditional-format calcext:target-range-address="Sheet1.E116:Sheet1.F116 Sheet1.F117:Sheet1.F117">
            <calcext:condition calcext:apply-style-name="poulet" calcext:value="between(1,100)" calcext:base-cell-address="Sheet1.E116"/>
          </calcext:conditional-format>
          <calcext:conditional-format calcext:target-range-address="Sheet1.E120:Sheet1.F120">
            <calcext:condition calcext:apply-style-name="poulet" calcext:value="between(1,100)" calcext:base-cell-address="Sheet1.E120"/>
          </calcext:conditional-format>
          <calcext:conditional-format calcext:target-range-address="Sheet1.E124:Sheet1.F124">
            <calcext:condition calcext:apply-style-name="poulet" calcext:value="between(1,100)" calcext:base-cell-address="Sheet1.E124"/>
          </calcext:conditional-format>
          <calcext:conditional-format calcext:target-range-address="Sheet1.E128:Sheet1.F128">
            <calcext:condition calcext:apply-style-name="poulet" calcext:value="between(1,100)" calcext:base-cell-address="Sheet1.E128"/>
          </calcext:conditional-format>
          <calcext:conditional-format calcext:target-range-address="Sheet1.E132:Sheet1.F132">
            <calcext:condition calcext:apply-style-name="poulet" calcext:value="between(1,100)" calcext:base-cell-address="Sheet1.E132"/>
          </calcext:conditional-format>
          <calcext:conditional-format calcext:target-range-address="Sheet1.E136:Sheet1.E136">
            <calcext:condition calcext:apply-style-name="poulet" calcext:value="between(1,100)" calcext:base-cell-address="Sheet1.E136"/>
          </calcext:conditional-format>
          <calcext:conditional-format calcext:target-range-address="Sheet1.E139:Sheet1.F139">
            <calcext:condition calcext:apply-style-name="poulet" calcext:value="between(1,100)" calcext:base-cell-address="Sheet1.E139"/>
          </calcext:conditional-format>
          <calcext:conditional-format calcext:target-range-address="Sheet1.E144:Sheet1.F144">
            <calcext:condition calcext:apply-style-name="poulet" calcext:value="between(1,100)" calcext:base-cell-address="Sheet1.E144"/>
          </calcext:conditional-format>
          <calcext:conditional-format calcext:target-range-address="Sheet1.E152:Sheet1.F152">
            <calcext:condition calcext:apply-style-name="poulet" calcext:value="between(1,100)" calcext:base-cell-address="Sheet1.E152"/>
          </calcext:conditional-format>
          <calcext:conditional-format calcext:target-range-address="Sheet1.E156:Sheet1.F156">
            <calcext:condition calcext:apply-style-name="poulet" calcext:value="between(1,100)" calcext:base-cell-address="Sheet1.E156"/>
          </calcext:conditional-format>
          <calcext:conditional-format calcext:target-range-address="Sheet1.F106:Sheet1.F106">
            <calcext:condition calcext:apply-style-name="poulet" calcext:value="between(1,100)" calcext:base-cell-address="Sheet1.F106"/>
          </calcext:conditional-format>
          <calcext:conditional-format calcext:target-range-address="Sheet1.F110:Sheet1.F110">
            <calcext:condition calcext:apply-style-name="poulet" calcext:value="between(1,100)" calcext:base-cell-address="Sheet1.F110"/>
          </calcext:conditional-format>
          <calcext:conditional-format calcext:target-range-address="Sheet1.F114:Sheet1.F114">
            <calcext:condition calcext:apply-style-name="poulet" calcext:value="between(1,100)" calcext:base-cell-address="Sheet1.F114"/>
          </calcext:conditional-format>
          <calcext:conditional-format calcext:target-range-address="Sheet1.F122:Sheet1.F122">
            <calcext:condition calcext:apply-style-name="poulet" calcext:value="between(1,100)" calcext:base-cell-address="Sheet1.F122"/>
          </calcext:conditional-format>
          <calcext:conditional-format calcext:target-range-address="Sheet1.F126:Sheet1.F126">
            <calcext:condition calcext:apply-style-name="poulet" calcext:value="between(1,100)" calcext:base-cell-address="Sheet1.F126"/>
          </calcext:conditional-format>
          <calcext:conditional-format calcext:target-range-address="Sheet1.F130:Sheet1.F130">
            <calcext:condition calcext:apply-style-name="poulet" calcext:value="between(1,100)" calcext:base-cell-address="Sheet1.F130"/>
          </calcext:conditional-format>
          <calcext:conditional-format calcext:target-range-address="Sheet1.F136:Sheet1.F136">
            <calcext:condition calcext:apply-style-name="poulet" calcext:value="between(1,100)" calcext:base-cell-address="Sheet1.F136"/>
          </calcext:conditional-format>
          <calcext:conditional-format calcext:target-range-address="Sheet1.F138:Sheet1.F138">
            <calcext:condition calcext:apply-style-name="poulet" calcext:value="between(1,100)" calcext:base-cell-address="Sheet1.F138"/>
          </calcext:conditional-format>
          <calcext:conditional-format calcext:target-range-address="Sheet1.F142:Sheet1.F142">
            <calcext:condition calcext:apply-style-name="poulet" calcext:value="between(1,100)" calcext:base-cell-address="Sheet1.F142"/>
          </calcext:conditional-format>
          <calcext:conditional-format calcext:target-range-address="Sheet1.F146:Sheet1.F146">
            <calcext:condition calcext:apply-style-name="poulet" calcext:value="between(1,100)" calcext:base-cell-address="Sheet1.F146"/>
          </calcext:conditional-format>
          <calcext:conditional-format calcext:target-range-address="Sheet1.F154:Sheet1.F154">
            <calcext:condition calcext:apply-style-name="poulet" calcext:value="between(1,100)" calcext:base-cell-address="Sheet1.F154"/>
          </calcext:conditional-format>
          <calcext:conditional-format calcext:target-range-address="Sheet1.F134:Sheet1.F134">
            <calcext:condition calcext:apply-style-name="poulet" calcext:value="between(1,100)" calcext:base-cell-address="Sheet1.F134"/>
          </calcext:conditional-format>
        </calcext:conditional-formats>
      </table:table>
      <table:table table:name="Sheet2" table:style-name="ta1" table:print="false">
        <table:table-column table:style-name="co12" table:default-cell-style-name="ce530"/>
        <table:table-column table:style-name="co11" table:number-columns-repeated="2" table:default-cell-style-name="Default"/>
        <table:table-row table:style-name="ro7">
          <table:table-cell table:style-name="ce524" office:value-type="date" office:date-value="2012-03-02" calcext:value-type="date">
            <text:p>2012-03-02</text:p>
          </table:table-cell>
          <table:table-cell table:number-columns-repeated="2"/>
        </table:table-row>
        <table:table-row table:style-name="ro7">
          <table:table-cell table:style-name="ce524" table:formula="of:=[.A1]+7" office:value-type="date" office:date-value="2012-03-09" calcext:value-type="date">
            <text:p>2012-03-09</text:p>
          </table:table-cell>
          <table:table-cell table:number-columns-repeated="2"/>
        </table:table-row>
        <table:table-row table:style-name="ro7">
          <table:table-cell table:style-name="ce524" table:formula="of:=[.A2]+7" office:value-type="date" office:date-value="2012-03-16" calcext:value-type="date">
            <text:p>2012-03-16</text:p>
          </table:table-cell>
          <table:table-cell table:number-columns-repeated="2"/>
        </table:table-row>
        <table:table-row table:style-name="ro7">
          <table:table-cell table:style-name="ce524" table:formula="of:=[.A3]+7" office:value-type="date" office:date-value="2012-03-23" calcext:value-type="date">
            <text:p>2012-03-23</text:p>
          </table:table-cell>
          <table:table-cell table:number-columns-repeated="2"/>
        </table:table-row>
        <table:table-row table:style-name="ro7">
          <table:table-cell table:style-name="ce525" table:formula="of:=[.A4]+7" office:value-type="date" office:date-value="2012-03-30" calcext:value-type="date">
            <text:p>2012-03-30</text:p>
          </table:table-cell>
          <table:table-cell table:number-columns-repeated="2"/>
        </table:table-row>
        <table:table-row table:style-name="ro7">
          <table:table-cell table:style-name="ce525" table:formula="of:=[.A5]+7" office:value-type="date" office:date-value="2012-04-06" calcext:value-type="date">
            <text:p>2012-04-06</text:p>
          </table:table-cell>
          <table:table-cell table:number-columns-repeated="2"/>
        </table:table-row>
        <table:table-row table:style-name="ro7">
          <table:table-cell table:style-name="ce525" table:formula="of:=[.A6]+7" office:value-type="date" office:date-value="2012-04-13" calcext:value-type="date">
            <text:p>2012-04-13</text:p>
          </table:table-cell>
          <table:table-cell table:number-columns-repeated="2"/>
        </table:table-row>
        <table:table-row table:style-name="ro7">
          <table:table-cell table:style-name="ce525" table:formula="of:=[.A7]+7" office:value-type="date" office:date-value="2012-04-20" calcext:value-type="date">
            <text:p>2012-04-20</text:p>
          </table:table-cell>
          <table:table-cell table:number-columns-repeated="2"/>
        </table:table-row>
        <table:table-row table:style-name="ro7">
          <table:table-cell table:style-name="ce524" table:formula="of:=[.A8]+7" office:value-type="date" office:date-value="2012-04-27" calcext:value-type="date">
            <text:p>2012-04-27</text:p>
          </table:table-cell>
          <table:table-cell table:number-columns-repeated="2"/>
        </table:table-row>
        <table:table-row table:style-name="ro7">
          <table:table-cell table:style-name="ce524" table:formula="of:=[.A9]+7" office:value-type="date" office:date-value="2012-05-04" calcext:value-type="date">
            <text:p>2012-05-04</text:p>
          </table:table-cell>
          <table:table-cell table:number-columns-repeated="2"/>
        </table:table-row>
        <table:table-row table:style-name="ro7">
          <table:table-cell table:style-name="ce526" table:formula="of:=[.A10]+7" office:value-type="date" office:date-value="2012-05-11" calcext:value-type="date">
            <text:p>2012-05-11</text:p>
          </table:table-cell>
          <table:table-cell table:number-columns-repeated="2"/>
        </table:table-row>
        <table:table-row table:style-name="ro7">
          <table:table-cell table:style-name="ce524" table:formula="of:=[.A11]+7" office:value-type="date" office:date-value="2012-05-18" calcext:value-type="date">
            <text:p>2012-05-18</text:p>
          </table:table-cell>
          <table:table-cell table:number-columns-repeated="2"/>
        </table:table-row>
        <table:table-row table:style-name="ro7">
          <table:table-cell table:style-name="ce525" table:formula="of:=[.A12]+7" office:value-type="date" office:date-value="2012-05-25" calcext:value-type="date">
            <text:p>2012-05-25</text:p>
          </table:table-cell>
          <table:table-cell table:number-columns-repeated="2"/>
        </table:table-row>
        <table:table-row table:style-name="ro7">
          <table:table-cell table:style-name="ce525" table:formula="of:=[.A13]+7" office:value-type="date" office:date-value="2012-06-01" calcext:value-type="date">
            <text:p>2012-06-01</text:p>
          </table:table-cell>
          <table:table-cell table:number-columns-repeated="2"/>
        </table:table-row>
        <table:table-row table:style-name="ro7">
          <table:table-cell table:style-name="ce525" table:formula="of:=[.A14]+7" office:value-type="date" office:date-value="2012-06-08" calcext:value-type="date">
            <text:p>2012-06-08</text:p>
          </table:table-cell>
          <table:table-cell table:number-columns-repeated="2"/>
        </table:table-row>
        <table:table-row table:style-name="ro7">
          <table:table-cell table:style-name="ce525" table:formula="of:=[.A15]+7" office:value-type="date" office:date-value="2012-06-15" calcext:value-type="date">
            <text:p>2012-06-15</text:p>
          </table:table-cell>
          <table:table-cell table:number-columns-repeated="2"/>
        </table:table-row>
        <table:table-row table:style-name="ro7">
          <table:table-cell table:style-name="ce525" table:formula="of:=[.A16]+7" office:value-type="date" office:date-value="2012-06-22" calcext:value-type="date">
            <text:p>2012-06-22</text:p>
          </table:table-cell>
          <table:table-cell table:number-columns-repeated="2"/>
        </table:table-row>
        <table:table-row table:style-name="ro7">
          <table:table-cell table:style-name="ce524" table:formula="of:=[.A17]+7" office:value-type="date" office:date-value="2012-06-29" calcext:value-type="date">
            <text:p>2012-06-29</text:p>
          </table:table-cell>
          <table:table-cell table:number-columns-repeated="2"/>
        </table:table-row>
        <table:table-row table:style-name="ro7">
          <table:table-cell table:style-name="ce524" table:formula="of:=[.A18]+7" office:value-type="date" office:date-value="2012-07-06" calcext:value-type="date">
            <text:p>2012-07-06</text:p>
          </table:table-cell>
          <table:table-cell table:number-columns-repeated="2"/>
        </table:table-row>
        <table:table-row table:style-name="ro7">
          <table:table-cell table:style-name="ce524" table:formula="of:=[.A19]+7" office:value-type="date" office:date-value="2012-07-13" calcext:value-type="date">
            <text:p>2012-07-13</text:p>
          </table:table-cell>
          <table:table-cell table:number-columns-repeated="2"/>
        </table:table-row>
        <table:table-row table:style-name="ro7">
          <table:table-cell table:style-name="ce524" table:formula="of:=[.A20]+7" office:value-type="date" office:date-value="2012-07-20" calcext:value-type="date">
            <text:p>2012-07-20</text:p>
          </table:table-cell>
          <table:table-cell table:number-columns-repeated="2"/>
        </table:table-row>
        <table:table-row table:style-name="ro7">
          <table:table-cell table:style-name="ce525" table:formula="of:=[.A21]+7" office:value-type="date" office:date-value="2012-07-27" calcext:value-type="date">
            <text:p>2012-07-27</text:p>
          </table:table-cell>
          <table:table-cell table:number-columns-repeated="2"/>
        </table:table-row>
        <table:table-row table:style-name="ro7">
          <table:table-cell table:style-name="ce525" table:formula="of:=[.A22]+7" office:value-type="date" office:date-value="2012-08-03" calcext:value-type="date">
            <text:p>2012-08-03</text:p>
          </table:table-cell>
          <table:table-cell table:number-columns-repeated="2"/>
        </table:table-row>
        <table:table-row table:style-name="ro7">
          <table:table-cell table:style-name="ce525" table:formula="of:=[.A23]+7" office:value-type="date" office:date-value="2012-08-10" calcext:value-type="date">
            <text:p>2012-08-10</text:p>
          </table:table-cell>
          <table:table-cell table:number-columns-repeated="2"/>
        </table:table-row>
        <table:table-row table:style-name="ro7">
          <table:table-cell table:style-name="ce525" table:formula="of:=[.A24]+7" office:value-type="date" office:date-value="2012-08-17" calcext:value-type="date">
            <text:p>2012-08-17</text:p>
          </table:table-cell>
          <table:table-cell table:number-columns-repeated="2"/>
        </table:table-row>
        <table:table-row table:style-name="ro7">
          <table:table-cell table:style-name="ce525" table:formula="of:=[.A25]+7" office:value-type="date" office:date-value="2012-08-24" calcext:value-type="date">
            <text:p>2012-08-24</text:p>
          </table:table-cell>
          <table:table-cell table:number-columns-repeated="2"/>
        </table:table-row>
        <table:table-row table:style-name="ro7">
          <table:table-cell table:style-name="ce527" table:formula="of:=[.A26]+7" office:value-type="date" office:date-value="2012-08-31" calcext:value-type="date">
            <text:p>2012-08-31</text:p>
          </table:table-cell>
          <table:table-cell table:number-columns-repeated="2"/>
        </table:table-row>
        <table:table-row table:style-name="ro7">
          <table:table-cell table:style-name="ce527" table:formula="of:=[.A27]+7" office:value-type="date" office:date-value="2012-09-07" calcext:value-type="date">
            <text:p>2012-09-07</text:p>
          </table:table-cell>
          <table:table-cell table:number-columns-repeated="2"/>
        </table:table-row>
        <table:table-row table:style-name="ro7">
          <table:table-cell table:style-name="ce527" table:formula="of:=[.A28]+7" office:value-type="date" office:date-value="2012-09-14" calcext:value-type="date">
            <text:p>2012-09-14</text:p>
          </table:table-cell>
          <table:table-cell table:number-columns-repeated="2"/>
        </table:table-row>
        <table:table-row table:style-name="ro7">
          <table:table-cell table:style-name="ce527" table:formula="of:=[.A29]+7" office:value-type="date" office:date-value="2012-09-21" calcext:value-type="date">
            <text:p>2012-09-21</text:p>
          </table:table-cell>
          <table:table-cell table:number-columns-repeated="2"/>
        </table:table-row>
        <table:table-row table:style-name="ro7">
          <table:table-cell table:style-name="ce525" table:formula="of:=[.A30]+7" office:value-type="date" office:date-value="2012-09-28" calcext:value-type="date">
            <text:p>2012-09-28</text:p>
          </table:table-cell>
          <table:table-cell table:number-columns-repeated="2"/>
        </table:table-row>
        <table:table-row table:style-name="ro8">
          <table:table-cell table:style-name="ce273" office:value-type="string" calcext:value-type="string">
            <text:p>Contrat</text:p>
          </table:table-cell>
          <table:table-cell table:number-columns-repeated="2" table:style-name="ce273" office:value-type="string" calcext:value-type="string">
            <text:p>2013-2014</text:p>
          </table:table-cell>
        </table:table-row>
        <table:table-row table:style-name="ro7">
          <table:table-cell table:style-name="ce528" office:value-type="string" calcext:value-type="string">
            <text:p>Légumes</text:p>
          </table:table-cell>
          <table:table-cell table:style-name="ce531"/>
          <table:table-cell table:style-name="ce540"/>
        </table:table-row>
        <table:table-row table:style-name="ro7">
          <table:table-cell table:style-name="ce528" office:value-type="string" calcext:value-type="string">
            <text:p>Produits laitiers</text:p>
          </table:table-cell>
          <table:table-cell table:style-name="ce532"/>
          <table:table-cell table:style-name="ce541"/>
        </table:table-row>
        <table:table-row table:style-name="ro7">
          <table:table-cell table:style-name="ce528" office:value-type="string" calcext:value-type="string">
            <text:p>Oeufs</text:p>
          </table:table-cell>
          <table:table-cell table:style-name="ce533"/>
          <table:table-cell table:style-name="ce542"/>
        </table:table-row>
        <table:table-row table:style-name="ro7">
          <table:table-cell table:style-name="ce528" office:value-type="string" calcext:value-type="string">
            <text:p>Pommes</text:p>
          </table:table-cell>
          <table:table-cell table:style-name="ce534" table:number-columns-repeated="2"/>
        </table:table-row>
        <table:table-row table:style-name="ro7">
          <table:table-cell table:style-name="ce528" office:value-type="string" calcext:value-type="string">
            <text:p>Pains</text:p>
          </table:table-cell>
          <table:table-cell table:style-name="ce535"/>
          <table:table-cell table:style-name="ce543"/>
        </table:table-row>
        <table:table-row table:style-name="ro4">
          <table:table-cell table:style-name="ce528" office:value-type="string" calcext:value-type="string">
            <text:p>Poulets</text:p>
          </table:table-cell>
          <table:table-cell table:style-name="ce536"/>
          <table:table-cell table:style-name="poulet"/>
        </table:table-row>
        <table:table-row table:style-name="ro7">
          <table:table-cell table:style-name="ce528" office:value-type="string" calcext:value-type="string">
            <text:p>Chèvre</text:p>
          </table:table-cell>
          <table:table-cell table:style-name="ce537"/>
          <table:table-cell table:style-name="ce544"/>
        </table:table-row>
        <table:table-row table:style-name="ro7">
          <table:table-cell table:style-name="ce528" office:value-type="string" calcext:value-type="string">
            <text:p>Champignons</text:p>
          </table:table-cell>
          <table:table-cell table:style-name="ce538"/>
          <table:table-cell table:style-name="ce545"/>
        </table:table-row>
        <table:table-row table:style-name="ro4">
          <table:table-cell table:style-name="ce528" office:value-type="string" calcext:value-type="string">
            <text:p>Huiles &amp; farines</text:p>
          </table:table-cell>
          <table:table-cell table:style-name="ce102"/>
          <table:table-cell table:style-name="ce322"/>
        </table:table-row>
        <table:table-row table:style-name="ro7">
          <table:table-cell table:style-name="ce529"/>
          <table:table-cell table:style-name="ce539"/>
          <table:table-cell/>
        </table:table-row>
        <table:table-row table:style-name="ro7">
          <table:table-cell table:style-name="ce525" table:formula="of:=[.A42]+7" office:value-type="date" office:date-value="1900-01-06" calcext:value-type="date">
            <text:p>1900-01-06</text:p>
          </table:table-cell>
          <table:table-cell table:number-columns-repeated="2"/>
        </table:table-row>
        <table:table-row table:style-name="ro7">
          <table:table-cell table:style-name="ce527" table:formula="of:=[.A43]+7" office:value-type="date" office:date-value="1900-01-13" calcext:value-type="date">
            <text:p>1900-01-13</text:p>
          </table:table-cell>
          <table:table-cell table:number-columns-repeated="2"/>
        </table:table-row>
        <table:table-row table:style-name="ro7">
          <table:table-cell table:style-name="ce527" table:formula="of:=[.A44]+7" office:value-type="date" office:date-value="1900-01-20" calcext:value-type="date">
            <text:p>1900-01-20</text:p>
          </table:table-cell>
          <table:table-cell table:number-columns-repeated="2"/>
        </table:table-row>
        <table:table-row table:style-name="ro7">
          <table:table-cell table:style-name="ce527" table:formula="of:=[.A45]+7" office:value-type="date" office:date-value="1900-01-27" calcext:value-type="date">
            <text:p>1900-01-27</text:p>
          </table:table-cell>
          <table:table-cell table:number-columns-repeated="2"/>
        </table:table-row>
        <table:table-row table:style-name="ro7">
          <table:table-cell table:style-name="ce527" table:formula="of:=[.A46]+7" office:value-type="date" office:date-value="1900-02-03" calcext:value-type="date">
            <text:p>1900-02-03</text:p>
          </table:table-cell>
          <table:table-cell table:number-columns-repeated="2"/>
        </table:table-row>
        <table:table-row table:style-name="ro7">
          <table:table-cell table:style-name="ce525" table:formula="of:=[.A47]+7" office:value-type="date" office:date-value="1900-02-10" calcext:value-type="date">
            <text:p>1900-02-10</text:p>
          </table:table-cell>
          <table:table-cell table:number-columns-repeated="2"/>
        </table:table-row>
        <table:table-row table:style-name="ro7">
          <table:table-cell table:style-name="ce525" table:formula="of:=[.A48]+7" office:value-type="date" office:date-value="1900-02-17" calcext:value-type="date">
            <text:p>1900-02-17</text:p>
          </table:table-cell>
          <table:table-cell table:number-columns-repeated="2"/>
        </table:table-row>
        <table:table-row table:style-name="ro7">
          <table:table-cell table:style-name="ce525" table:formula="of:=[.A49]+7" office:value-type="date" office:date-value="1900-02-24" calcext:value-type="date">
            <text:p>1900-02-24</text:p>
          </table:table-cell>
          <table:table-cell table:number-columns-repeated="2"/>
        </table:table-row>
        <table:table-row table:style-name="ro7">
          <table:table-cell table:style-name="ce525" table:formula="of:=[.A50]+7" office:value-type="date" office:date-value="1900-03-03" calcext:value-type="date">
            <text:p>1900-03-03</text:p>
          </table:table-cell>
          <table:table-cell table:number-columns-repeated="2"/>
        </table:table-row>
        <table:table-row table:style-name="ro7">
          <table:table-cell table:style-name="ce527" table:formula="of:=[.A51]+7" office:value-type="date" office:date-value="1900-03-10" calcext:value-type="date">
            <text:p>1900-03-10</text:p>
          </table:table-cell>
          <table:table-cell table:number-columns-repeated="2"/>
        </table:table-row>
        <table:table-row table:style-name="ro7" table:number-rows-repeated="1048523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Sheet3" table:style-name="ta1" table:print="false">
        <table:table-column table:style-name="co10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egumes" style:family="table-cell" style:parent-style-name="Default">
      <style:table-cell-properties fo:background-color="#00ae00"/>
    </style:style>
    <style:style style:name="oeufs_20_" style:display-name="oeufs " style:family="table-cell" style:parent-style-name="Default">
      <style:table-cell-properties fo:background-color="#ffff66" fo:border="0.06pt solid #000000" loext:vertical-justify="auto"/>
      <style:paragraph-properties css3t:text-justify="auto"/>
    </style:style>
    <style:style style:name="pas_20_livraison" style:display-name="pas livraison" style:family="table-cell" style:parent-style-name="Default">
      <style:table-cell-properties fo:background-color="transparent"/>
      <style:text-properties fo:color="#ffffff"/>
    </style:style>
    <style:style style:name="pain" style:family="table-cell" style:parent-style-name="Default">
      <style:table-cell-properties fo:background-color="#ff6600"/>
      <style:text-properties fo:color="#ff6600"/>
    </style:style>
    <style:style style:name="Millet" style:family="table-cell" style:parent-style-name="Default">
      <style:table-cell-properties fo:background-color="#0099ff"/>
    </style:style>
    <style:style style:name="chevre" style:family="table-cell" style:parent-style-name="Default">
      <style:table-cell-properties fo:background-color="#0000ff"/>
    </style:style>
    <style:style style:name="pomme" style:family="table-cell" style:parent-style-name="Default">
      <style:table-cell-properties fo:background-color="#ff0000"/>
    </style:style>
    <style:style style:name="poulet" style:family="table-cell" style:parent-style-name="Default">
      <style:table-cell-properties fo:background-color="#663300"/>
    </style:style>
    <style:style style:name="produit_20_laitier" style:display-name="produit laitier" style:family="table-cell" style:parent-style-name="Heading">
      <style:table-cell-properties fo:background-color="#ff00ff"/>
      <style:text-properties fo:font-size="10pt" fo:font-style="normal" fo:font-weight="normal"/>
    </style:style>
    <style:style style:name="champignons" style:family="table-cell" style:parent-style-name="Default">
      <style:table-cell-properties fo:background-color="#b3b300"/>
    </style:style>
    <style:style style:name="fraises" style:family="table-cell" style:parent-style-name="Default">
      <style:table-cell-properties fo:background-color="#b3b3b3"/>
    </style:style>
    <style:style style:name="produits_20_laitiers" style:display-name="produits laitiers" style:family="table-cell" style:parent-style-name="Default">
      <style:table-cell-properties fo:background-color="#ff99ff"/>
    </style:style>
    <style:style style:name="Fraises" style:family="table-cell" style:parent-style-name="Default">
      <style:table-cell-properties fo:background-color="#801900"/>
    </style:style>
    <style:style style:name="Kiwis" style:family="table-cell" style:parent-style-name="Default">
      <style:table-cell-properties fo:background-color="#66ff66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mm" fo:margin-right="1.01mm" style:shadow="none" fo:background-color="#ffffff" loext:scale-to-X="1" loext:scale-to-Y="3" style:writing-mode="lr-tb">
        <style:background-image/>
      </style:page-layout-properties>
      <style:header-style>
        <style:header-footer-properties fo:min-height="4.5mm" fo:margin-left="0mm" fo:margin-right="0mm" fo:margin-bottom="1.99mm"/>
      </style:header-style>
      <style:footer-style>
        <style:header-footer-properties fo:min-height="6.99mm" fo:margin-left="1.01mm" fo:margin-right="1.01mm" fo:margin-top="1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2">modifié le </text:span><text:span text:style-name="MT2"><text:date style:data-style-name="N2" text:date-value="2018-11-23">00/00/0000</text:date></text:span></text:p>
        </style:region-left>
        <style:region-center>
          <text:p><text:span text:style-name="MT1">Planning des distributions <text:s/>de l'Amap LesGUMES</text:span></text:p>
        </style:region-center>
      </style:header>
      <style:header-left style:display="false"/>
      <style:footer>
        <style:region-left>
          <text:p><text:span text:style-name="MT3">(le numéro indique le nombre de distributions restantes du contrat en cours)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1:27:31.4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7:27:00.84</meta:creation-date>
    <meta:editing-duration>PT17H44M24S</meta:editing-duration>
    <meta:editing-cycles>187</meta:editing-cycles>
    <meta:generator>LibreOffice/6.0.5.2$Windows_X86_64 LibreOffice_project/54c8cbb85f300ac59db32fe8a675ff7683cd5a16</meta:generator>
    <meta:initial-creator>Jean-Noël NICOLAS</meta:initial-creator>
    <dc:date>2018-11-23T12:00:41.993000000</dc:date>
    <dc:creator>Sophie </dc:creator>
    <meta:document-statistic meta:table-count="3" meta:cell-count="997" meta:object-count="0"/>
    <meta:user-defined meta:name="Info 1"/>
    <meta:user-defined meta:name="Info 2"/>
    <meta:user-defined meta:name="Info 3"/>
    <meta:user-defined meta:name="Info 4"/>
  </office:meta>
</office:document-meta>
</file>